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19">
      <style:text-properties fo:text-transform="uppercase"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1">
      <style:drawing-page-properties draw:fill="bitmap" draw:fill-image-name="a7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draw:fill="solid" draw:fill-color="#d5d5d5" draw:opacity="100%" draw:stroke="none"/>
    </style:style>
    <style:style style:family="text" style:name="a106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text-transform="uppercase"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text-transform="uppercase"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text-transform="uppercase"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text-transform="uppercase"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text-transform="uppercase"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l" fo:country="G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7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18995in" fo:padding-bottom="0.18995in" fo:padding-left="0.18995in" fo:padding-right="0.18995in" draw:textarea-vertical-align="middle" draw:textarea-horizontal-align="center" draw:fill="solid" draw:fill-color="#6f6f6f"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07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1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18995in" fo:padding-bottom="0.18995in" fo:padding-left="0.18995in" fo:padding-right="0.18995in" draw:textarea-vertical-align="middle" draw:textarea-horizontal-align="center" draw:fill="solid" draw:fill-color="#6f6f6f"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8">
      <style:drawing-page-properties draw:fill="bitmap" draw:fill-image-name="a5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text-transform="uppercas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graphic-properties fo:wrap-option="wrap" fo:padding-top="0.18995in" fo:padding-bottom="0.18995in" fo:padding-left="0.18995in" fo:padding-right="0.18995in" draw:textarea-vertical-align="middle" draw:textarea-horizontal-align="center" draw:fill="solid" draw:fill-color="#6f6f6f"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09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text-transform="uppercas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23">
      <style:text-properties fo:font-variant="small-caps"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small-caps"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small-caps"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5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56">
      <style:drawing-page-properties draw:fill="bitmap" draw:fill-image-name="a6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18995in" fo:padding-bottom="0.18995in" fo:padding-left="0.18995in" fo:padding-right="0.18995in" draw:textarea-vertical-align="middle" draw:textarea-horizontal-align="center" draw:fill="solid" draw:fill-color="#6f6f6f"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789">
      <style:graphic-properties/>
    </style:style>
    <style:style style:family="drawing-page" style:name="a530">
      <style:drawing-page-properties draw:fill="bitmap" draw:fill-image-name="a5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l" fo:country="G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l" fo:country="G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l" fo:country="G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3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svg:stroke-linecap="round" draw:auto-grow-width="false" draw:auto-grow-height="false"/>
      <style:paragraph-properties style:font-independent-line-spacing="true" style:writing-mode="lr-tb"/>
    </style:style>
    <style:style style:family="drawing-page" style:name="a791">
      <style:drawing-page-properties draw:fill="bitmap" draw:fill-image-name="a790"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center" draw:fill="solid" draw:fill-color="#363d46" draw:opacity="100%" draw:stroke="none" draw:auto-grow-width="false" draw:auto-grow-height="false" style:protect="position siz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center" draw:fill="gradient" draw:fill-gradient-name="a797" draw:stroke="none" draw:auto-grow-width="false" draw:auto-grow-height="false" style:protect="position siz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svg:stroke-linecap="round"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small-caps"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small-caps"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small-caps" style:text-line-through-type="none" style:text-line-through-style="none" style:text-line-through-width="auto" style:text-line-through-color="font-color" style:text-position="0% 100%" fo:font-family="Consolas"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19">
      <style:drawing-page-properties draw:fill="bitmap" draw:fill-image-name="a918"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fo:wrap-option="wrap" fo:padding-top="0.05in" fo:padding-bottom="0.05in" fo:padding-left="0.1in" fo:padding-right="0.1in" draw:textarea-vertical-align="middle" draw:textarea-horizontal-align="center" draw:fill="solid" draw:fill-color="#363d46" draw:opacity="100%" draw:stroke="none" draw:auto-grow-width="false" draw:auto-grow-height="false" style:protect="position size"/>
      <style:paragraph-properties style:font-independent-line-spacing="true" style:writing-mode="lr-tb"/>
    </style:style>
    <style:style style:family="text" style:name="a59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fo:wrap-option="wrap" fo:padding-top="0.05in" fo:padding-bottom="0.05in" fo:padding-left="0.1in" fo:padding-right="0.1in" draw:textarea-vertical-align="middle" draw:textarea-horizontal-align="center" draw:fill="bitmap" draw:fill-image-name="a925" style:repeat="stretch" draw:stroke="solid" svg:stroke-width="0.04861in" svg:stroke-color="#363d46" svg:stroke-opacity="65%" svg:stroke-linecap="round" draw:shadow="visible" draw:shadow-offset-x="0in" draw:shadow-offset-y="0.04167in" draw:shadow-color="#000000" draw:shadow-opacity="50%" draw:auto-grow-width="false" draw:auto-grow-height="false" style:protect="position size"/>
      <style:paragraph-properties style:font-independent-line-spacing="true" style:writing-mode="lr-tb"/>
    </style:style>
    <style:style style:family="text" style:name="a59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middle" draw:textarea-horizontal-align="center" draw:fill="solid" draw:fill-color="#6f6f6f" draw:opacity="100%" draw:stroke="solid" svg:stroke-width="0.04861in" svg:stroke-color="#363d46" svg:stroke-opacity="65%" svg:stroke-linecap="round" draw:shadow="visible" draw:shadow-offset-x="0.02778in" draw:shadow-offset-y="0in" draw:shadow-color="#000000" draw:shadow-opacity="60%" draw:auto-grow-width="false" draw:auto-grow-height="false" style:protect="position size"/>
      <style:paragraph-properties style:font-independent-line-spacing="true" style:writing-mode="lr-tb"/>
    </style:style>
    <style:style style:family="text" style:name="a802">
      <style:text-properties fo:text-transform="uppercase" style:text-line-through-type="none" style:text-line-through-style="none" style:text-line-through-width="auto" style:text-line-through-color="font-color" style:text-position="0% 100%" fo:font-family="Century Gothic" fo:font-size="0.56944in" style:font-size-asian="0.56944in" style:font-size-complex="0.569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text-transform="uppercase" style:text-line-through-type="none" style:text-line-through-style="none" style:text-line-through-width="auto" style:text-line-through-color="font-color" style:text-position="0% 100%" fo:font-family="Century Gothic" fo:font-size="0.56944in" style:font-size-asian="0.56944in" style:font-size-complex="0.569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3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small-caps" style:text-line-through-type="none" style:text-line-through-style="none" style:text-line-through-width="auto" style:text-line-through-color="font-color" style:text-position="0% 100%" fo:font-family="Consolas" fo:font-size="0.25in" style:font-size-asian="0.25in" style:font-size-complex="0.25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small-caps" style:text-line-through-type="none" style:text-line-through-style="none" style:text-line-through-width="auto" style:text-line-through-color="font-color" style:text-position="0% 100%" fo:font-family="Consolas" fo:font-size="0.25in" style:font-size-asian="0.25in" style:font-size-complex="0.25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small-caps" style:text-line-through-type="none" style:text-line-through-style="none" style:text-line-through-width="auto" style:text-line-through-color="font-color" style:text-position="0% 100%" fo:font-family="Consolas" fo:font-size="0.25in" style:font-size-asian="0.25in" style:font-size-complex="0.25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22">
      <style:drawing-page-properties draw:fill="gradient" draw:fill-gradient-name="a1021"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5">
      <style:graphic-properties fo:wrap-option="wrap" fo:padding-top="0.05in" fo:padding-bottom="0.05in" fo:padding-left="0.1in" fo:padding-right="0.1in" draw:textarea-vertical-align="middle" draw:textarea-horizontal-align="center" draw:fill="solid" draw:fill-color="#6f6f6f" draw:opacity="100%" draw:stroke="none" draw:auto-grow-width="false" draw:auto-grow-height="false" style:protect="position size"/>
      <style:paragraph-properties style:font-independent-line-spacing="true" style:writing-mode="lr-tb"/>
    </style:style>
    <style:style style:family="paragraph" style:name="a7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3">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svg:stroke-linecap="round" draw:auto-grow-width="false" draw:auto-grow-height="false"/>
      <style:paragraph-properties style:font-independent-line-spacing="true" style:writing-mode="lr-tb"/>
    </style:style>
    <style:style style:family="paragraph" style:name="a10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center" draw:fill="bitmap" draw:fill-image-name="a1028" style:repeat="stretch" draw:stroke="solid" svg:stroke-width="0.04861in" svg:stroke-color="#ebebeb" svg:stroke-opacity="65%" svg:stroke-linecap="round" draw:shadow="visible" draw:shadow-offset-x="0in" draw:shadow-offset-y="0.04167in" draw:shadow-color="#000000" draw:shadow-opacity="50%" draw:auto-grow-width="false" draw:auto-grow-height="false" style:protect="position size"/>
      <style:paragraph-properties style:font-independent-line-spacing="true" style:writing-mode="lr-tb"/>
    </style:style>
    <style:style style:family="graphic" style:name="a706">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svg:stroke-linecap="round"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svg:stroke-linecap="round" draw:auto-grow-width="false" draw:auto-grow-height="false"/>
      <style:paragraph-properties style:font-independent-line-spacing="true" style:writing-mode="lr-tb"/>
    </style:style>
    <style:style style:family="text" style:name="a83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text-transform="uppercase" fo:color="#bfbfb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text-transform="uppercase" fo:color="#bfbfb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text-transform="uppercase" fo:color="#bfbfb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text-transform="uppercase" fo:color="#bfbfb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4">
      <style:text-properties fo:text-transform="uppercase" fo:color="#bfbfb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5">
      <style:text-properties fo:text-transform="uppercase" fo:color="#bfbfb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text-transform="uppercase" fo:color="#bfbfb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text-transform="uppercase" fo:color="#bfbfb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8">
      <style:text-properties fo:text-transform="uppercase" fo:color="#bfbfb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text-transform="uppercase" fo:color="#bfbfb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text-transform="uppercase" fo:color="#bfbfb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text-transform="uppercase" fo:color="#bfbfb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svg:stroke-linecap="round" draw:auto-grow-width="false" draw:auto-grow-height="fals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svg:stroke-linecap="round" draw:auto-grow-width="false" draw:auto-grow-height="false"/>
      <style:paragraph-properties style:font-independent-line-spacing="true" style:writing-mode="lr-tb"/>
    </style:style>
    <style:style style:family="text" style:name="a105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7">
      <style:graphic-properties draw:fill="none" draw:stroke="solid" svg:stroke-width="0.02778in" svg:stroke-color="#000000" draw:marker-end="a736" svg:stroke-opacity="100%" svg:stroke-linecap="round"/>
    </style:style>
    <style:style style:family="graphic" style:name="a739">
      <style:graphic-properties draw:fill="none" draw:stroke="solid" svg:stroke-width="0.02778in" svg:stroke-color="#000000" draw:marker-end="a738" svg:stroke-opacity="100%" svg:stroke-linecap="round"/>
    </style:style>
    <style:style style:family="text" style:name="a86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8">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7">
      <style:drawing-page-properties draw:fill="bitmap" draw:fill-image-name="a61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text-transform="uppercase"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6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3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3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3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01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56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5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3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1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9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9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91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91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8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073">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65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3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08">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5in" text:min-label-width="0.3125in"/>
        <style:text-properties fo:color="#000000" fo:font-family="Arial" fo:font-size="100%"/>
      </text:list-level-style-bullet>
      <text:list-level-style-bullet text:level="3" text:bullet-char="•">
        <style:list-level-properties text:space-before="1in" text:min-label-width="0.3125in"/>
        <style:text-properties fo:color="#000000" fo:font-family="Arial" fo:font-size="100%"/>
      </text:list-level-style-bullet>
      <text:list-level-style-bullet text:level="4" text:bullet-char="•">
        <style:list-level-properties text:space-before="1.375in" text:min-label-width="0.3125in"/>
        <style:text-properties fo:color="#000000" fo:font-family="Arial" fo:font-size="100%"/>
      </text:list-level-style-bullet>
      <text:list-level-style-bullet text:level="5" text:bullet-char="•">
        <style:list-level-properties text:space-before="1.875in" text:min-label-width="0.3125in"/>
        <style:text-properties fo:color="#000000" fo:font-family="Arial" fo:font-size="100%"/>
      </text:list-level-style-bullet>
      <text:list-level-style-bullet text:level="6" text:bullet-char="•">
        <style:list-level-properties text:space-before="2.4375in" text:min-label-width="0.3125in"/>
        <style:text-properties fo:color="#000000" fo:font-family="Arial" fo:font-size="100%"/>
      </text:list-level-style-bullet>
      <text:list-level-style-bullet text:level="7" text:bullet-char="•">
        <style:list-level-properties text:space-before="2.9375in" text:min-label-width="0.3125in"/>
        <style:text-properties fo:color="#000000" fo:font-family="Arial" fo:font-size="100%"/>
      </text:list-level-style-bullet>
      <text:list-level-style-bullet text:level="8" text:bullet-char="•">
        <style:list-level-properties text:space-before="3.4375in" text:min-label-width="0.3125in"/>
        <style:text-properties fo:color="#000000" fo:font-family="Arial" fo:font-size="100%"/>
      </text:list-level-style-bullet>
      <text:list-level-style-bullet text:level="9" text:bullet-char="•">
        <style:list-level-properties text:space-before="3.9375in" text:min-label-width="0.3125in"/>
        <style:text-properties fo:color="#000000" fo:font-family="Arial" fo:font-size="100%"/>
      </text:list-level-style-bullet>
    </text:list-style>
    <text:list-style style:name="a95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7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4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7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94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17">
      <text:list-level-style-bullet text:level="1" text:bullet-char="•">
        <style:list-level-properties text:space-before="0in" text:min-label-width="0.5in"/>
        <style:text-properties fo:font-family="Arial" fo:font-size="100%"/>
      </text:list-level-style-bullet>
      <text:list-level-style-bullet text:level="2" text:bullet-char="•">
        <style:list-level-properties text:space-before="0.5in" text:min-label-width="0.5in"/>
        <style:text-properties fo:font-family="Arial" fo:font-size="100%"/>
      </text:list-level-style-bullet>
      <text:list-level-style-bullet text:level="3" text:bullet-char="•">
        <style:list-level-properties text:space-before="1in" text:min-label-width="0.5in"/>
        <style:text-properties fo:font-family="Arial" fo:font-size="100%"/>
      </text:list-level-style-bullet>
      <text:list-level-style-bullet text:level="4" text:bullet-char="•">
        <style:list-level-properties text:space-before="1.5in" text:min-label-width="0.5in"/>
        <style:text-properties fo:font-family="Arial" fo:font-size="100%"/>
      </text:list-level-style-bullet>
      <text:list-level-style-bullet text:level="5" text:bullet-char="•">
        <style:list-level-properties text:space-before="2in" text:min-label-width="0.5in"/>
        <style:text-properties fo:font-family="Arial" fo:font-size="100%"/>
      </text:list-level-style-bullet>
      <text:list-level-style-bullet text:level="6" text:bullet-char="•">
        <style:list-level-properties text:space-before="2.5in" text:min-label-width="0.5in"/>
        <style:text-properties fo:font-family="Arial" fo:font-size="100%"/>
      </text:list-level-style-bullet>
      <text:list-level-style-bullet text:level="7" text:bullet-char="•">
        <style:list-level-properties text:space-before="3in" text:min-label-width="0.5in"/>
        <style:text-properties fo:font-family="Arial" fo:font-size="100%"/>
      </text:list-level-style-bullet>
      <text:list-level-style-bullet text:level="8" text:bullet-char="•">
        <style:list-level-properties text:space-before="3.5in" text:min-label-width="0.5in"/>
        <style:text-properties fo:font-family="Arial" fo:font-size="100%"/>
      </text:list-level-style-bullet>
      <text:list-level-style-bullet text:level="9" text:bullet-char="•">
        <style:list-level-properties text:space-before="4in" text:min-label-width="0.5in"/>
        <style:text-properties fo:font-family="Arial" fo:font-size="100%"/>
      </text:list-level-style-bullet>
    </text:list-style>
  </office:automatic-styles>
  <office:body>
    <office:presentation>
      <draw:page draw:name="Slide1" draw:style-name="a518" draw:master-page-name="Master1-Layout1-title-Title-Slide" presentation:presentation-page-layout-name="Master1-PPL1" draw:id="Slide-256">
        <draw:frame draw:id="id101" presentation:style-name="a522" draw:name="Title 1" svg:x="1.91493in" svg:y="0.66667in" svg:width="9.48843in" svg:height="3.5in" presentation:class="title" presentation:placeholder="false">
          <draw:text-box>
            <text:p text:style-name="a521" text:class-names="" text:cond-style-name=""><text:span text:style-name="a519" text:class-names="">Επεξεργασια σηματων φωνης και ηχου</text:span><text:span text:style-name="a520" text:class-names=""/></text:p>
          </draw:text-box>
          <svg:title/>
          <svg:desc/>
        </draw:frame>
        <draw:frame draw:id="id102" presentation:style-name="a528" draw:name="Subtitle 2" svg:x="1.91493in" svg:y="4.25in" svg:width="9.48843in" svg:height="2.08333in" presentation:class="subtitle" presentation:placeholder="false">
          <draw:text-box>
            <text:p text:style-name="a524" text:class-names="" text:cond-style-name=""><text:span text:style-name="a523" text:class-names="">Ακ.ετος 2018-2019 8ο εξαμηνο</text:span></text:p>
            <text:p text:style-name="a527" text:class-names="" text:cond-style-name=""><text:span text:style-name="a525" text:class-names="">Μαροπουλος παρασκευας π15086</text:span><text:span text:style-name="a526" text:class-names=""/></text:p>
          </draw:text-box>
          <svg:title/>
          <svg:desc/>
        </draw:frame>
      </draw:page>
      <draw:page draw:name="Slide2" draw:style-name="a530" draw:master-page-name="Master1-Layout2-obj-Title-and-Content" presentation:presentation-page-layout-name="Master1-PPL2" draw:id="Slide-257">
        <draw:frame draw:id="id103" presentation:style-name="a535" draw:name="Title 1" svg:x="1.24826in" svg:y="0.66667in" svg:width="10.83333in" svg:height="2.08333in" presentation:class="title" presentation:placeholder="false">
          <draw:text-box>
            <text:p text:style-name="a534" text:class-names="" text:cond-style-name=""><text:span text:style-name="a531" text:class-names="">Υλοποιηση asr συστηματος σε python</text:span><text:span text:style-name="a532" text:class-names=""><text:line-break/></text:span><text:span text:style-name="a533" text:class-names=""/></text:p>
          </draw:text-box>
          <svg:title/>
          <svg:desc/>
        </draw:frame>
        <draw:frame draw:id="id104" presentation:style-name="a615" draw:name="Content Placeholder 2" svg:x="1.24826in" svg:y="3.55114in" svg:width="10.83333in" svg:height="2.7822in" presentation:class="outline" presentation:placeholder="false">
          <draw:text-box>
            <text:list text:style-name="a550">
              <text:list-item>
                <text:p text:style-name="a549" text:class-names="" text:cond-style-name=""><text:span text:style-name="a536" text:class-names="">Τα<text:s text:c="1"/></text:span><text:span text:style-name="a537" text:class-names="">συστηματα</text:span><text:span text:style-name="a538" text:class-names=""><text:s text:c="1"/></text:span><text:span text:style-name="a539" text:class-names="">επεξεργασιας</text:span><text:span text:style-name="a540" text:class-names=""><text:s text:c="1"/></text:span><text:span text:style-name="a541" text:class-names="">ομιλιας</text:span><text:span text:style-name="a542" text:class-names=""><text:s text:c="1"/></text:span><text:span text:style-name="a543" text:class-names="">εχουν</text:span><text:span text:style-name="a544" text:class-names=""><text:s text:c="1"/>3<text:s text:c="1"/></text:span><text:span text:style-name="a545" text:class-names="">βασικα</text:span><text:span text:style-name="a546" text:class-names=""><text:s text:c="1"/></text:span><text:span text:style-name="a547" text:class-names="">καθηκοντα</text:span><text:span text:style-name="a548" text:class-names="">.</text:span></text:p>
              </text:list-item>
            </text:list>
            <text:list text:style-name="a569">
              <text:list-item>
                <text:p text:style-name="a568" text:class-names="" text:cond-style-name=""><text:span text:style-name="a551" text:class-names="">1)</text:span><text:span text:style-name="a552" text:class-names="">Αναγνωριση</text:span><text:span text:style-name="a553" text:class-names=""><text:s text:c="1"/></text:span><text:span text:style-name="a554" text:class-names="">φωνης</text:span><text:span text:style-name="a555" text:class-names=""><text:s text:c="1"/>που<text:s text:c="1"/></text:span><text:span text:style-name="a556" text:class-names="">επιτρεπει</text:span><text:span text:style-name="a557" text:class-names=""><text:s text:c="1"/>στο<text:s text:c="1"/></text:span><text:span text:style-name="a558" text:class-names="">συστημα</text:span><text:span text:style-name="a559" text:class-names=""><text:s text:c="1"/>να<text:s text:c="1"/></text:span><text:span text:style-name="a560" text:class-names="">αναγνωριζει</text:span><text:span text:style-name="a561" text:class-names=""><text:s text:c="1"/>τις<text:s text:c="1"/></text:span><text:span text:style-name="a562" text:class-names="">λεξεις</text:span><text:span text:style-name="a563" text:class-names="">,<text:s text:c="1"/></text:span><text:span text:style-name="a564" text:class-names="">προτασεις</text:span><text:span text:style-name="a565" text:class-names=""><text:s text:c="1"/>και<text:s text:c="1"/></text:span><text:span text:style-name="a566" text:class-names="">φρασεις</text:span><text:span text:style-name="a567" text:class-names=""> </text:span></text:p>
              </text:list-item>
            </text:list>
            <text:list text:style-name="a575">
              <text:list-item>
                <text:p text:style-name="a574" text:class-names="" text:cond-style-name=""><text:span text:style-name="a570" text:class-names="">2)</text:span><text:span text:style-name="a571" text:class-names="">Επεξεργασία φυσικής γλώσσας για να επιτρέψει στο μηχάνημα να καταλάβει τι<text:s text:c="1"/></text:span><text:span text:style-name="a572" text:class-names="">λεμε</text:span><text:span text:style-name="a573" text:class-names=""/></text:p>
              </text:list-item>
            </text:list>
            <text:list text:style-name="a590">
              <text:list-item>
                <text:p text:style-name="a589" text:class-names="" text:cond-style-name=""><text:span text:style-name="a576" text:class-names="">3)Και<text:s text:c="1"/></text:span><text:span text:style-name="a577" text:class-names="">τελος</text:span><text:span text:style-name="a578" text:class-names=""><text:s text:c="1"/>την<text:s text:c="1"/></text:span><text:span text:style-name="a579" text:class-names="">συνθεση</text:span><text:span text:style-name="a580" text:class-names=""><text:s text:c="1"/>της<text:s text:c="1"/></text:span><text:span text:style-name="a581" text:class-names="">ομιλιας</text:span><text:span text:style-name="a582" text:class-names=""><text:s text:c="1"/>για να<text:s text:c="1"/></text:span><text:span text:style-name="a583" text:class-names="">μπορεσει</text:span><text:span text:style-name="a584" text:class-names=""><text:s text:c="1"/>η<text:s text:c="1"/></text:span><text:span text:style-name="a585" text:class-names="">μηχανη</text:span><text:span text:style-name="a586" text:class-names=""><text:s text:c="1"/>να<text:s text:c="1"/></text:span><text:span text:style-name="a587" text:class-names="">μιλησει</text:span><text:span text:style-name="a588" text:class-names=""/></text:p>
              </text:list-item>
            </text:list>
            <text:list text:style-name="a611">
              <text:list-item>
                <text:p text:style-name="a610" text:class-names="" text:cond-style-name=""><text:span text:style-name="a591" text:class-names="">Τα ASR(</text:span><text:span text:style-name="a592" text:class-names="">Automated</text:span><text:span text:style-name="a593" text:class-names=""><text:s text:c="1"/></text:span><text:span text:style-name="a594" text:class-names="">Speech</text:span><text:span text:style-name="a595" text:class-names=""><text:s text:c="1"/></text:span><text:span text:style-name="a596" text:class-names="">Recognition</text:span><text:span text:style-name="a597" text:class-names="">)<text:s text:c="1"/></text:span><text:span text:style-name="a598" text:class-names="">συστηματα</text:span><text:span text:style-name="a599" text:class-names=""><text:s text:c="1"/></text:span><text:span text:style-name="a600" text:class-names="">εντασσονται</text:span><text:span text:style-name="a601" text:class-names=""><text:s text:c="1"/>στην<text:s text:c="1"/></text:span><text:span text:style-name="a602" text:class-names="">πρωτη</text:span><text:span text:style-name="a603" text:class-names=""><text:s text:c="1"/></text:span><text:span text:style-name="a604" text:class-names="">κατηγορια</text:span><text:span text:style-name="a605" text:class-names=""><text:s text:c="1"/>της<text:s text:c="1"/></text:span><text:span text:style-name="a606" text:class-names="">αναγνωρισης</text:span><text:span text:style-name="a607" text:class-names=""><text:s text:c="1"/>της<text:s text:c="1"/></text:span><text:span text:style-name="a608" text:class-names="">φωνης</text:span><text:span text:style-name="a609" text:class-names=""/></text:p>
              </text:list-item>
            </text:list>
            <text:list text:style-name="a614">
              <text:list-item>
                <text:p text:style-name="a613" text:class-names="" text:cond-style-name=""><text:span text:style-name="a612" text:class-names=""/></text:p>
              </text:list-item>
            </text:list>
          </draw:text-box>
          <svg:title/>
          <svg:desc/>
        </draw:frame>
      </draw:page>
      <draw:page draw:name="Slide3" draw:style-name="a617" draw:master-page-name="Master1-Layout7-blank-Blank" presentation:presentation-page-layout-name="Master1-PPL7" draw:id="Slide-258">
        <draw:frame draw:id="id105" presentation:style-name="a627" draw:name="Title 1" svg:x="1.23333in" svg:y="0.66111in" svg:width="9.29306in" svg:height="1.5in" presentation:class="title" presentation:placeholder="false">
          <draw:text-box>
            <text:p text:style-name="a626" text:class-names="" text:cond-style-name=""><text:span text:style-name="a618" text:class-names="">Δημιουργια</text:span><text:span text:style-name="a619" text:class-names=""><text:s text:c="1"/></text:span><text:span text:style-name="a620" text:class-names="">asr</text:span><text:span text:style-name="a621" text:class-names=""><text:s text:c="1"/></text:span><text:span text:style-name="a622" text:class-names="">συστηματος</text:span><text:span text:style-name="a623" text:class-names=""><text:s text:c="1"/>στην<text:s text:c="1"/></text:span><text:span text:style-name="a624" text:class-names="">python</text:span><text:span text:style-name="a625" text:class-names=""/></text:p>
          </draw:text-box>
          <svg:title/>
          <svg:desc/>
        </draw:frame>
        <draw:frame draw:id="id106" presentation:style-name="a643" draw:name="Content Placeholder 2" svg:x="6.72222in" svg:y="0.66667in" svg:width="6.61111in" svg:height="5.66667in" presentation:class="outline" presentation:placeholder="false">
          <draw:text-box>
            <text:list text:style-name="a630">
              <text:list-item>
                <text:p text:style-name="a629" text:class-names="" text:cond-style-name=""><text:span text:style-name="a628" text:class-names="">Speech_recognition</text:span></text:p>
              </text:list-item>
            </text:list>
            <text:list text:style-name="a633">
              <text:list-item>
                <text:p text:style-name="a632" text:class-names="" text:cond-style-name=""><text:span text:style-name="a631" text:class-names="">Numpy</text:span></text:p>
              </text:list-item>
            </text:list>
            <text:list text:style-name="a636">
              <text:list-item>
                <text:p text:style-name="a635" text:class-names="" text:cond-style-name=""><text:span text:style-name="a634" text:class-names="">Matplotlib</text:span></text:p>
              </text:list-item>
            </text:list>
            <text:list text:style-name="a639">
              <text:list-item>
                <text:p text:style-name="a638" text:class-names="" text:cond-style-name=""><text:span text:style-name="a637" text:class-names="">Scipy</text:span></text:p>
              </text:list-item>
            </text:list>
            <text:list text:style-name="a642">
              <text:list-item>
                <text:p text:style-name="a641" text:class-names="" text:cond-style-name=""><text:span text:style-name="a640" text:class-names="">Python_speech_features</text:span></text:p>
              </text:list-item>
            </text:list>
          </draw:text-box>
          <svg:title/>
          <svg:desc/>
        </draw:frame>
        <draw:frame draw:id="id107" presentation:style-name="a654" draw:name="Text Placeholder 3" svg:x="1.23333in" svg:y="2.16111in" svg:width="3.88194in" svg:height="2.16667in" presentation:class="outline" presentation:placeholder="false">
          <draw:text-box>
            <text:list text:style-name="a653">
              <text:list-item>
                <text:p text:style-name="a652" text:class-names="" text:cond-style-name=""><text:span text:style-name="a644" text:class-names="">Αρχικα</text:span><text:span text:style-name="a645" text:class-names=""><text:s text:c="1"/></text:span><text:span text:style-name="a646" text:class-names="">εισαγουμε</text:span><text:span text:style-name="a647" text:class-names=""><text:s text:c="1"/>τις<text:s text:c="1"/></text:span><text:span text:style-name="a648" text:class-names="">απαραιτητες</text:span><text:span text:style-name="a649" text:class-names=""> </text:span><text:span text:style-name="a650" text:class-names="">βιβλιοθηκες</text:span><text:span text:style-name="a651" text:class-names=""/></text:p>
              </text:list-item>
            </text:list>
          </draw:text-box>
          <svg:title/>
          <svg:desc/>
        </draw:frame>
      </draw:page>
      <draw:page draw:name="Slide4" draw:style-name="a656" draw:master-page-name="Master1-Layout7-blank-Blank" presentation:presentation-page-layout-name="Master1-PPL7" draw:id="Slide-259">
        <draw:custom-shape svg:x="0.58491in" svg:y="2.55818in" svg:width="2.86163in" svg:height="2.94025in" draw:id="id108" draw:style-name="a669" draw:name="Oval 4">
          <svg:title/>
          <svg:desc/>
          <text:p text:style-name="a668" text:class-names="" text:cond-style-name=""><text:span text:style-name="a657" text:class-names="">Αν</text:span><text:span text:style-name="a658" text:class-names="">α</text:span><text:span text:style-name="a659" text:class-names="">κτηση</text:span><text:span text:style-name="a660" text:class-names=""><text:s text:c="1"/></text:span><text:span text:style-name="a661" text:class-names="">ηχογρ</text:span><text:span text:style-name="a662" text:class-names="">α</text:span><text:span text:style-name="a663" text:class-names="">φισης</text:span><text:span text:style-name="a664" text:class-names=""><text:s text:c="1"/>απο<text:s text:c="1"/></text:span><text:span text:style-name="a665" text:class-names="">το</text:span><text:span text:style-name="a666" text:class-names=""><text:s text:c="1"/></text:span><text:span text:style-name="a667" text:class-names="">μικροφωνο</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81348in" svg:y="2.55719in" svg:width="2.86163in" svg:height="2.94025in" draw:id="id110" draw:style-name="a684" draw:name="Oval 5">
          <svg:title/>
          <svg:desc/>
          <text:p text:style-name="a683" text:class-names="" text:cond-style-name="" text:id="id109"><text:span text:style-name="a670" text:class-names="">Δημιουργι</text:span><text:span text:style-name="a671" text:class-names="">α Wav α</text:span><text:span text:style-name="a672" text:class-names="">ρχειου</text:span><text:span text:style-name="a673" text:class-names=""><text:s text:c="1"/></text:span><text:span text:style-name="a674" text:class-names="">με</text:span><text:span text:style-name="a675" text:class-names=""> π</text:span><text:span text:style-name="a676" text:class-names="">εριεχομενο</text:span><text:span text:style-name="a677" text:class-names=""><text:s text:c="1"/></text:span><text:span text:style-name="a678" text:class-names="">την</text:span><text:span text:style-name="a679" text:class-names=""><text:s text:c="1"/></text:span><text:span text:style-name="a680" text:class-names="">ηχογρ</text:span><text:span text:style-name="a681" text:class-names="">α</text:span><text:span text:style-name="a682" text:class-names="">φιση</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04304in" svg:y="2.55719in" svg:width="2.86163in" svg:height="2.94025in" draw:id="id112" draw:style-name="a703" draw:name="Oval 6">
          <svg:title/>
          <svg:desc/>
          <text:p text:style-name="a702" text:class-names="" text:cond-style-name="" text:id="id111"><text:span text:style-name="a685" text:class-names="">Εφοσον</text:span><text:span text:style-name="a686" text:class-names=""><text:s text:c="1"/></text:span><text:span text:style-name="a687" text:class-names="">δι</text:span><text:span text:style-name="a688" text:class-names="">αβα</text:span><text:span text:style-name="a689" text:class-names="">στει</text:span><text:span text:style-name="a690" text:class-names=""><text:s text:c="1"/></text:span><text:span text:style-name="a691" text:class-names="">το</text:span><text:span text:style-name="a692" text:class-names=""><text:s text:c="1"/>α</text:span><text:span text:style-name="a693" text:class-names="">ρχειο</text:span><text:span text:style-name="a694" text:class-names=""><text:s text:c="1"/>επ</text:span><text:span text:style-name="a695" text:class-names="">ιστρεφοντε</text:span><text:span text:style-name="a696" text:class-names=""><text:s text:c="1"/></text:span><text:span text:style-name="a697" text:class-names="">οι</text:span><text:span text:style-name="a698" text:class-names=""><text:s text:c="1"/>απαρα</text:span><text:span text:style-name="a699" text:class-names="">ιτητες</text:span><text:span text:style-name="a700" text:class-names=""><text:s text:c="1"/></text:span><text:span text:style-name="a701" text:class-names="">τιμες</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59825in" svg:y="3.65599in" svg:width="1.06918in" svg:height="0.53459in" draw:id="id114" draw:style-name="a706" draw:name="Arrow: Right 8">
          <svg:title/>
          <svg:desc/>
          <text:p text:style-name="a705" text:class-names="" text:cond-style-name="" text:id="id113"><text:span text:style-name="a704"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7.82781in" svg:y="3.65599in" svg:width="1.06918in" svg:height="0.53459in" draw:id="id115" draw:style-name="a709" draw:name="Arrow: Right 9">
          <svg:title/>
          <svg:desc/>
          <text:p text:style-name="a708" text:class-names="" text:cond-style-name=""><text:span text:style-name="a707"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116" draw:style-name="a718" draw:name="TextBox 10" svg:x="2.01906in" svg:y="0.63542in" svg:width="4.85535in" svg:height="0.5722in">
          <draw:text-box>
            <text:list text:style-name="a717">
              <text:list-item>
                <text:p text:style-name="a716" text:class-names="" text:cond-style-name=""><text:span text:style-name="a710" text:class-names="">Εικονισμος</text:span><text:span text:style-name="a711" text:class-names=""><text:s text:c="1"/></text:span><text:span text:style-name="a712" text:class-names="">σημ</text:span><text:span text:style-name="a713" text:class-names="">α</text:span><text:span text:style-name="a714" text:class-names="">τος</text:span><text:span text:style-name="a715" text:class-names=""/></text:p>
              </text:list-item>
            </text:list>
          </draw:text-box>
          <svg:title/>
          <svg:desc/>
        </draw:frame>
        <draw:custom-shape svg:x="9.51474in" svg:y="0.78046in" svg:width="1.91824in" svg:height="1.47799in" draw:id="id118" draw:style-name="a726" draw:name="Oval 12">
          <svg:title/>
          <svg:desc/>
          <text:p text:style-name="a725" text:class-names="" text:cond-style-name="" text:id="id117"><text:span text:style-name="a719" text:class-names="">Ρυθμος</text:span><text:span text:style-name="a720" text:class-names=""><text:s text:c="1"/></text:span><text:span text:style-name="a721" text:class-names="">δειγμ</text:span><text:span text:style-name="a722" text:class-names="">α</text:span><text:span text:style-name="a723" text:class-names="">το-ληψει</text:span><text:span text:style-name="a724" text:class-names="">ας</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51474in" svg:y="5.79619in" svg:width="1.91824in" svg:height="1.47799in" draw:id="id119" draw:style-name="a735" draw:name="Oval 14">
          <svg:title/>
          <svg:desc/>
          <text:p text:style-name="a734" text:class-names="" text:cond-style-name=""><text:span text:style-name="a727" text:class-names="">Το</text:span><text:span text:style-name="a728" text:class-names=""><text:s text:c="1"/></text:span><text:span text:style-name="a729" text:class-names="">σημ</text:span><text:span text:style-name="a730" text:class-names="">α<text:s text:c="1"/></text:span><text:span text:style-name="a731" text:class-names="">του</text:span><text:span text:style-name="a732" text:class-names=""><text:s text:c="1"/></text:span><text:span text:style-name="a733" text:class-names="">ηχου</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0.48663in" svg:y1="5.32154in" svg:x2="10.49607in" svg:y2="6.00707in" draw:id="id120" draw:style-name="a737" draw:name="Straight Arrow Connector 15">
          <svg:title/>
          <svg:desc/>
        </draw:connector>
        <draw:connector draw:type="line" svg:x1="10.50236in" svg:y1="2.79009in" svg:x2="10.46462in" svg:y2="2.17059in" draw:id="id121" draw:style-name="a739" draw:name="Straight Arrow Connector 16">
          <svg:title/>
          <svg:desc/>
        </draw:connector>
      </draw:page>
      <draw:page draw:name="Slide5" draw:style-name="a741" draw:master-page-name="Master1-Layout7-blank-Blank" presentation:presentation-page-layout-name="Master1-PPL7" draw:id="Slide-260">
        <draw:g draw:name="Diagram 3" draw:id="id127" draw:style-name="a789">
          <svg:title/>
          <svg:desc/>
          <draw:custom-shape svg:x="2.36439in" svg:y="0.38208in" svg:width="8.62028in" svg:height="5.88679in" draw:id="id122" draw:style-name="a742">
            <svg:title/>
            <svg:desc/>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4225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1.60885in" svg:y="2.14811in" svg:width="2.44129in" svg:height="2.35472in" draw:id="id123" draw:style-name="a755">
            <svg:title/>
            <svg:desc/>
            <text:p text:style-name="a754" text:class-names="" text:cond-style-name=""><text:span text:style-name="a743" text:class-names="">Αρχικα</text:span><text:span text:style-name="a744" text:class-names=""><text:s text:c="1"/></text:span><text:span text:style-name="a745" text:class-names="">κανονικοποιουμε</text:span><text:span text:style-name="a746" text:class-names=""><text:s text:c="1"/></text:span><text:span text:style-name="a747" text:class-names="">το</text:span><text:span text:style-name="a748" text:class-names=""><text:s text:c="1"/></text:span><text:span text:style-name="a749" text:class-names="">σημα</text:span><text:span text:style-name="a750" text:class-names=""><text:s text:c="1"/></text:span><text:span text:style-name="a751" text:class-names="">S</text:span><text:span text:style-name="a752" text:class-names="">. S = S/2^15</text:span><text:span text:style-name="a753" text:class-names=""/></text:p>
            <draw:enhanced-geometry xmlns:dr3d="urn:oasis:names:tc:opendocument:xmlns:dr3d:1.0" draw:type="non-primitive" svg:viewBox="0 0 2232316 2153152" draw:enhanced-path="M 0 358866 C 0 160670 160670 0 358866 0 L 1873450 0 C 2071646 0 2232316 160670 2232316 358866 L 2232316 1794286 C 2232316 1992482 2071646 2153152 1873450 2153152 L 358866 2153152 C 160670 2153152 0 1992482 0 1794286 L 0 35886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32316"/>
              <draw:equation draw:name="f7" draw:formula="?f4 / 2153152"/>
              <draw:equation draw:name="f8" draw:formula="0 * ?f5 / 2232316"/>
              <draw:equation draw:name="f9" draw:formula="358866 * ?f4 / 2153152"/>
              <draw:equation draw:name="f10" draw:formula="358866 * ?f5 / 2232316"/>
              <draw:equation draw:name="f11" draw:formula="0 * ?f4 / 2153152"/>
              <draw:equation draw:name="f12" draw:formula="1873450 * ?f5 / 2232316"/>
              <draw:equation draw:name="f13" draw:formula="2232316 * ?f5 / 2232316"/>
              <draw:equation draw:name="f14" draw:formula="1794286 * ?f4 / 2153152"/>
              <draw:equation draw:name="f15" draw:formula="2153152 * ?f4 / 215315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1722in" svg:y="2.14811in" svg:width="2.44129in" svg:height="2.35472in" draw:id="id124" draw:style-name="a768">
            <svg:title/>
            <svg:desc/>
            <text:p text:style-name="a767" text:class-names="" text:cond-style-name=""><text:span text:style-name="a756" text:class-names="">Μετα</text:span><text:span text:style-name="a757" text:class-names=""> πα</text:span><text:span text:style-name="a758" text:class-names="">ιρνουμε</text:span><text:span text:style-name="a759" text:class-names=""><text:s text:c="1"/></text:span><text:span text:style-name="a760" text:class-names="">τις</text:span><text:span text:style-name="a761" text:class-names=""><text:s text:c="1"/></text:span><text:span text:style-name="a762" text:class-names="">πρωτες</text:span><text:span text:style-name="a763" text:class-names=""><text:s text:c="1"/>100<text:s text:c="1"/></text:span><text:span text:style-name="a764" text:class-names="">τιμες</text:span><text:span text:style-name="a765" text:class-names="">.</text:span><text:span text:style-name="a766" text:class-names=""/></text:p>
            <draw:enhanced-geometry xmlns:dr3d="urn:oasis:names:tc:opendocument:xmlns:dr3d:1.0" draw:type="non-primitive" svg:viewBox="0 0 2232316 2153152" draw:enhanced-path="M 0 358866 C 0 160670 160670 0 358866 0 L 1873450 0 C 2071646 0 2232316 160670 2232316 358866 L 2232316 1794286 C 2232316 1992482 2071646 2153152 1873450 2153152 L 358866 2153152 C 160670 2153152 0 1992482 0 1794286 L 0 35886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32316"/>
              <draw:equation draw:name="f7" draw:formula="?f4 / 2153152"/>
              <draw:equation draw:name="f8" draw:formula="0 * ?f5 / 2232316"/>
              <draw:equation draw:name="f9" draw:formula="358866 * ?f4 / 2153152"/>
              <draw:equation draw:name="f10" draw:formula="358866 * ?f5 / 2232316"/>
              <draw:equation draw:name="f11" draw:formula="0 * ?f4 / 2153152"/>
              <draw:equation draw:name="f12" draw:formula="1873450 * ?f5 / 2232316"/>
              <draw:equation draw:name="f13" draw:formula="2232316 * ?f5 / 2232316"/>
              <draw:equation draw:name="f14" draw:formula="1794286 * ?f4 / 2153152"/>
              <draw:equation draw:name="f15" draw:formula="2153152 * ?f4 / 215315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73556in" svg:y="2.14811in" svg:width="2.44129in" svg:height="2.35472in" draw:id="id125" draw:style-name="a776">
            <svg:title/>
            <svg:desc/>
            <text:p text:style-name="a775" text:class-names="" text:cond-style-name=""><text:span text:style-name="a769" text:class-names="">Θετουμε</text:span><text:span text:style-name="a770" text:class-names=""><text:s text:c="1"/>τον<text:s text:c="1"/></text:span><text:span text:style-name="a771" text:class-names="">αξωνα</text:span><text:span text:style-name="a772" text:class-names=""><text:s text:c="1"/>του<text:s text:c="1"/></text:span><text:span text:style-name="a773" text:class-names="">χρονο</text:span><text:span text:style-name="a774" text:class-names=""/></text:p>
            <draw:enhanced-geometry xmlns:dr3d="urn:oasis:names:tc:opendocument:xmlns:dr3d:1.0" draw:type="non-primitive" svg:viewBox="0 0 2232316 2153152" draw:enhanced-path="M 0 358866 C 0 160670 160670 0 358866 0 L 1873450 0 C 2071646 0 2232316 160670 2232316 358866 L 2232316 1794286 C 2232316 1992482 2071646 2153152 1873450 2153152 L 358866 2153152 C 160670 2153152 0 1992482 0 1794286 L 0 35886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32316"/>
              <draw:equation draw:name="f7" draw:formula="?f4 / 2153152"/>
              <draw:equation draw:name="f8" draw:formula="0 * ?f5 / 2232316"/>
              <draw:equation draw:name="f9" draw:formula="358866 * ?f4 / 2153152"/>
              <draw:equation draw:name="f10" draw:formula="358866 * ?f5 / 2232316"/>
              <draw:equation draw:name="f11" draw:formula="0 * ?f4 / 2153152"/>
              <draw:equation draw:name="f12" draw:formula="1873450 * ?f5 / 2232316"/>
              <draw:equation draw:name="f13" draw:formula="2232316 * ?f5 / 2232316"/>
              <draw:equation draw:name="f14" draw:formula="1794286 * ?f4 / 2153152"/>
              <draw:equation draw:name="f15" draw:formula="2153152 * ?f4 / 215315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29892in" svg:y="2.14811in" svg:width="2.44129in" svg:height="2.35472in" draw:id="id126" draw:style-name="a788">
            <svg:title/>
            <svg:desc/>
            <text:p text:style-name="a787" text:class-names="" text:cond-style-name=""><text:span text:style-name="a777" text:class-names="">Και με την</text:span><text:span text:style-name="a778" text:class-names=""> </text:span><text:span text:style-name="a779" text:class-names="">χρηση</text:span><text:span text:style-name="a780" text:class-names=""><text:s text:c="1"/></text:span><text:span text:style-name="a781" text:class-names="">της</text:span><text:span text:style-name="a782" text:class-names="">  matplotlib<text:s text:c="1"/></text:span><text:span text:style-name="a783" text:class-names="">σχεδιαζουμε</text:span><text:span text:style-name="a784" text:class-names=""><text:s text:c="1"/>τα<text:s text:c="1"/></text:span><text:span text:style-name="a785" text:class-names="">σημεια</text:span><text:span text:style-name="a786" text:class-names="">.</text:span></text:p>
            <draw:enhanced-geometry xmlns:dr3d="urn:oasis:names:tc:opendocument:xmlns:dr3d:1.0" draw:type="non-primitive" svg:viewBox="0 0 2232316 2153152" draw:enhanced-path="M 0 358866 C 0 160670 160670 0 358866 0 L 1873450 0 C 2071646 0 2232316 160670 2232316 358866 L 2232316 1794286 C 2232316 1992482 2071646 2153152 1873450 2153152 L 358866 2153152 C 160670 2153152 0 1992482 0 1794286 L 0 35886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32316"/>
              <draw:equation draw:name="f7" draw:formula="?f4 / 2153152"/>
              <draw:equation draw:name="f8" draw:formula="0 * ?f5 / 2232316"/>
              <draw:equation draw:name="f9" draw:formula="358866 * ?f4 / 2153152"/>
              <draw:equation draw:name="f10" draw:formula="358866 * ?f5 / 2232316"/>
              <draw:equation draw:name="f11" draw:formula="0 * ?f4 / 2153152"/>
              <draw:equation draw:name="f12" draw:formula="1873450 * ?f5 / 2232316"/>
              <draw:equation draw:name="f13" draw:formula="2232316 * ?f5 / 2232316"/>
              <draw:equation draw:name="f14" draw:formula="1794286 * ?f4 / 2153152"/>
              <draw:equation draw:name="f15" draw:formula="2153152 * ?f4 / 2153152"/>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6" draw:style-name="a791" draw:master-page-name="Master1-Layout2-obj-Title-and-Content" presentation:presentation-page-layout-name="Master1-PPL2" draw:id="Slide-261">
        <draw:custom-shape svg:x="0in" svg:y="0in" svg:width="13.33333in" svg:height="7.5in" draw:id="id128" draw:style-name="a794" draw:name="Rectangle 7">
          <svg:title/>
          <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custom-shape>
        <draw:custom-shape svg:x="0.8346in" svg:y="0in" svg:width="10.24652in" svg:height="7.5in" draw:id="id129" draw:style-name="a798" draw:name="Rectangle 9">
          <svg:title/>
          <svg:desc/>
          <text:p text:style-name="a796" text:class-names="" text:cond-style-name=""><text:span text:style-name="a795" text:class-names=""/></text:p>
          <draw:enhanced-geometry xmlns:dr3d="urn:oasis:names:tc:opendocument:xmlns:dr3d:1.0" draw:type="non-primitive" svg:viewBox="0 0 21600 21600" draw:enhanced-path="M 0 0 L 21600 0 21600 21600 0 21600 Z N"/>
        </draw:custom-shape>
        <draw:custom-shape svg:x="0in" svg:y="-0in" svg:width="6.65845in" svg:height="7.5in" draw:id="id130" draw:style-name="a801" draw:name="Freeform: Shape 11">
          <svg:title/>
          <svg:desc/>
          <text:p text:style-name="a800" text:class-names="" text:cond-style-name=""><text:span text:style-name="a799" text:class-names=""/></text:p>
          <draw:enhanced-geometry xmlns:dr3d="urn:oasis:names:tc:opendocument:xmlns:dr3d:1.0" draw:type="non-primitive" svg:viewBox="0 0 6088489 6858002" draw:enhanced-path="M 0 0 L 3563332 0 3563332 3 5842099 3 5842099 4 5835346 4 5841229 40466 5858543 159110 5870645 245521 5883420 348391 5898716 470463 5914853 605566 5931830 757813 5949815 923777 5967801 1104142 5986122 1296166 6003099 1503278 6019404 1719991 6034196 1949048 6048315 2187706 6061595 2436652 6066301 2564211 6071512 2694512 6076386 2826871 6079580 2959917 6082438 3095705 6085463 3232865 6087480 3372768 6087480 3514043 6088489 3656689 6087480 3800707 6085463 3946783 6083614 4092858 6079580 4240991 6075378 4390495 6070503 4540000 6063612 4690876 6055375 4843123 6047475 4996057 6037390 5148990 6025287 5303981 6013185 5456914 5999233 5612591 5983937 5768953 5967801 5923258 5948975 6079621 5928804 6235297 5908801 6391660 5885437 6547336 5861568 6702327 5836524 6858002 3563332 6858002 1223490 6858002 0 6858002 Z N" draw:text-areas="?f194 ?f196 ?f195 ?f197" draw:glue-points="?f101 ?f102 ?f103 ?f102 ?f103 ?f104 ?f105 ?f104 ?f105 ?f106 ?f107 ?f106 ?f108 ?f109 ?f110 ?f111 ?f112 ?f113 ?f114 ?f115 ?f116 ?f117 ?f118 ?f119 ?f120 ?f121 ?f122 ?f123 ?f124 ?f125 ?f126 ?f127 ?f128 ?f129 ?f130 ?f131 ?f132 ?f133 ?f134 ?f135 ?f136 ?f137 ?f138 ?f139 ?f140 ?f141 ?f142 ?f143 ?f144 ?f145 ?f146 ?f147 ?f148 ?f149 ?f150 ?f151 ?f150 ?f152 ?f153 ?f154 ?f150 ?f155 ?f148 ?f156 ?f157 ?f158 ?f144 ?f159 ?f160 ?f161 ?f162 ?f163 ?f164 ?f165 ?f166 ?f167 ?f168 ?f169 ?f170 ?f171 ?f172 ?f173 ?f174 ?f175 ?f176 ?f177 ?f178 ?f179 ?f124 ?f180 ?f181 ?f182 ?f183 ?f184 ?f185 ?f186 ?f187 ?f188 ?f189 ?f190 ?f191 ?f192 ?f103 ?f192 ?f193 ?f192 ?f101 ?f192" draw:glue-point-leaving-directions="-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88489"/>
            <draw:equation draw:name="f7" draw:formula="?f4 / 6858002"/>
            <draw:equation draw:name="f8" draw:formula="0 * ?f5 / 6088489"/>
            <draw:equation draw:name="f9" draw:formula="0 * ?f4 / 6858002"/>
            <draw:equation draw:name="f10" draw:formula="3563332 * ?f5 / 6088489"/>
            <draw:equation draw:name="f11" draw:formula="3 * ?f4 / 6858002"/>
            <draw:equation draw:name="f12" draw:formula="5842099 * ?f5 / 6088489"/>
            <draw:equation draw:name="f13" draw:formula="4 * ?f4 / 6858002"/>
            <draw:equation draw:name="f14" draw:formula="5835346 * ?f5 / 6088489"/>
            <draw:equation draw:name="f15" draw:formula="5841229 * ?f5 / 6088489"/>
            <draw:equation draw:name="f16" draw:formula="40466 * ?f4 / 6858002"/>
            <draw:equation draw:name="f17" draw:formula="5858543 * ?f5 / 6088489"/>
            <draw:equation draw:name="f18" draw:formula="159110 * ?f4 / 6858002"/>
            <draw:equation draw:name="f19" draw:formula="5870645 * ?f5 / 6088489"/>
            <draw:equation draw:name="f20" draw:formula="245521 * ?f4 / 6858002"/>
            <draw:equation draw:name="f21" draw:formula="5883420 * ?f5 / 6088489"/>
            <draw:equation draw:name="f22" draw:formula="348391 * ?f4 / 6858002"/>
            <draw:equation draw:name="f23" draw:formula="5898716 * ?f5 / 6088489"/>
            <draw:equation draw:name="f24" draw:formula="470463 * ?f4 / 6858002"/>
            <draw:equation draw:name="f25" draw:formula="5914853 * ?f5 / 6088489"/>
            <draw:equation draw:name="f26" draw:formula="605566 * ?f4 / 6858002"/>
            <draw:equation draw:name="f27" draw:formula="5931830 * ?f5 / 6088489"/>
            <draw:equation draw:name="f28" draw:formula="757813 * ?f4 / 6858002"/>
            <draw:equation draw:name="f29" draw:formula="5949815 * ?f5 / 6088489"/>
            <draw:equation draw:name="f30" draw:formula="923777 * ?f4 / 6858002"/>
            <draw:equation draw:name="f31" draw:formula="5967801 * ?f5 / 6088489"/>
            <draw:equation draw:name="f32" draw:formula="1104142 * ?f4 / 6858002"/>
            <draw:equation draw:name="f33" draw:formula="5986122 * ?f5 / 6088489"/>
            <draw:equation draw:name="f34" draw:formula="1296166 * ?f4 / 6858002"/>
            <draw:equation draw:name="f35" draw:formula="6003099 * ?f5 / 6088489"/>
            <draw:equation draw:name="f36" draw:formula="1503278 * ?f4 / 6858002"/>
            <draw:equation draw:name="f37" draw:formula="6019404 * ?f5 / 6088489"/>
            <draw:equation draw:name="f38" draw:formula="1719991 * ?f4 / 6858002"/>
            <draw:equation draw:name="f39" draw:formula="6034196 * ?f5 / 6088489"/>
            <draw:equation draw:name="f40" draw:formula="1949048 * ?f4 / 6858002"/>
            <draw:equation draw:name="f41" draw:formula="6048315 * ?f5 / 6088489"/>
            <draw:equation draw:name="f42" draw:formula="2187706 * ?f4 / 6858002"/>
            <draw:equation draw:name="f43" draw:formula="6061595 * ?f5 / 6088489"/>
            <draw:equation draw:name="f44" draw:formula="2436652 * ?f4 / 6858002"/>
            <draw:equation draw:name="f45" draw:formula="6066301 * ?f5 / 6088489"/>
            <draw:equation draw:name="f46" draw:formula="2564211 * ?f4 / 6858002"/>
            <draw:equation draw:name="f47" draw:formula="6071512 * ?f5 / 6088489"/>
            <draw:equation draw:name="f48" draw:formula="2694512 * ?f4 / 6858002"/>
            <draw:equation draw:name="f49" draw:formula="6076386 * ?f5 / 6088489"/>
            <draw:equation draw:name="f50" draw:formula="2826871 * ?f4 / 6858002"/>
            <draw:equation draw:name="f51" draw:formula="6079580 * ?f5 / 6088489"/>
            <draw:equation draw:name="f52" draw:formula="2959917 * ?f4 / 6858002"/>
            <draw:equation draw:name="f53" draw:formula="6082438 * ?f5 / 6088489"/>
            <draw:equation draw:name="f54" draw:formula="3095705 * ?f4 / 6858002"/>
            <draw:equation draw:name="f55" draw:formula="6085463 * ?f5 / 6088489"/>
            <draw:equation draw:name="f56" draw:formula="3232865 * ?f4 / 6858002"/>
            <draw:equation draw:name="f57" draw:formula="6087480 * ?f5 / 6088489"/>
            <draw:equation draw:name="f58" draw:formula="3372768 * ?f4 / 6858002"/>
            <draw:equation draw:name="f59" draw:formula="3514043 * ?f4 / 6858002"/>
            <draw:equation draw:name="f60" draw:formula="6088489 * ?f5 / 6088489"/>
            <draw:equation draw:name="f61" draw:formula="3656689 * ?f4 / 6858002"/>
            <draw:equation draw:name="f62" draw:formula="3800707 * ?f4 / 6858002"/>
            <draw:equation draw:name="f63" draw:formula="3946783 * ?f4 / 6858002"/>
            <draw:equation draw:name="f64" draw:formula="6083614 * ?f5 / 6088489"/>
            <draw:equation draw:name="f65" draw:formula="4092858 * ?f4 / 6858002"/>
            <draw:equation draw:name="f66" draw:formula="4240991 * ?f4 / 6858002"/>
            <draw:equation draw:name="f67" draw:formula="6075378 * ?f5 / 6088489"/>
            <draw:equation draw:name="f68" draw:formula="4390495 * ?f4 / 6858002"/>
            <draw:equation draw:name="f69" draw:formula="6070503 * ?f5 / 6088489"/>
            <draw:equation draw:name="f70" draw:formula="4540000 * ?f4 / 6858002"/>
            <draw:equation draw:name="f71" draw:formula="6063612 * ?f5 / 6088489"/>
            <draw:equation draw:name="f72" draw:formula="4690876 * ?f4 / 6858002"/>
            <draw:equation draw:name="f73" draw:formula="6055375 * ?f5 / 6088489"/>
            <draw:equation draw:name="f74" draw:formula="4843123 * ?f4 / 6858002"/>
            <draw:equation draw:name="f75" draw:formula="6047475 * ?f5 / 6088489"/>
            <draw:equation draw:name="f76" draw:formula="4996057 * ?f4 / 6858002"/>
            <draw:equation draw:name="f77" draw:formula="6037390 * ?f5 / 6088489"/>
            <draw:equation draw:name="f78" draw:formula="5148990 * ?f4 / 6858002"/>
            <draw:equation draw:name="f79" draw:formula="6025287 * ?f5 / 6088489"/>
            <draw:equation draw:name="f80" draw:formula="5303981 * ?f4 / 6858002"/>
            <draw:equation draw:name="f81" draw:formula="6013185 * ?f5 / 6088489"/>
            <draw:equation draw:name="f82" draw:formula="5456914 * ?f4 / 6858002"/>
            <draw:equation draw:name="f83" draw:formula="5999233 * ?f5 / 6088489"/>
            <draw:equation draw:name="f84" draw:formula="5612591 * ?f4 / 6858002"/>
            <draw:equation draw:name="f85" draw:formula="5983937 * ?f5 / 6088489"/>
            <draw:equation draw:name="f86" draw:formula="5768953 * ?f4 / 6858002"/>
            <draw:equation draw:name="f87" draw:formula="5923258 * ?f4 / 6858002"/>
            <draw:equation draw:name="f88" draw:formula="5948975 * ?f5 / 6088489"/>
            <draw:equation draw:name="f89" draw:formula="6079621 * ?f4 / 6858002"/>
            <draw:equation draw:name="f90" draw:formula="5928804 * ?f5 / 6088489"/>
            <draw:equation draw:name="f91" draw:formula="6235297 * ?f4 / 6858002"/>
            <draw:equation draw:name="f92" draw:formula="5908801 * ?f5 / 6088489"/>
            <draw:equation draw:name="f93" draw:formula="6391660 * ?f4 / 6858002"/>
            <draw:equation draw:name="f94" draw:formula="5885437 * ?f5 / 6088489"/>
            <draw:equation draw:name="f95" draw:formula="6547336 * ?f4 / 6858002"/>
            <draw:equation draw:name="f96" draw:formula="5861568 * ?f5 / 6088489"/>
            <draw:equation draw:name="f97" draw:formula="6702327 * ?f4 / 6858002"/>
            <draw:equation draw:name="f98" draw:formula="5836524 * ?f5 / 6088489"/>
            <draw:equation draw:name="f99" draw:formula="6858002 * ?f4 / 6858002"/>
            <draw:equation draw:name="f100" draw:formula="1223490 * ?f5 / 6088489"/>
            <draw:equation draw:name="f101" draw:formula="?f8 / ?f6"/>
            <draw:equation draw:name="f102" draw:formula="?f9 / ?f7"/>
            <draw:equation draw:name="f103" draw:formula="?f10 / ?f6"/>
            <draw:equation draw:name="f104" draw:formula="?f11 / ?f7"/>
            <draw:equation draw:name="f105" draw:formula="?f12 / ?f6"/>
            <draw:equation draw:name="f106" draw:formula="?f13 / ?f7"/>
            <draw:equation draw:name="f107" draw:formula="?f14 / ?f6"/>
            <draw:equation draw:name="f108" draw:formula="?f15 / ?f6"/>
            <draw:equation draw:name="f109" draw:formula="?f16 / ?f7"/>
            <draw:equation draw:name="f110" draw:formula="?f17 / ?f6"/>
            <draw:equation draw:name="f111" draw:formula="?f18 / ?f7"/>
            <draw:equation draw:name="f112" draw:formula="?f19 / ?f6"/>
            <draw:equation draw:name="f113" draw:formula="?f20 / ?f7"/>
            <draw:equation draw:name="f114" draw:formula="?f21 / ?f6"/>
            <draw:equation draw:name="f115" draw:formula="?f22 / ?f7"/>
            <draw:equation draw:name="f116" draw:formula="?f23 / ?f6"/>
            <draw:equation draw:name="f117" draw:formula="?f24 / ?f7"/>
            <draw:equation draw:name="f118" draw:formula="?f25 / ?f6"/>
            <draw:equation draw:name="f119" draw:formula="?f26 / ?f7"/>
            <draw:equation draw:name="f120" draw:formula="?f27 / ?f6"/>
            <draw:equation draw:name="f121" draw:formula="?f28 / ?f7"/>
            <draw:equation draw:name="f122" draw:formula="?f29 / ?f6"/>
            <draw:equation draw:name="f123" draw:formula="?f30 / ?f7"/>
            <draw:equation draw:name="f124" draw:formula="?f31 / ?f6"/>
            <draw:equation draw:name="f125" draw:formula="?f32 / ?f7"/>
            <draw:equation draw:name="f126" draw:formula="?f33 / ?f6"/>
            <draw:equation draw:name="f127" draw:formula="?f34 / ?f7"/>
            <draw:equation draw:name="f128" draw:formula="?f35 / ?f6"/>
            <draw:equation draw:name="f129" draw:formula="?f36 / ?f7"/>
            <draw:equation draw:name="f130" draw:formula="?f37 / ?f6"/>
            <draw:equation draw:name="f131" draw:formula="?f38 / ?f7"/>
            <draw:equation draw:name="f132" draw:formula="?f39 / ?f6"/>
            <draw:equation draw:name="f133" draw:formula="?f40 / ?f7"/>
            <draw:equation draw:name="f134" draw:formula="?f41 / ?f6"/>
            <draw:equation draw:name="f135" draw:formula="?f42 / ?f7"/>
            <draw:equation draw:name="f136" draw:formula="?f43 / ?f6"/>
            <draw:equation draw:name="f137" draw:formula="?f44 / ?f7"/>
            <draw:equation draw:name="f138" draw:formula="?f45 / ?f6"/>
            <draw:equation draw:name="f139" draw:formula="?f46 / ?f7"/>
            <draw:equation draw:name="f140" draw:formula="?f47 / ?f6"/>
            <draw:equation draw:name="f141" draw:formula="?f48 / ?f7"/>
            <draw:equation draw:name="f142" draw:formula="?f49 / ?f6"/>
            <draw:equation draw:name="f143" draw:formula="?f50 / ?f7"/>
            <draw:equation draw:name="f144" draw:formula="?f51 / ?f6"/>
            <draw:equation draw:name="f145" draw:formula="?f52 / ?f7"/>
            <draw:equation draw:name="f146" draw:formula="?f53 / ?f6"/>
            <draw:equation draw:name="f147" draw:formula="?f54 / ?f7"/>
            <draw:equation draw:name="f148" draw:formula="?f55 / ?f6"/>
            <draw:equation draw:name="f149" draw:formula="?f56 / ?f7"/>
            <draw:equation draw:name="f150" draw:formula="?f57 / ?f6"/>
            <draw:equation draw:name="f151" draw:formula="?f58 / ?f7"/>
            <draw:equation draw:name="f152" draw:formula="?f59 / ?f7"/>
            <draw:equation draw:name="f153" draw:formula="?f60 / ?f6"/>
            <draw:equation draw:name="f154" draw:formula="?f61 / ?f7"/>
            <draw:equation draw:name="f155" draw:formula="?f62 / ?f7"/>
            <draw:equation draw:name="f156" draw:formula="?f63 / ?f7"/>
            <draw:equation draw:name="f157" draw:formula="?f64 / ?f6"/>
            <draw:equation draw:name="f158" draw:formula="?f65 / ?f7"/>
            <draw:equation draw:name="f159" draw:formula="?f66 / ?f7"/>
            <draw:equation draw:name="f160" draw:formula="?f67 / ?f6"/>
            <draw:equation draw:name="f161" draw:formula="?f68 / ?f7"/>
            <draw:equation draw:name="f162" draw:formula="?f69 / ?f6"/>
            <draw:equation draw:name="f163" draw:formula="?f70 / ?f7"/>
            <draw:equation draw:name="f164" draw:formula="?f71 / ?f6"/>
            <draw:equation draw:name="f165" draw:formula="?f72 / ?f7"/>
            <draw:equation draw:name="f166" draw:formula="?f73 / ?f6"/>
            <draw:equation draw:name="f167" draw:formula="?f74 / ?f7"/>
            <draw:equation draw:name="f168" draw:formula="?f75 / ?f6"/>
            <draw:equation draw:name="f169" draw:formula="?f76 / ?f7"/>
            <draw:equation draw:name="f170" draw:formula="?f77 / ?f6"/>
            <draw:equation draw:name="f171" draw:formula="?f78 / ?f7"/>
            <draw:equation draw:name="f172" draw:formula="?f79 / ?f6"/>
            <draw:equation draw:name="f173" draw:formula="?f80 / ?f7"/>
            <draw:equation draw:name="f174" draw:formula="?f81 / ?f6"/>
            <draw:equation draw:name="f175" draw:formula="?f82 / ?f7"/>
            <draw:equation draw:name="f176" draw:formula="?f83 / ?f6"/>
            <draw:equation draw:name="f177" draw:formula="?f84 / ?f7"/>
            <draw:equation draw:name="f178" draw:formula="?f85 / ?f6"/>
            <draw:equation draw:name="f179" draw:formula="?f86 / ?f7"/>
            <draw:equation draw:name="f180" draw:formula="?f87 / ?f7"/>
            <draw:equation draw:name="f181" draw:formula="?f88 / ?f6"/>
            <draw:equation draw:name="f182" draw:formula="?f89 / ?f7"/>
            <draw:equation draw:name="f183" draw:formula="?f90 / ?f6"/>
            <draw:equation draw:name="f184" draw:formula="?f91 / ?f7"/>
            <draw:equation draw:name="f185" draw:formula="?f92 / ?f6"/>
            <draw:equation draw:name="f186" draw:formula="?f93 / ?f7"/>
            <draw:equation draw:name="f187" draw:formula="?f94 / ?f6"/>
            <draw:equation draw:name="f188" draw:formula="?f95 / ?f7"/>
            <draw:equation draw:name="f189" draw:formula="?f96 / ?f6"/>
            <draw:equation draw:name="f190" draw:formula="?f97 / ?f7"/>
            <draw:equation draw:name="f191" draw:formula="?f98 / ?f6"/>
            <draw:equation draw:name="f192" draw:formula="?f99 / ?f7"/>
            <draw:equation draw:name="f193" draw:formula="?f100 / ?f6"/>
            <draw:equation draw:name="f194" draw:formula="?f0 / ?f6"/>
            <draw:equation draw:name="f195" draw:formula="?f1 / ?f6"/>
            <draw:equation draw:name="f196" draw:formula="?f2 / ?f7"/>
            <draw:equation draw:name="f197" draw:formula="?f3 / ?f7"/>
          </draw:enhanced-geometry>
        </draw:custom-shape>
        <draw:frame draw:id="id131" presentation:style-name="a805" draw:name="Title 1" svg:x="1.05208in" svg:y="0.7037in" svg:width="4.74631in" svg:height="6.09259in" presentation:class="title" presentation:placeholder="false">
          <draw:text-box>
            <text:p text:style-name="a804" text:class-names="" text:cond-style-name=""><text:span text:style-name="a802" text:class-names="">Χαρακτιρισμος του ηχιτου σηματος και μορφοποιηση σε τομεα συχνοτητων.</text:span><text:span text:style-name="a803" text:class-names=""/></text:p>
          </draw:text-box>
          <svg:title/>
          <svg:desc/>
        </draw:frame>
        <draw:frame draw:id="id132" presentation:style-name="a917" draw:name="Content Placeholder 2" svg:x="7.3365in" svg:y="0.7037in" svg:width="4.94475in" svg:height="6.09259in" presentation:class="outline" presentation:placeholder="false">
          <draw:text-box>
            <text:list text:style-name="a817">
              <text:list-item>
                <text:p text:style-name="a816" text:class-names="" text:cond-style-name=""><text:span text:style-name="a806" text:class-names="">Κα</text:span><text:span text:style-name="a807" text:class-names="">νονικο</text:span><text:span text:style-name="a808" text:class-names="">π</text:span><text:span text:style-name="a809" text:class-names="">οιηση</text:span><text:span text:style-name="a810" text:class-names=""><text:s text:c="1"/></text:span><text:span text:style-name="a811" text:class-names="">του</text:span><text:span text:style-name="a812" text:class-names=""><text:s text:c="1"/></text:span><text:span text:style-name="a813" text:class-names="">σημ</text:span><text:span text:style-name="a814" text:class-names="">α</text:span><text:span text:style-name="a815" text:class-names="">τος</text:span></text:p>
              </text:list-item>
            </text:list>
            <text:list text:style-name="a830">
              <text:list-item>
                <text:p text:style-name="a829" text:class-names="" text:cond-style-name=""><text:span text:style-name="a818" text:class-names="">Ευρεση</text:span><text:span text:style-name="a819" text:class-names=""><text:s text:c="1"/></text:span><text:span text:style-name="a820" text:class-names="">μηκος</text:span><text:span text:style-name="a821" text:class-names=""><text:s text:c="1"/>και<text:s text:c="1"/></text:span><text:span text:style-name="a822" text:class-names="">μισου</text:span><text:span text:style-name="a823" text:class-names=""><text:s text:c="1"/></text:span><text:span text:style-name="a824" text:class-names="">μηκους</text:span><text:span text:style-name="a825" text:class-names=""><text:s text:c="1"/></text:span><text:span text:style-name="a826" text:class-names="">σημ</text:span><text:span text:style-name="a827" text:class-names="">α</text:span><text:span text:style-name="a828" text:class-names="">τος</text:span></text:p>
              </text:list-item>
            </text:list>
            <text:list text:style-name="a862">
              <text:list-item>
                <text:p text:style-name="a861" text:class-names="" text:cond-style-name=""><text:span text:style-name="a831" text:class-names="">Εφ</text:span><text:span text:style-name="a832" text:class-names="">α</text:span><text:span text:style-name="a833" text:class-names="">ρμογη</text:span><text:span text:style-name="a834" text:class-names=""><text:s text:c="1"/>μα</text:span><text:span text:style-name="a835" text:class-names="">θημ</text:span><text:span text:style-name="a836" text:class-names="">α</text:span><text:span text:style-name="a837" text:class-names="">τικων</text:span><text:span text:style-name="a838" text:class-names=""><text:s text:c="1"/></text:span><text:span text:style-name="a839" text:class-names="">γι</text:span><text:span text:style-name="a840" text:class-names="">α<text:s text:c="1"/></text:span><text:span text:style-name="a841" text:class-names="">μετ</text:span><text:span text:style-name="a842" text:class-names="">α</text:span><text:span text:style-name="a843" text:class-names="">μορφοση</text:span><text:span text:style-name="a844" text:class-names=""><text:s text:c="1"/></text:span><text:span text:style-name="a845" text:class-names="">σε</text:span><text:span text:style-name="a846" text:class-names=""><text:s text:c="1"/></text:span><text:span text:style-name="a847" text:class-names="">τομε</text:span><text:span text:style-name="a848" text:class-names="">α<text:s text:c="1"/></text:span><text:span text:style-name="a849" text:class-names="">συχνοτητων</text:span><text:span text:style-name="a850" text:class-names="">(</text:span><text:span text:style-name="a851" text:class-names="">Γρηγορος</text:span><text:span text:style-name="a852" text:class-names=""><text:s text:c="1"/></text:span><text:span text:style-name="a853" text:class-names="">Μετ</text:span><text:span text:style-name="a854" text:class-names="">α</text:span><text:span text:style-name="a855" text:class-names="">σχημ</text:span><text:span text:style-name="a856" text:class-names="">α</text:span><text:span text:style-name="a857" text:class-names="">τισμος</text:span><text:span text:style-name="a858" text:class-names=""><text:s text:c="1"/></text:span><text:span text:style-name="a859" text:class-names="">Φουριε</text:span><text:span text:style-name="a860" text:class-names="">)FFT</text:span></text:p>
              </text:list-item>
            </text:list>
            <text:list text:style-name="a874">
              <text:list-item>
                <text:p text:style-name="a873" text:class-names="" text:cond-style-name=""><text:span text:style-name="a863" text:class-names="">Κα</text:span><text:span text:style-name="a864" text:class-names="">νονικο</text:span><text:span text:style-name="a865" text:class-names="">π</text:span><text:span text:style-name="a866" text:class-names="">οιηση</text:span><text:span text:style-name="a867" text:class-names=""><text:s text:c="1"/>και<text:s text:c="1"/></text:span><text:span text:style-name="a868" text:class-names="">τετρ</text:span><text:span text:style-name="a869" text:class-names="">α</text:span><text:span text:style-name="a870" text:class-names="">γονο</text:span><text:span text:style-name="a871" text:class-names="">π</text:span><text:span text:style-name="a872" text:class-names="">οιηση</text:span></text:p>
              </text:list-item>
            </text:list>
            <text:list text:style-name="a885">
              <text:list-item>
                <text:p text:style-name="a884" text:class-names="" text:cond-style-name=""><text:span text:style-name="a875" text:class-names="">Εξ</text:span><text:span text:style-name="a876" text:class-names="">α</text:span><text:span text:style-name="a877" text:class-names="">γωγη</text:span><text:span text:style-name="a878" text:class-names=""><text:s text:c="1"/></text:span><text:span text:style-name="a879" text:class-names="">μηκους</text:span><text:span text:style-name="a880" text:class-names="">/</text:span><text:span text:style-name="a881" text:class-names="">μισου</text:span><text:span text:style-name="a882" text:class-names=""><text:s text:c="1"/></text:span><text:span text:style-name="a883" text:class-names="">μηκους</text:span></text:p>
              </text:list-item>
            </text:list>
            <text:list text:style-name="a898">
              <text:list-item>
                <text:p text:style-name="a897" text:class-names="" text:cond-style-name=""><text:span text:style-name="a886" text:class-names="">Προσ</text:span><text:span text:style-name="a887" text:class-names="">α</text:span><text:span text:style-name="a888" text:class-names="">ρμογη</text:span><text:span text:style-name="a889" text:class-names=""> </text:span><text:span text:style-name="a890" text:class-names="">μορφο</text:span><text:span text:style-name="a891" text:class-names="">π</text:span><text:span text:style-name="a892" text:class-names="">οιημενου</text:span><text:span text:style-name="a893" text:class-names=""><text:s text:c="1"/></text:span><text:span text:style-name="a894" text:class-names="">σημ</text:span><text:span text:style-name="a895" text:class-names="">α</text:span><text:span text:style-name="a896" text:class-names="">τος</text:span></text:p>
              </text:list-item>
            </text:list>
            <text:list text:style-name="a910">
              <text:list-item>
                <text:p text:style-name="a909" text:class-names="" text:cond-style-name=""><text:span text:style-name="a899" text:class-names="">Εξ</text:span><text:span text:style-name="a900" text:class-names="">α</text:span><text:span text:style-name="a901" text:class-names="">γωγη</text:span><text:span text:style-name="a902" text:class-names=""><text:s text:c="1"/></text:span><text:span text:style-name="a903" text:class-names="">δυν</text:span><text:span text:style-name="a904" text:class-names="">α</text:span><text:span text:style-name="a905" text:class-names="">μης</text:span><text:span text:style-name="a906" text:class-names=""><text:s text:c="1"/></text:span><text:span text:style-name="a907" text:class-names="">σε</text:span><text:span text:style-name="a908" text:class-names=""><text:s text:c="1"/>DB</text:span></text:p>
              </text:list-item>
            </text:list>
            <text:list text:style-name="a916">
              <text:list-item>
                <text:p text:style-name="a915" text:class-names="" text:cond-style-name=""><text:span text:style-name="a911" text:class-names="">Απ</text:span><text:span text:style-name="a912" text:class-names="">εικονιση</text:span><text:span text:style-name="a913" text:class-names=""><text:s text:c="1"/>χαρα</text:span><text:span text:style-name="a914" text:class-names="">κτηριστικων</text:span></text:p>
              </text:list-item>
            </text:list>
          </draw:text-box>
          <svg:title/>
          <svg:desc/>
        </draw:frame>
      </draw:page>
      <draw:page draw:name="Slide7" draw:style-name="a919" draw:master-page-name="Master1-Layout2-obj-Title-and-Content" presentation:presentation-page-layout-name="Master1-PPL2" draw:id="Slide-262">
        <draw:custom-shape svg:x="0in" svg:y="-0in" svg:width="13.33333in" svg:height="7.5in" draw:id="id133" draw:style-name="a922" draw:name="Rectangle 8">
          <svg:title/>
          <svg:desc/>
          <text:p text:style-name="a921" text:class-names="" text:cond-style-name=""><text:span text:style-name="a920" text:class-names=""/></text:p>
          <draw:enhanced-geometry xmlns:dr3d="urn:oasis:names:tc:opendocument:xmlns:dr3d:1.0" draw:type="non-primitive" svg:viewBox="0 0 21600 21600" draw:enhanced-path="M 0 0 L 21600 0 21600 21600 0 21600 Z N"/>
        </draw:custom-shape>
        <draw:custom-shape svg:x="0in" svg:y="-0in" svg:width="13.33333in" svg:height="2.48342in" draw:id="id134" draw:style-name="a926" draw:name="Freeform: Shape 10">
          <svg:title/>
          <svg:desc/>
          <text:p text:style-name="a924" text:class-names="" text:cond-style-name=""><text:span text:style-name="a923" text:class-names=""/></text:p>
          <draw:enhanced-geometry xmlns:dr3d="urn:oasis:names:tc:opendocument:xmlns:dr3d:1.0" draw:type="non-primitive" svg:viewBox="0 0 12192000 2270840" draw:enhanced-path="M 0 0 L 12192000 0 12192000 519831 12192000 744794 12192000 1754022 11957522 1797924 11679973 1847668 11401197 1896361 11121192 1938047 10842416 1980084 10562411 2019319 10286091 2052948 10006086 2084826 9727310 2113902 9453445 2139124 9175897 2164346 8902033 2185365 8628169 2201829 8355533 2218995 8085353 2233357 7817629 2243516 7549905 2252274 7284638 2260681 7023055 2264535 6761472 2268738 6503573 2270840 6248130 2268738 5995144 2268738 5744613 2264535 5498995 2258229 5255834 2252274 5017584 2245618 4780562 2235459 4547227 2224599 4318800 2214791 3873004 2187116 3445628 2157691 3035446 2126863 2647370 2092884 2276487 2057502 1932621 2019319 1609634 1981836 1312435 1944353 1039799 1908972 797865 1875342 579265 1843464 395052 1816841 240312 1791618 27853 1755537 0 1750824 0 744794 0 519831 Z N" draw:text-areas="?f188 ?f190 ?f189 ?f191" draw:glue-points="?f98 ?f99 ?f100 ?f99 ?f100 ?f101 ?f100 ?f102 ?f100 ?f103 ?f104 ?f105 ?f106 ?f107 ?f108 ?f109 ?f110 ?f111 ?f112 ?f113 ?f114 ?f115 ?f116 ?f117 ?f118 ?f119 ?f120 ?f121 ?f122 ?f123 ?f124 ?f125 ?f126 ?f127 ?f128 ?f129 ?f130 ?f131 ?f132 ?f133 ?f134 ?f135 ?f136 ?f137 ?f138 ?f139 ?f140 ?f141 ?f142 ?f143 ?f144 ?f145 ?f146 ?f143 ?f147 ?f143 ?f148 ?f141 ?f149 ?f150 ?f151 ?f137 ?f152 ?f153 ?f154 ?f155 ?f156 ?f157 ?f158 ?f159 ?f160 ?f161 ?f162 ?f163 ?f164 ?f165 ?f166 ?f167 ?f168 ?f169 ?f170 ?f115 ?f171 ?f172 ?f173 ?f174 ?f175 ?f176 ?f177 ?f178 ?f179 ?f180 ?f181 ?f182 ?f183 ?f184 ?f185 ?f186 ?f98 ?f187 ?f98 ?f102 ?f98 ?f101"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270840"/>
            <draw:equation draw:name="f8" draw:formula="0 * ?f5 / 12192000"/>
            <draw:equation draw:name="f9" draw:formula="0 * ?f4 / 2270840"/>
            <draw:equation draw:name="f10" draw:formula="12192000 * ?f5 / 12192000"/>
            <draw:equation draw:name="f11" draw:formula="519831 * ?f4 / 2270840"/>
            <draw:equation draw:name="f12" draw:formula="744794 * ?f4 / 2270840"/>
            <draw:equation draw:name="f13" draw:formula="1754022 * ?f4 / 2270840"/>
            <draw:equation draw:name="f14" draw:formula="11957522 * ?f5 / 12192000"/>
            <draw:equation draw:name="f15" draw:formula="1797924 * ?f4 / 2270840"/>
            <draw:equation draw:name="f16" draw:formula="11679973 * ?f5 / 12192000"/>
            <draw:equation draw:name="f17" draw:formula="1847668 * ?f4 / 2270840"/>
            <draw:equation draw:name="f18" draw:formula="11401197 * ?f5 / 12192000"/>
            <draw:equation draw:name="f19" draw:formula="1896361 * ?f4 / 2270840"/>
            <draw:equation draw:name="f20" draw:formula="11121192 * ?f5 / 12192000"/>
            <draw:equation draw:name="f21" draw:formula="1938047 * ?f4 / 2270840"/>
            <draw:equation draw:name="f22" draw:formula="10842416 * ?f5 / 12192000"/>
            <draw:equation draw:name="f23" draw:formula="1980084 * ?f4 / 2270840"/>
            <draw:equation draw:name="f24" draw:formula="10562411 * ?f5 / 12192000"/>
            <draw:equation draw:name="f25" draw:formula="2019319 * ?f4 / 2270840"/>
            <draw:equation draw:name="f26" draw:formula="10286091 * ?f5 / 12192000"/>
            <draw:equation draw:name="f27" draw:formula="2052948 * ?f4 / 2270840"/>
            <draw:equation draw:name="f28" draw:formula="10006086 * ?f5 / 12192000"/>
            <draw:equation draw:name="f29" draw:formula="2084826 * ?f4 / 2270840"/>
            <draw:equation draw:name="f30" draw:formula="9727310 * ?f5 / 12192000"/>
            <draw:equation draw:name="f31" draw:formula="2113902 * ?f4 / 2270840"/>
            <draw:equation draw:name="f32" draw:formula="9453445 * ?f5 / 12192000"/>
            <draw:equation draw:name="f33" draw:formula="2139124 * ?f4 / 2270840"/>
            <draw:equation draw:name="f34" draw:formula="9175897 * ?f5 / 12192000"/>
            <draw:equation draw:name="f35" draw:formula="2164346 * ?f4 / 2270840"/>
            <draw:equation draw:name="f36" draw:formula="8902033 * ?f5 / 12192000"/>
            <draw:equation draw:name="f37" draw:formula="2185365 * ?f4 / 2270840"/>
            <draw:equation draw:name="f38" draw:formula="8628169 * ?f5 / 12192000"/>
            <draw:equation draw:name="f39" draw:formula="2201829 * ?f4 / 2270840"/>
            <draw:equation draw:name="f40" draw:formula="8355533 * ?f5 / 12192000"/>
            <draw:equation draw:name="f41" draw:formula="2218995 * ?f4 / 2270840"/>
            <draw:equation draw:name="f42" draw:formula="8085353 * ?f5 / 12192000"/>
            <draw:equation draw:name="f43" draw:formula="2233357 * ?f4 / 2270840"/>
            <draw:equation draw:name="f44" draw:formula="7817629 * ?f5 / 12192000"/>
            <draw:equation draw:name="f45" draw:formula="2243516 * ?f4 / 2270840"/>
            <draw:equation draw:name="f46" draw:formula="7549905 * ?f5 / 12192000"/>
            <draw:equation draw:name="f47" draw:formula="2252274 * ?f4 / 2270840"/>
            <draw:equation draw:name="f48" draw:formula="7284638 * ?f5 / 12192000"/>
            <draw:equation draw:name="f49" draw:formula="2260681 * ?f4 / 2270840"/>
            <draw:equation draw:name="f50" draw:formula="7023055 * ?f5 / 12192000"/>
            <draw:equation draw:name="f51" draw:formula="2264535 * ?f4 / 2270840"/>
            <draw:equation draw:name="f52" draw:formula="6761472 * ?f5 / 12192000"/>
            <draw:equation draw:name="f53" draw:formula="2268738 * ?f4 / 2270840"/>
            <draw:equation draw:name="f54" draw:formula="6503573 * ?f5 / 12192000"/>
            <draw:equation draw:name="f55" draw:formula="2270840 * ?f4 / 2270840"/>
            <draw:equation draw:name="f56" draw:formula="6248130 * ?f5 / 12192000"/>
            <draw:equation draw:name="f57" draw:formula="5995144 * ?f5 / 12192000"/>
            <draw:equation draw:name="f58" draw:formula="5744613 * ?f5 / 12192000"/>
            <draw:equation draw:name="f59" draw:formula="5498995 * ?f5 / 12192000"/>
            <draw:equation draw:name="f60" draw:formula="2258229 * ?f4 / 2270840"/>
            <draw:equation draw:name="f61" draw:formula="5255834 * ?f5 / 12192000"/>
            <draw:equation draw:name="f62" draw:formula="5017584 * ?f5 / 12192000"/>
            <draw:equation draw:name="f63" draw:formula="2245618 * ?f4 / 2270840"/>
            <draw:equation draw:name="f64" draw:formula="4780562 * ?f5 / 12192000"/>
            <draw:equation draw:name="f65" draw:formula="2235459 * ?f4 / 2270840"/>
            <draw:equation draw:name="f66" draw:formula="4547227 * ?f5 / 12192000"/>
            <draw:equation draw:name="f67" draw:formula="2224599 * ?f4 / 2270840"/>
            <draw:equation draw:name="f68" draw:formula="4318800 * ?f5 / 12192000"/>
            <draw:equation draw:name="f69" draw:formula="2214791 * ?f4 / 2270840"/>
            <draw:equation draw:name="f70" draw:formula="3873004 * ?f5 / 12192000"/>
            <draw:equation draw:name="f71" draw:formula="2187116 * ?f4 / 2270840"/>
            <draw:equation draw:name="f72" draw:formula="3445628 * ?f5 / 12192000"/>
            <draw:equation draw:name="f73" draw:formula="2157691 * ?f4 / 2270840"/>
            <draw:equation draw:name="f74" draw:formula="3035446 * ?f5 / 12192000"/>
            <draw:equation draw:name="f75" draw:formula="2126863 * ?f4 / 2270840"/>
            <draw:equation draw:name="f76" draw:formula="2647370 * ?f5 / 12192000"/>
            <draw:equation draw:name="f77" draw:formula="2092884 * ?f4 / 2270840"/>
            <draw:equation draw:name="f78" draw:formula="2276487 * ?f5 / 12192000"/>
            <draw:equation draw:name="f79" draw:formula="2057502 * ?f4 / 2270840"/>
            <draw:equation draw:name="f80" draw:formula="1932621 * ?f5 / 12192000"/>
            <draw:equation draw:name="f81" draw:formula="1609634 * ?f5 / 12192000"/>
            <draw:equation draw:name="f82" draw:formula="1981836 * ?f4 / 2270840"/>
            <draw:equation draw:name="f83" draw:formula="1312435 * ?f5 / 12192000"/>
            <draw:equation draw:name="f84" draw:formula="1944353 * ?f4 / 2270840"/>
            <draw:equation draw:name="f85" draw:formula="1039799 * ?f5 / 12192000"/>
            <draw:equation draw:name="f86" draw:formula="1908972 * ?f4 / 2270840"/>
            <draw:equation draw:name="f87" draw:formula="797865 * ?f5 / 12192000"/>
            <draw:equation draw:name="f88" draw:formula="1875342 * ?f4 / 2270840"/>
            <draw:equation draw:name="f89" draw:formula="579265 * ?f5 / 12192000"/>
            <draw:equation draw:name="f90" draw:formula="1843464 * ?f4 / 2270840"/>
            <draw:equation draw:name="f91" draw:formula="395052 * ?f5 / 12192000"/>
            <draw:equation draw:name="f92" draw:formula="1816841 * ?f4 / 2270840"/>
            <draw:equation draw:name="f93" draw:formula="240312 * ?f5 / 12192000"/>
            <draw:equation draw:name="f94" draw:formula="1791618 * ?f4 / 2270840"/>
            <draw:equation draw:name="f95" draw:formula="27853 * ?f5 / 12192000"/>
            <draw:equation draw:name="f96" draw:formula="1755537 * ?f4 / 2270840"/>
            <draw:equation draw:name="f97" draw:formula="1750824 * ?f4 / 2270840"/>
            <draw:equation draw:name="f98" draw:formula="?f8 / ?f6"/>
            <draw:equation draw:name="f99" draw:formula="?f9 / ?f7"/>
            <draw:equation draw:name="f100" draw:formula="?f10 / ?f6"/>
            <draw:equation draw:name="f101" draw:formula="?f11 / ?f7"/>
            <draw:equation draw:name="f102" draw:formula="?f12 / ?f7"/>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7"/>
            <draw:equation draw:name="f138" draw:formula="?f48 / ?f6"/>
            <draw:equation draw:name="f139" draw:formula="?f49 / ?f7"/>
            <draw:equation draw:name="f140" draw:formula="?f50 / ?f6"/>
            <draw:equation draw:name="f141" draw:formula="?f51 / ?f7"/>
            <draw:equation draw:name="f142" draw:formula="?f52 / ?f6"/>
            <draw:equation draw:name="f143" draw:formula="?f53 / ?f7"/>
            <draw:equation draw:name="f144" draw:formula="?f54 / ?f6"/>
            <draw:equation draw:name="f145" draw:formula="?f55 / ?f7"/>
            <draw:equation draw:name="f146" draw:formula="?f56 / ?f6"/>
            <draw:equation draw:name="f147" draw:formula="?f57 / ?f6"/>
            <draw:equation draw:name="f148" draw:formula="?f58 / ?f6"/>
            <draw:equation draw:name="f149" draw:formula="?f59 / ?f6"/>
            <draw:equation draw:name="f150" draw:formula="?f60 / ?f7"/>
            <draw:equation draw:name="f151" draw:formula="?f61 / ?f6"/>
            <draw:equation draw:name="f152" draw:formula="?f62 / ?f6"/>
            <draw:equation draw:name="f153" draw:formula="?f63 / ?f7"/>
            <draw:equation draw:name="f154" draw:formula="?f64 / ?f6"/>
            <draw:equation draw:name="f155" draw:formula="?f65 / ?f7"/>
            <draw:equation draw:name="f156" draw:formula="?f66 / ?f6"/>
            <draw:equation draw:name="f157" draw:formula="?f67 / ?f7"/>
            <draw:equation draw:name="f158" draw:formula="?f68 / ?f6"/>
            <draw:equation draw:name="f159" draw:formula="?f69 / ?f7"/>
            <draw:equation draw:name="f160" draw:formula="?f70 / ?f6"/>
            <draw:equation draw:name="f161" draw:formula="?f71 / ?f7"/>
            <draw:equation draw:name="f162" draw:formula="?f72 / ?f6"/>
            <draw:equation draw:name="f163" draw:formula="?f73 / ?f7"/>
            <draw:equation draw:name="f164" draw:formula="?f74 / ?f6"/>
            <draw:equation draw:name="f165" draw:formula="?f75 / ?f7"/>
            <draw:equation draw:name="f166" draw:formula="?f76 / ?f6"/>
            <draw:equation draw:name="f167" draw:formula="?f77 / ?f7"/>
            <draw:equation draw:name="f168" draw:formula="?f78 / ?f6"/>
            <draw:equation draw:name="f169" draw:formula="?f79 / ?f7"/>
            <draw:equation draw:name="f170" draw:formula="?f80 / ?f6"/>
            <draw:equation draw:name="f171" draw:formula="?f81 / ?f6"/>
            <draw:equation draw:name="f172" draw:formula="?f82 / ?f7"/>
            <draw:equation draw:name="f173" draw:formula="?f83 / ?f6"/>
            <draw:equation draw:name="f174" draw:formula="?f84 / ?f7"/>
            <draw:equation draw:name="f175" draw:formula="?f85 / ?f6"/>
            <draw:equation draw:name="f176" draw:formula="?f86 / ?f7"/>
            <draw:equation draw:name="f177" draw:formula="?f87 / ?f6"/>
            <draw:equation draw:name="f178" draw:formula="?f88 / ?f7"/>
            <draw:equation draw:name="f179" draw:formula="?f89 / ?f6"/>
            <draw:equation draw:name="f180" draw:formula="?f90 / ?f7"/>
            <draw:equation draw:name="f181" draw:formula="?f91 / ?f6"/>
            <draw:equation draw:name="f182" draw:formula="?f92 / ?f7"/>
            <draw:equation draw:name="f183" draw:formula="?f93 / ?f6"/>
            <draw:equation draw:name="f184" draw:formula="?f94 / ?f7"/>
            <draw:equation draw:name="f185" draw:formula="?f95 / ?f6"/>
            <draw:equation draw:name="f186" draw:formula="?f96 / ?f7"/>
            <draw:equation draw:name="f187" draw:formula="?f97 / ?f7"/>
            <draw:equation draw:name="f188" draw:formula="?f0 / ?f6"/>
            <draw:equation draw:name="f189" draw:formula="?f1 / ?f6"/>
            <draw:equation draw:name="f190" draw:formula="?f2 / ?f7"/>
            <draw:equation draw:name="f191" draw:formula="?f3 / ?f7"/>
          </draw:enhanced-geometry>
        </draw:custom-shape>
        <draw:frame draw:id="id135" presentation:style-name="a934" draw:name="Title 1" svg:x="1.24826in" svg:y="0.66667in" svg:width="10.83333in" svg:height="1.28333in" presentation:class="title" presentation:placeholder="false">
          <draw:text-box>
            <text:p text:style-name="a933" text:class-names="" text:cond-style-name=""><text:span text:style-name="a927" text:class-names="">Εξ</text:span><text:span text:style-name="a928" text:class-names="">α</text:span><text:span text:style-name="a929" text:class-names="">γωγη</text:span><text:span text:style-name="a930" text:class-names=""><text:s text:c="1"/>χαρα</text:span><text:span text:style-name="a931" text:class-names="">κτηριστικων</text:span><text:span text:style-name="a932" text:class-names=""/></text:p>
          </draw:text-box>
          <svg:title/>
          <svg:desc/>
        </draw:frame>
        <draw:frame draw:id="id136" presentation:style-name="a1020" draw:name="Content Placeholder 3" svg:x="1.24826in" svg:y="2.91667in" svg:width="10.83333in" svg:height="3.66824in" presentation:class="outline" presentation:placeholder="false">
          <draw:text-box>
            <text:list text:style-name="a937">
              <text:list-item>
                <text:p text:style-name="a936" text:class-names="" text:cond-style-name=""><text:span text:style-name="a935" text:class-names=""/></text:p>
              </text:list-item>
            </text:list>
            <text:list text:style-name="a947">
              <text:list-item>
                <text:p text:style-name="a946" text:class-names="" text:cond-style-name=""><text:span text:style-name="a938" text:class-names="">Eξ</text:span><text:span text:style-name="a939" text:class-names="">α</text:span><text:span text:style-name="a940" text:class-names="">γωγη</text:span><text:span text:style-name="a941" text:class-names=""><text:s text:c="1"/>χαρα</text:span><text:span text:style-name="a942" text:class-names="">κτηριστικων</text:span><text:span text:style-name="a943" text:class-names=""><text:s text:c="1"/></text:span><text:span text:style-name="a944" text:class-names="">Filterbank</text:span><text:span text:style-name="a945" text:class-names=""/></text:p>
              </text:list-item>
            </text:list>
            <text:list text:style-name="a958">
              <text:list-item>
                <text:p text:style-name="a957" text:class-names="" text:cond-style-name=""><text:span text:style-name="a948" text:class-names="">Εξ</text:span><text:span text:style-name="a949" text:class-names="">α</text:span><text:span text:style-name="a950" text:class-names="">γωγη</text:span><text:span text:style-name="a951" text:class-names=""> χαρα</text:span><text:span text:style-name="a952" text:class-names="">κτηριστικων</text:span><text:span text:style-name="a953" text:class-names=""><text:s text:c="1"/>MFCC(</text:span><text:span text:style-name="a954" text:class-names="">mel</text:span><text:span text:style-name="a955" text:class-names="">-frequency cepstral coefficient)</text:span><text:span text:style-name="a956" text:class-names=""/></text:p>
              </text:list-item>
            </text:list>
            <text:list text:style-name="a1019">
              <text:list-item>
                <text:list text:style-name="a1019">
                  <text:list-item>
                    <text:p text:style-name="a1018" text:class-names="" text:cond-style-name=""><text:span text:style-name="a959" text:class-names="">Ειν</text:span><text:span text:style-name="a960" text:class-names="">αι<text:s text:c="1"/></text:span><text:span text:style-name="a961" text:class-names="">οι</text:span><text:span text:style-name="a962" text:class-names=""><text:s text:c="1"/></text:span><text:span text:style-name="a963" text:class-names="">συντελεστες</text:span><text:span text:style-name="a964" text:class-names=""><text:s text:c="1"/>οπ</text:span><text:span text:style-name="a965" text:class-names="">ου</text:span><text:span text:style-name="a966" text:class-names=""><text:s text:c="1"/></text:span><text:span text:style-name="a967" text:class-names="">συνολικ</text:span><text:span text:style-name="a968" text:class-names="">α<text:s text:c="1"/></text:span><text:span text:style-name="a969" text:class-names="">φτι</text:span><text:span text:style-name="a970" text:class-names="">α</text:span><text:span text:style-name="a971" text:class-names="">χνουν</text:span><text:span text:style-name="a972" text:class-names=""><text:s text:c="1"/></text:span><text:span text:style-name="a973" text:class-names="">εν</text:span><text:span text:style-name="a974" text:class-names="">α MFC (</text:span><text:span text:style-name="a975" text:class-names="">μι</text:span><text:span text:style-name="a976" text:class-names="">α αναπαρα</text:span><text:span text:style-name="a977" text:class-names="">στ</text:span><text:span text:style-name="a978" text:class-names="">α</text:span><text:span text:style-name="a979" text:class-names="">ση</text:span><text:span text:style-name="a980" text:class-names=""> toy βρα</text:span><text:span text:style-name="a981" text:class-names="">χυ</text:span><text:span text:style-name="a982" text:class-names="">π</text:span><text:span text:style-name="a983" text:class-names="">ροθεσμου</text:span><text:span text:style-name="a984" text:class-names=""><text:s text:c="1"/>φα</text:span><text:span text:style-name="a985" text:class-names="">σμ</text:span><text:span text:style-name="a986" text:class-names="">α</text:span><text:span text:style-name="a987" text:class-names="">τος</text:span><text:span text:style-name="a988" text:class-names=""><text:s text:c="1"/></text:span><text:span text:style-name="a989" text:class-names="">ισχυος</text:span><text:span text:style-name="a990" text:class-names=""><text:s text:c="1"/></text:span><text:span text:style-name="a991" text:class-names="">ενος</text:span><text:span text:style-name="a992" text:class-names=""> </text:span><text:span text:style-name="a993" text:class-names="">ηχου</text:span><text:span text:style-name="a994" text:class-names="">,βα</text:span><text:span text:style-name="a995" text:class-names="">σισμενο</text:span><text:span text:style-name="a996" text:class-names=""><text:s text:c="1"/></text:span><text:span text:style-name="a997" text:class-names="">σε</text:span><text:span text:style-name="a998" text:class-names=""><text:s text:c="1"/></text:span><text:span text:style-name="a999" text:class-names="">ena</text:span><text:span text:style-name="a1000" text:class-names=""><text:s text:c="1"/></text:span><text:span text:style-name="a1001" text:class-names="">γρ</text:span><text:span text:style-name="a1002" text:class-names="">α</text:span><text:span text:style-name="a1003" text:class-names="">μμικο</text:span><text:span text:style-name="a1004" text:class-names=""><text:s text:c="1"/></text:span><text:span text:style-name="a1005" text:class-names="">μετ</text:span><text:span text:style-name="a1006" text:class-names="">α</text:span><text:span text:style-name="a1007" text:class-names="">σχημ</text:span><text:span text:style-name="a1008" text:class-names="">α</text:span><text:span text:style-name="a1009" text:class-names="">τισμο</text:span><text:span text:style-name="a1010" text:class-names=""><text:s text:c="1"/></text:span><text:span text:style-name="a1011" text:class-names="">συνημιτονου</text:span><text:span text:style-name="a1012" text:class-names=""><text:s text:c="1"/></text:span><text:span text:style-name="a1013" text:class-names="">ενος</text:span><text:span text:style-name="a1014" text:class-names=""> </text:span><text:span text:style-name="a1015" text:class-names="">λογαριθμικού φάσματος ισχύος σε μια μη γραμμική κλίμακα<text:s text:c="1"/></text:span><text:span text:style-name="a1016" text:class-names="">mel</text:span><text:span text:style-name="a1017" text:class-names=""><text:s text:c="1"/>της συχνότητας.</text:span></text:p>
                  </text:list-item>
                </text:list>
              </text:list-item>
            </text:list>
          </draw:text-box>
          <svg:title/>
          <svg:desc/>
        </draw:frame>
      </draw:page>
      <draw:page draw:name="Slide8" draw:style-name="a1022" draw:master-page-name="Master1-Layout2-obj-Title-and-Content" presentation:presentation-page-layout-name="Master1-PPL2" draw:id="Slide-263">
        <draw:custom-shape svg:x="0in" svg:y="-0in" svg:width="13.33333in" svg:height="7.5in" draw:id="id137" draw:style-name="a1025" draw:name="Rectangle 8">
          <svg:title/>
          <svg:desc/>
          <text:p text:style-name="a1024" text:class-names="" text:cond-style-name=""><text:span text:style-name="a1023" text:class-names=""/></text:p>
          <draw:enhanced-geometry xmlns:dr3d="urn:oasis:names:tc:opendocument:xmlns:dr3d:1.0" draw:type="non-primitive" svg:viewBox="0 0 21600 21600" draw:enhanced-path="M 0 0 L 21600 0 21600 21600 0 21600 Z N"/>
        </draw:custom-shape>
        <draw:custom-shape svg:x="0in" svg:y="-0in" svg:width="13.33333in" svg:height="2.48342in" draw:id="id138" draw:style-name="a1029" draw:name="Freeform: Shape 10">
          <svg:title/>
          <svg:desc/>
          <text:p text:style-name="a1027" text:class-names="" text:cond-style-name=""><text:span text:style-name="a1026" text:class-names=""/></text:p>
          <draw:enhanced-geometry xmlns:dr3d="urn:oasis:names:tc:opendocument:xmlns:dr3d:1.0" draw:type="non-primitive" svg:viewBox="0 0 12192000 2270840" draw:enhanced-path="M 0 0 L 12192000 0 12192000 519831 12192000 744794 12192000 1754022 11957522 1797924 11679973 1847668 11401197 1896361 11121192 1938047 10842416 1980084 10562411 2019319 10286091 2052948 10006086 2084826 9727310 2113902 9453445 2139124 9175897 2164346 8902033 2185365 8628169 2201829 8355533 2218995 8085353 2233357 7817629 2243516 7549905 2252274 7284638 2260681 7023055 2264535 6761472 2268738 6503573 2270840 6248130 2268738 5995144 2268738 5744613 2264535 5498995 2258229 5255834 2252274 5017584 2245618 4780562 2235459 4547227 2224599 4318800 2214791 3873004 2187116 3445628 2157691 3035446 2126863 2647370 2092884 2276487 2057502 1932621 2019319 1609634 1981836 1312435 1944353 1039799 1908972 797865 1875342 579265 1843464 395052 1816841 240312 1791618 27853 1755537 0 1750824 0 744794 0 519831 Z N" draw:text-areas="?f188 ?f190 ?f189 ?f191" draw:glue-points="?f98 ?f99 ?f100 ?f99 ?f100 ?f101 ?f100 ?f102 ?f100 ?f103 ?f104 ?f105 ?f106 ?f107 ?f108 ?f109 ?f110 ?f111 ?f112 ?f113 ?f114 ?f115 ?f116 ?f117 ?f118 ?f119 ?f120 ?f121 ?f122 ?f123 ?f124 ?f125 ?f126 ?f127 ?f128 ?f129 ?f130 ?f131 ?f132 ?f133 ?f134 ?f135 ?f136 ?f137 ?f138 ?f139 ?f140 ?f141 ?f142 ?f143 ?f144 ?f145 ?f146 ?f143 ?f147 ?f143 ?f148 ?f141 ?f149 ?f150 ?f151 ?f137 ?f152 ?f153 ?f154 ?f155 ?f156 ?f157 ?f158 ?f159 ?f160 ?f161 ?f162 ?f163 ?f164 ?f165 ?f166 ?f167 ?f168 ?f169 ?f170 ?f115 ?f171 ?f172 ?f173 ?f174 ?f175 ?f176 ?f177 ?f178 ?f179 ?f180 ?f181 ?f182 ?f183 ?f184 ?f185 ?f186 ?f98 ?f187 ?f98 ?f102 ?f98 ?f101"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270840"/>
            <draw:equation draw:name="f8" draw:formula="0 * ?f5 / 12192000"/>
            <draw:equation draw:name="f9" draw:formula="0 * ?f4 / 2270840"/>
            <draw:equation draw:name="f10" draw:formula="12192000 * ?f5 / 12192000"/>
            <draw:equation draw:name="f11" draw:formula="519831 * ?f4 / 2270840"/>
            <draw:equation draw:name="f12" draw:formula="744794 * ?f4 / 2270840"/>
            <draw:equation draw:name="f13" draw:formula="1754022 * ?f4 / 2270840"/>
            <draw:equation draw:name="f14" draw:formula="11957522 * ?f5 / 12192000"/>
            <draw:equation draw:name="f15" draw:formula="1797924 * ?f4 / 2270840"/>
            <draw:equation draw:name="f16" draw:formula="11679973 * ?f5 / 12192000"/>
            <draw:equation draw:name="f17" draw:formula="1847668 * ?f4 / 2270840"/>
            <draw:equation draw:name="f18" draw:formula="11401197 * ?f5 / 12192000"/>
            <draw:equation draw:name="f19" draw:formula="1896361 * ?f4 / 2270840"/>
            <draw:equation draw:name="f20" draw:formula="11121192 * ?f5 / 12192000"/>
            <draw:equation draw:name="f21" draw:formula="1938047 * ?f4 / 2270840"/>
            <draw:equation draw:name="f22" draw:formula="10842416 * ?f5 / 12192000"/>
            <draw:equation draw:name="f23" draw:formula="1980084 * ?f4 / 2270840"/>
            <draw:equation draw:name="f24" draw:formula="10562411 * ?f5 / 12192000"/>
            <draw:equation draw:name="f25" draw:formula="2019319 * ?f4 / 2270840"/>
            <draw:equation draw:name="f26" draw:formula="10286091 * ?f5 / 12192000"/>
            <draw:equation draw:name="f27" draw:formula="2052948 * ?f4 / 2270840"/>
            <draw:equation draw:name="f28" draw:formula="10006086 * ?f5 / 12192000"/>
            <draw:equation draw:name="f29" draw:formula="2084826 * ?f4 / 2270840"/>
            <draw:equation draw:name="f30" draw:formula="9727310 * ?f5 / 12192000"/>
            <draw:equation draw:name="f31" draw:formula="2113902 * ?f4 / 2270840"/>
            <draw:equation draw:name="f32" draw:formula="9453445 * ?f5 / 12192000"/>
            <draw:equation draw:name="f33" draw:formula="2139124 * ?f4 / 2270840"/>
            <draw:equation draw:name="f34" draw:formula="9175897 * ?f5 / 12192000"/>
            <draw:equation draw:name="f35" draw:formula="2164346 * ?f4 / 2270840"/>
            <draw:equation draw:name="f36" draw:formula="8902033 * ?f5 / 12192000"/>
            <draw:equation draw:name="f37" draw:formula="2185365 * ?f4 / 2270840"/>
            <draw:equation draw:name="f38" draw:formula="8628169 * ?f5 / 12192000"/>
            <draw:equation draw:name="f39" draw:formula="2201829 * ?f4 / 2270840"/>
            <draw:equation draw:name="f40" draw:formula="8355533 * ?f5 / 12192000"/>
            <draw:equation draw:name="f41" draw:formula="2218995 * ?f4 / 2270840"/>
            <draw:equation draw:name="f42" draw:formula="8085353 * ?f5 / 12192000"/>
            <draw:equation draw:name="f43" draw:formula="2233357 * ?f4 / 2270840"/>
            <draw:equation draw:name="f44" draw:formula="7817629 * ?f5 / 12192000"/>
            <draw:equation draw:name="f45" draw:formula="2243516 * ?f4 / 2270840"/>
            <draw:equation draw:name="f46" draw:formula="7549905 * ?f5 / 12192000"/>
            <draw:equation draw:name="f47" draw:formula="2252274 * ?f4 / 2270840"/>
            <draw:equation draw:name="f48" draw:formula="7284638 * ?f5 / 12192000"/>
            <draw:equation draw:name="f49" draw:formula="2260681 * ?f4 / 2270840"/>
            <draw:equation draw:name="f50" draw:formula="7023055 * ?f5 / 12192000"/>
            <draw:equation draw:name="f51" draw:formula="2264535 * ?f4 / 2270840"/>
            <draw:equation draw:name="f52" draw:formula="6761472 * ?f5 / 12192000"/>
            <draw:equation draw:name="f53" draw:formula="2268738 * ?f4 / 2270840"/>
            <draw:equation draw:name="f54" draw:formula="6503573 * ?f5 / 12192000"/>
            <draw:equation draw:name="f55" draw:formula="2270840 * ?f4 / 2270840"/>
            <draw:equation draw:name="f56" draw:formula="6248130 * ?f5 / 12192000"/>
            <draw:equation draw:name="f57" draw:formula="5995144 * ?f5 / 12192000"/>
            <draw:equation draw:name="f58" draw:formula="5744613 * ?f5 / 12192000"/>
            <draw:equation draw:name="f59" draw:formula="5498995 * ?f5 / 12192000"/>
            <draw:equation draw:name="f60" draw:formula="2258229 * ?f4 / 2270840"/>
            <draw:equation draw:name="f61" draw:formula="5255834 * ?f5 / 12192000"/>
            <draw:equation draw:name="f62" draw:formula="5017584 * ?f5 / 12192000"/>
            <draw:equation draw:name="f63" draw:formula="2245618 * ?f4 / 2270840"/>
            <draw:equation draw:name="f64" draw:formula="4780562 * ?f5 / 12192000"/>
            <draw:equation draw:name="f65" draw:formula="2235459 * ?f4 / 2270840"/>
            <draw:equation draw:name="f66" draw:formula="4547227 * ?f5 / 12192000"/>
            <draw:equation draw:name="f67" draw:formula="2224599 * ?f4 / 2270840"/>
            <draw:equation draw:name="f68" draw:formula="4318800 * ?f5 / 12192000"/>
            <draw:equation draw:name="f69" draw:formula="2214791 * ?f4 / 2270840"/>
            <draw:equation draw:name="f70" draw:formula="3873004 * ?f5 / 12192000"/>
            <draw:equation draw:name="f71" draw:formula="2187116 * ?f4 / 2270840"/>
            <draw:equation draw:name="f72" draw:formula="3445628 * ?f5 / 12192000"/>
            <draw:equation draw:name="f73" draw:formula="2157691 * ?f4 / 2270840"/>
            <draw:equation draw:name="f74" draw:formula="3035446 * ?f5 / 12192000"/>
            <draw:equation draw:name="f75" draw:formula="2126863 * ?f4 / 2270840"/>
            <draw:equation draw:name="f76" draw:formula="2647370 * ?f5 / 12192000"/>
            <draw:equation draw:name="f77" draw:formula="2092884 * ?f4 / 2270840"/>
            <draw:equation draw:name="f78" draw:formula="2276487 * ?f5 / 12192000"/>
            <draw:equation draw:name="f79" draw:formula="2057502 * ?f4 / 2270840"/>
            <draw:equation draw:name="f80" draw:formula="1932621 * ?f5 / 12192000"/>
            <draw:equation draw:name="f81" draw:formula="1609634 * ?f5 / 12192000"/>
            <draw:equation draw:name="f82" draw:formula="1981836 * ?f4 / 2270840"/>
            <draw:equation draw:name="f83" draw:formula="1312435 * ?f5 / 12192000"/>
            <draw:equation draw:name="f84" draw:formula="1944353 * ?f4 / 2270840"/>
            <draw:equation draw:name="f85" draw:formula="1039799 * ?f5 / 12192000"/>
            <draw:equation draw:name="f86" draw:formula="1908972 * ?f4 / 2270840"/>
            <draw:equation draw:name="f87" draw:formula="797865 * ?f5 / 12192000"/>
            <draw:equation draw:name="f88" draw:formula="1875342 * ?f4 / 2270840"/>
            <draw:equation draw:name="f89" draw:formula="579265 * ?f5 / 12192000"/>
            <draw:equation draw:name="f90" draw:formula="1843464 * ?f4 / 2270840"/>
            <draw:equation draw:name="f91" draw:formula="395052 * ?f5 / 12192000"/>
            <draw:equation draw:name="f92" draw:formula="1816841 * ?f4 / 2270840"/>
            <draw:equation draw:name="f93" draw:formula="240312 * ?f5 / 12192000"/>
            <draw:equation draw:name="f94" draw:formula="1791618 * ?f4 / 2270840"/>
            <draw:equation draw:name="f95" draw:formula="27853 * ?f5 / 12192000"/>
            <draw:equation draw:name="f96" draw:formula="1755537 * ?f4 / 2270840"/>
            <draw:equation draw:name="f97" draw:formula="1750824 * ?f4 / 2270840"/>
            <draw:equation draw:name="f98" draw:formula="?f8 / ?f6"/>
            <draw:equation draw:name="f99" draw:formula="?f9 / ?f7"/>
            <draw:equation draw:name="f100" draw:formula="?f10 / ?f6"/>
            <draw:equation draw:name="f101" draw:formula="?f11 / ?f7"/>
            <draw:equation draw:name="f102" draw:formula="?f12 / ?f7"/>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7"/>
            <draw:equation draw:name="f138" draw:formula="?f48 / ?f6"/>
            <draw:equation draw:name="f139" draw:formula="?f49 / ?f7"/>
            <draw:equation draw:name="f140" draw:formula="?f50 / ?f6"/>
            <draw:equation draw:name="f141" draw:formula="?f51 / ?f7"/>
            <draw:equation draw:name="f142" draw:formula="?f52 / ?f6"/>
            <draw:equation draw:name="f143" draw:formula="?f53 / ?f7"/>
            <draw:equation draw:name="f144" draw:formula="?f54 / ?f6"/>
            <draw:equation draw:name="f145" draw:formula="?f55 / ?f7"/>
            <draw:equation draw:name="f146" draw:formula="?f56 / ?f6"/>
            <draw:equation draw:name="f147" draw:formula="?f57 / ?f6"/>
            <draw:equation draw:name="f148" draw:formula="?f58 / ?f6"/>
            <draw:equation draw:name="f149" draw:formula="?f59 / ?f6"/>
            <draw:equation draw:name="f150" draw:formula="?f60 / ?f7"/>
            <draw:equation draw:name="f151" draw:formula="?f61 / ?f6"/>
            <draw:equation draw:name="f152" draw:formula="?f62 / ?f6"/>
            <draw:equation draw:name="f153" draw:formula="?f63 / ?f7"/>
            <draw:equation draw:name="f154" draw:formula="?f64 / ?f6"/>
            <draw:equation draw:name="f155" draw:formula="?f65 / ?f7"/>
            <draw:equation draw:name="f156" draw:formula="?f66 / ?f6"/>
            <draw:equation draw:name="f157" draw:formula="?f67 / ?f7"/>
            <draw:equation draw:name="f158" draw:formula="?f68 / ?f6"/>
            <draw:equation draw:name="f159" draw:formula="?f69 / ?f7"/>
            <draw:equation draw:name="f160" draw:formula="?f70 / ?f6"/>
            <draw:equation draw:name="f161" draw:formula="?f71 / ?f7"/>
            <draw:equation draw:name="f162" draw:formula="?f72 / ?f6"/>
            <draw:equation draw:name="f163" draw:formula="?f73 / ?f7"/>
            <draw:equation draw:name="f164" draw:formula="?f74 / ?f6"/>
            <draw:equation draw:name="f165" draw:formula="?f75 / ?f7"/>
            <draw:equation draw:name="f166" draw:formula="?f76 / ?f6"/>
            <draw:equation draw:name="f167" draw:formula="?f77 / ?f7"/>
            <draw:equation draw:name="f168" draw:formula="?f78 / ?f6"/>
            <draw:equation draw:name="f169" draw:formula="?f79 / ?f7"/>
            <draw:equation draw:name="f170" draw:formula="?f80 / ?f6"/>
            <draw:equation draw:name="f171" draw:formula="?f81 / ?f6"/>
            <draw:equation draw:name="f172" draw:formula="?f82 / ?f7"/>
            <draw:equation draw:name="f173" draw:formula="?f83 / ?f6"/>
            <draw:equation draw:name="f174" draw:formula="?f84 / ?f7"/>
            <draw:equation draw:name="f175" draw:formula="?f85 / ?f6"/>
            <draw:equation draw:name="f176" draw:formula="?f86 / ?f7"/>
            <draw:equation draw:name="f177" draw:formula="?f87 / ?f6"/>
            <draw:equation draw:name="f178" draw:formula="?f88 / ?f7"/>
            <draw:equation draw:name="f179" draw:formula="?f89 / ?f6"/>
            <draw:equation draw:name="f180" draw:formula="?f90 / ?f7"/>
            <draw:equation draw:name="f181" draw:formula="?f91 / ?f6"/>
            <draw:equation draw:name="f182" draw:formula="?f92 / ?f7"/>
            <draw:equation draw:name="f183" draw:formula="?f93 / ?f6"/>
            <draw:equation draw:name="f184" draw:formula="?f94 / ?f7"/>
            <draw:equation draw:name="f185" draw:formula="?f95 / ?f6"/>
            <draw:equation draw:name="f186" draw:formula="?f96 / ?f7"/>
            <draw:equation draw:name="f187" draw:formula="?f97 / ?f7"/>
            <draw:equation draw:name="f188" draw:formula="?f0 / ?f6"/>
            <draw:equation draw:name="f189" draw:formula="?f1 / ?f6"/>
            <draw:equation draw:name="f190" draw:formula="?f2 / ?f7"/>
            <draw:equation draw:name="f191" draw:formula="?f3 / ?f7"/>
          </draw:enhanced-geometry>
        </draw:custom-shape>
        <draw:frame draw:id="id139" presentation:style-name="a1043" draw:name="Title 1" svg:x="1.24826in" svg:y="0.66667in" svg:width="10.83333in" svg:height="1.16519in" presentation:class="title" presentation:placeholder="false">
          <draw:text-box>
            <text:p text:style-name="a1042" text:class-names="" text:cond-style-name=""><text:span text:style-name="a1030" text:class-names="">Απ</text:span><text:span text:style-name="a1031" text:class-names="">εικονιση</text:span><text:span text:style-name="a1032" text:class-names=""><text:s text:c="1"/>σπ</text:span><text:span text:style-name="a1033" text:class-names="">εκτογρ</text:span><text:span text:style-name="a1034" text:class-names="">α</text:span><text:span text:style-name="a1035" text:class-names="">μμ</text:span><text:span text:style-name="a1036" text:class-names="">α</text:span><text:span text:style-name="a1037" text:class-names="">τος</text:span><text:span text:style-name="a1038" text:class-names=""><text:s text:c="1"/>και<text:s text:c="1"/></text:span><text:span text:style-name="a1039" text:class-names="">εξοδος</text:span><text:span text:style-name="a1040" text:class-names=""><text:s text:c="1"/>ASR</text:span><text:span text:style-name="a1041" text:class-names=""/></text:p>
          </draw:text-box>
          <svg:title/>
          <svg:desc/>
        </draw:frame>
        <draw:frame draw:id="id140" presentation:style-name="a1109" draw:name="Content Placeholder 3" svg:x="1.24826in" svg:y="2.91667in" svg:width="10.83333in" svg:height="3.41667in" presentation:class="outline" presentation:placeholder="false">
          <draw:text-box>
            <text:list text:style-name="a1073">
              <text:list-item>
                <text:p text:style-name="a1072" text:class-names="" text:cond-style-name=""><text:span text:style-name="a1044" text:class-names="">Το</text:span><text:span text:style-name="a1045" text:class-names=""><text:s text:c="1"/>ASR<text:s text:c="1"/></text:span><text:span text:style-name="a1046" text:class-names="">συστημ</text:span><text:span text:style-name="a1047" text:class-names="">α απ</text:span><text:span text:style-name="a1048" text:class-names="">εικονιζει</text:span><text:span text:style-name="a1049" text:class-names=""><text:s text:c="1"/></text:span><text:span text:style-name="a1050" text:class-names="">το</text:span><text:span text:style-name="a1051" text:class-names=""><text:s text:c="1"/>σπ</text:span><text:span text:style-name="a1052" text:class-names="">εκτογρ</text:span><text:span text:style-name="a1053" text:class-names="">α</text:span><text:span text:style-name="a1054" text:class-names="">μμ</text:span><text:span text:style-name="a1055" text:class-names="">α<text:s text:c="1"/></text:span><text:span text:style-name="a1056" text:class-names="">του</text:span><text:span text:style-name="a1057" text:class-names=""><text:s text:c="1"/></text:span><text:span text:style-name="a1058" text:class-names="">σημ</text:span><text:span text:style-name="a1059" text:class-names="">α</text:span><text:span text:style-name="a1060" text:class-names="">τος</text:span><text:span text:style-name="a1061" text:class-names=""><text:s text:c="1"/></text:span><text:span text:style-name="a1062" text:class-names="">με</text:span><text:span text:style-name="a1063" text:class-names=""><text:s text:c="1"/>α</text:span><text:span text:style-name="a1064" text:class-names="">ξονες</text:span><text:span text:style-name="a1065" text:class-names="">(</text:span><text:span text:style-name="a1066" text:class-names="">ευρος,δειγμ</text:span><text:span text:style-name="a1067" text:class-names="">α)και(</text:span><text:span text:style-name="a1068" text:class-names="">χρονο</text:span><text:span text:style-name="a1069" text:class-names="">,<text:s text:c="1"/></text:span><text:span text:style-name="a1070" text:class-names="">συχνοτητ</text:span><text:span text:style-name="a1071" text:class-names="">α).</text:span></text:p>
              </text:list-item>
            </text:list>
            <text:list text:style-name="a1108">
              <text:list-item>
                <text:p text:style-name="a1107" text:class-names="" text:cond-style-name=""><text:span text:style-name="a1074" text:class-names="">Και<text:s text:c="1"/></text:span><text:span text:style-name="a1075" text:class-names="">τελος</text:span><text:span text:style-name="a1076" text:class-names=""> </text:span><text:span text:style-name="a1077" text:class-names="">χρησιμο</text:span><text:span text:style-name="a1078" text:class-names="">π</text:span><text:span text:style-name="a1079" text:class-names="">οιωντ</text:span><text:span text:style-name="a1080" text:class-names="">ας<text:s text:c="1"/></text:span><text:span text:style-name="a1081" text:class-names="">την</text:span><text:span text:style-name="a1082" text:class-names=""><text:s text:c="1"/>βιβ</text:span><text:span text:style-name="a1083" text:class-names="">λιοθηκη</text:span><text:span text:style-name="a1084" text:class-names=""><text:s text:c="1"/></text:span><text:span text:style-name="a1085" text:class-names="">speech_recognition</text:span><text:span text:style-name="a1086" text:class-names=""><text:s text:c="1"/></text:span><text:span text:style-name="a1087" text:class-names="">εκτυ</text:span><text:span text:style-name="a1088" text:class-names="">π</text:span><text:span text:style-name="a1089" text:class-names="">ονετ</text:span><text:span text:style-name="a1090" text:class-names="">αι η π</text:span><text:span text:style-name="a1091" text:class-names="">ροτ</text:span><text:span text:style-name="a1092" text:class-names="">α</text:span><text:span text:style-name="a1093" text:class-names="">ση</text:span><text:span text:style-name="a1094" text:class-names=""><text:s text:c="1"/>π</text:span><text:span text:style-name="a1095" text:class-names="">ου</text:span><text:span text:style-name="a1096" text:class-names=""><text:s text:c="1"/></text:span><text:span text:style-name="a1097" text:class-names="">ειχε</text:span><text:span text:style-name="a1098" text:class-names=""><text:s text:c="1"/>σαν<text:s text:c="1"/></text:span><text:span text:style-name="a1099" text:class-names="">εισοδο</text:span><text:span text:style-name="a1100" text:class-names=""><text:s text:c="1"/></text:span><text:span text:style-name="a1101" text:class-names="">το</text:span><text:span text:style-name="a1102" text:class-names=""><text:s text:c="1"/>π</text:span><text:span text:style-name="a1103" text:class-names="">ρογρ</text:span><text:span text:style-name="a1104" text:class-names="">α</text:span><text:span text:style-name="a1105" text:class-names="">μμ</text:span><text:span text:style-name="a1106" text:class-names="">α.</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91493in" svg:y="0.66667in" svg:width="9.48843in" svg:height="3.5in"/>
      <presentation:placeholder presentation:object="subtitle" svg:x="1.91493in" svg:y="4.25in" svg:width="9.4884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2" style:display-name="Title and Content">
      <presentation:placeholder presentation:object="title" svg:x="1.24826in" svg:y="0.66667in" svg:width="10.83333in" svg:height="2.08333in"/>
      <presentation:placeholder presentation:object="object"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3" style:display-name="Section Header">
      <presentation:placeholder presentation:object="title" svg:x="1.91493in" svg:y="3.61831in" svg:width="9.5in" svg:height="1.6063in"/>
      <presentation:placeholder presentation:object="outline" svg:x="1.91493in" svg:y="5.22461in" svg:width="9.5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4" style:display-name="Two Content">
      <presentation:placeholder presentation:object="title" svg:x="1.24826in" svg:y="0.66667in" svg:width="10.83333in" svg:height="2.08333in"/>
      <presentation:placeholder presentation:object="object" svg:x="1.24826in" svg:y="2.91667in" svg:width="5.33333in" svg:height="3.41667in"/>
      <presentation:placeholder presentation:object="object" svg:x="6.74826in" svg:y="2.91667in" svg:width="5.3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5" style:display-name="Comparison">
      <presentation:placeholder presentation:object="title" svg:x="1.24826in" svg:y="0.66667in" svg:width="10.83333in" svg:height="2.08333in"/>
      <presentation:placeholder presentation:object="outline" svg:x="1.56308in" svg:y="2.90741in" svg:width="5.01852in" svg:height="0.63021in"/>
      <presentation:placeholder presentation:object="object" svg:x="1.24826in" svg:y="3.54687in" svg:width="5.33333in" svg:height="2.78646in"/>
      <presentation:placeholder presentation:object="outline" svg:x="7.0463in" svg:y="2.91667in" svg:width="5.0353in" svg:height="0.63021in"/>
      <presentation:placeholder presentation:object="object" svg:x="6.74826in" svg:y="3.54687in" svg:width="5.33333in" svg:height="2.78646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6" style:display-name="Title Only">
      <presentation:placeholder presentation:object="title" svg:x="1.24826in" svg:y="0.66667in" svg:width="10.8333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7" style:display-name="Blank">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8" style:display-name="Content with Caption">
      <presentation:placeholder presentation:object="title" svg:x="1.24826in" svg:y="1.75in" svg:width="3.88137in" svg:height="1.5in"/>
      <presentation:placeholder presentation:object="object" svg:x="5.5816in" svg:y="0.66667in" svg:width="6.5in" svg:height="5.66667in"/>
      <presentation:placeholder presentation:object="outline" svg:x="1.24826in" svg:y="3.25in" svg:width="3.88137in" svg:height="2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9" style:display-name="Picture with Caption">
      <presentation:placeholder presentation:object="title" svg:x="1.24826in" svg:y="1.75in" svg:width="5.83333in" svg:height="1.5in"/>
      <presentation:placeholder presentation:object="graphic" svg:x="8.12963in" svg:y="-0.02in" svg:width="3.58333in" svg:height="7.55in"/>
      <presentation:placeholder presentation:object="outline" svg:x="1.24826in" svg:y="3.25in" svg:width="5.83333in" svg:height="2in"/>
      <presentation:placeholder presentation:object="date-time" svg:x="6.99826in" svg:y="6.43403in" svg:width="1in" svg:height="0.39931in"/>
      <presentation:placeholder presentation:object="footer" svg:x="1.24826in" svg:y="6.43403in" svg:width="5.58333in" svg:height="0.39931in"/>
      <presentation:placeholder presentation:object="page-number" svg:x="11.74826in" svg:y="6.43403in" svg:width="0.35276in" svg:height="0.39931in"/>
    </style:presentation-page-layout>
    <style:presentation-page-layout style:name="Master1-PPL10" style:display-name="Panoramic Picture with Caption">
      <presentation:placeholder presentation:object="title" svg:x="1.24826in" svg:y="5.17592in" svg:width="10.83333in" svg:height="0.61979in"/>
      <presentation:placeholder presentation:object="graphic" svg:x="2.16493in" svg:y="1.01937in" svg:width="8.996in" svg:height="3.46126in"/>
      <presentation:placeholder presentation:object="outline" svg:x="1.24826in" svg:y="5.79572in" svg:width="10.83333in" svg:height="0.5399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1" style:display-name="Title and Caption">
      <presentation:placeholder presentation:object="title" svg:x="1.24826in" svg:y="0.66667in" svg:width="10.83333in" svg:height="3.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2" style:display-name="Quote with Caption">
      <presentation:placeholder presentation:object="title" svg:x="1.5816in" svg:y="0.66667in" svg:width="10.16666in" svg:height="3in"/>
      <presentation:placeholder presentation:object="outline" svg:x="1.8316in" svg:y="3.66667in" svg:width="9.66667in" svg:height="0.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3" style:display-name="Name Card">
      <presentation:placeholder presentation:object="title" svg:x="1.24826in" svg:y="3.61831in" svg:width="10.83333in" svg:height="1.6063in"/>
      <presentation:placeholder presentation:object="outline" svg:x="1.24826in" svg:y="5.22461in" svg:width="10.83333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4" style:display-name="Quote Name Card">
      <presentation:placeholder presentation:object="title" svg:x="1.5816in" svg:y="0.66667in" svg:width="10.16666in" svg:height="3in"/>
      <presentation:placeholder presentation:object="outline" svg:x="1.24826in" svg:y="4.25in" svg:width="10.83333in" svg:height="0.97222in"/>
      <presentation:placeholder presentation:object="outline" svg:x="1.24826in" svg:y="5.22222in" svg:width="10.83333in" svg:height="1.11111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5" style:display-name="True or False">
      <presentation:placeholder presentation:object="title" svg:x="1.24826in" svg:y="0.66667in" svg:width="10.83333in" svg:height="3in"/>
      <presentation:placeholder presentation:object="outline" svg:x="1.24826in" svg:y="3.83333in" svg:width="10.83333in" svg:height="0.9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6" style:display-name="Title and Vertical Text">
      <presentation:placeholder presentation:object="title" svg:x="1.24826in" svg:y="0.66667in" svg:width="10.83333in" svg:height="2.08333in"/>
      <presentation:placeholder presentation:object="outline"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7" style:display-name="Vertical Title and Text">
      <presentation:placeholder presentation:object="title" svg:x="9.66415in" svg:y="0.66667in" svg:width="2.41745in" svg:height="5.66667in"/>
      <presentation:placeholder presentation:object="outline" svg:x="1.24826in" svg:y="0.66667in" svg:width="8.25in" svg:height="5.66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default-style style:family="graphic">
      <style:graphic-properties draw:fill="solid" draw:fill-color="#6f6f6f" draw:opacity="100%" draw:stroke="solid" svg:stroke-width="0.02083in" svg:stroke-color="#505050" svg:stroke-opacity="100%" svg:stroke-linecap="round"/>
    </style:default-style>
    <draw:gradient draw:name="a797" draw:style="radial" draw:cx="50%" draw:cy="50%" draw:start-color="#7c899a" draw:end-color="#a8b1bc" draw:start-intensity="40%" draw:end-intensity="50%"/>
    <draw:gradient draw:name="a1021" draw:style="linear" draw:angle="0" draw:start-color="#ffffff" draw:end-color="#bdbdbd" draw:start-intensity="100%" draw:end-intensity="100%"/>
    <draw:fill-image draw:name="a279" xlink:href="media/image1.png" xlink:show="embed" xlink:actuate="onLoad"/>
    <draw:fill-image draw:name="a156" xlink:href="media/image1.png" xlink:show="embed" xlink:actuate="onLoad"/>
    <draw:fill-image draw:name="a740" xlink:href="media/image1.png" xlink:show="embed" xlink:actuate="onLoad"/>
    <draw:fill-image draw:name="a529" xlink:href="media/image1.png" xlink:show="embed" xlink:actuate="onLoad"/>
    <draw:fill-image draw:name="a106" xlink:href="media/image1.png" xlink:show="embed" xlink:actuate="onLoad"/>
    <draw:fill-image draw:name="a214" xlink:href="media/image1.png" xlink:show="embed" xlink:actuate="onLoad"/>
    <draw:fill-image draw:name="a377" xlink:href="media/image1.png" xlink:show="embed" xlink:actuate="onLoad"/>
    <draw:fill-image draw:name="a484" xlink:href="media/image1.png" xlink:show="embed" xlink:actuate="onLoad"/>
    <draw:fill-image draw:name="a517" xlink:href="media/image1.png" xlink:show="embed" xlink:actuate="onLoad"/>
    <draw:fill-image draw:name="a925" xlink:href="media/image1.png" xlink:show="embed" xlink:actuate="onLoad"/>
    <draw:fill-image draw:name="a327" xlink:href="media/image1.png" xlink:show="embed" xlink:actuate="onLoad"/>
    <draw:fill-image draw:name="a53" xlink:href="media/image1.png" xlink:show="embed" xlink:actuate="onLoad"/>
    <draw:fill-image draw:name="a242" xlink:href="media/image1.png" xlink:show="embed" xlink:actuate="onLoad"/>
    <draw:fill-image draw:name="a0" xlink:href="media/image1.png" xlink:show="embed" xlink:actuate="onLoad"/>
    <draw:fill-image draw:name="a616" xlink:href="media/image1.png" xlink:show="embed" xlink:actuate="onLoad"/>
    <draw:fill-image draw:name="a918" xlink:href="media/image1.png" xlink:show="embed" xlink:actuate="onLoad"/>
    <draw:fill-image draw:name="a655" xlink:href="media/image1.png" xlink:show="embed" xlink:actuate="onLoad"/>
    <draw:fill-image draw:name="a230" xlink:href="media/image1.png" xlink:show="embed" xlink:actuate="onLoad"/>
    <draw:fill-image draw:name="a427" xlink:href="media/image1.png" xlink:show="embed" xlink:actuate="onLoad"/>
    <draw:fill-image draw:name="a86" xlink:href="media/image1.png" xlink:show="embed" xlink:actuate="onLoad"/>
    <draw:fill-image draw:name="a397" xlink:href="media/image1.png" xlink:show="embed" xlink:actuate="onLoad"/>
    <draw:fill-image draw:name="a303" xlink:href="media/image1.png" xlink:show="embed" xlink:actuate="onLoad"/>
    <draw:fill-image draw:name="a33" xlink:href="media/image1.png" xlink:show="embed" xlink:actuate="onLoad"/>
    <draw:fill-image draw:name="a1028" xlink:href="media/image2.png" xlink:show="embed" xlink:actuate="onLoad"/>
    <draw:fill-image draw:name="a451" xlink:href="media/image1.png" xlink:show="embed" xlink:actuate="onLoad"/>
    <draw:fill-image draw:name="a790" xlink:href="media/image1.png" xlink:show="embed" xlink:actuate="onLoad"/>
    <draw:fill-image draw:name="a347" xlink:href="media/image1.png" xlink:show="embed" xlink:actuate="onLoad"/>
    <draw:marker draw:name="a738" svg:viewBox="0 0 20 30" svg:d="m10 0-10 30h20z"/>
    <draw:marker draw:name="a736"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0">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center" draw:fill="none" svg:stroke-width="0.04167in" svg:stroke-color="#363d46" svg:stroke-opacity="100%" draw:auto-grow-width="false" draw:auto-grow-height="false" style:shrink-to-fit="true"/>
      <style:paragraph-properties style:font-independent-line-spacing="true" style:writing-mode="lr-tb"/>
    </style:style>
    <style:style style:family="text" style:name="a313">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8">
      <style:drawing-page-properties draw:fill="bitmap" draw:fill-image-name="a42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7">
      <style:drawing-page-properties draw:fill="bitmap" draw:fill-image-name="a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
      <style:text-properties fo:text-transform="uppercas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text-transform="uppercas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bitmap" draw:fill-image-name="a1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5">
      <style:drawing-page-properties draw:fill="bitmap" draw:fill-image-name="a2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0">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8">
      <style:drawing-page-properties draw:fill="bitmap" draw:fill-image-name="a32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3">
      <style:text-properties fo:text-transform="uppercase"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31">
      <style:drawing-page-properties draw:fill="bitmap" draw:fill-image-name="a2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8">
      <style:drawing-page-properties draw:fill="bitmap" draw:fill-image-name="a3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bitmap" draw:fill-image-name="a4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3">
      <style:drawing-page-properties draw:fill="bitmap" draw:fill-image-name="a2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text-transform="uppercas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text-transform="uppercas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bitmap" draw:fill-image-name="a1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8">
      <style:drawing-page-properties draw:fill="bitmap" draw:fill-image-name="a37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5">
      <style:drawing-page-properties draw:fill="bitmap" draw:fill-image-name="a48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small-caps"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bitmap" draw:fill-image-name="a2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text-transform="uppercase"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text-transform="uppercase"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top" draw:textarea-horizontal-align="center" draw:fill="none" svg:stroke-width="0.04167in" svg:stroke-color="#363d46" svg:stroke-opacity="100%" draw:auto-grow-width="false" draw:auto-grow-height="false" style:shrink-to-fit="true"/>
      <style:paragraph-properties style:font-independent-line-spacing="true" style:writing-mode="lr-tb"/>
    </style:style>
    <style:style style:family="text" style:name="a39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bitmap" draw:fill-image-name="a3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small-caps"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bitmap" draw:fill-image-name="a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
      <style:text-properties fo:text-transform="uppercas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text-transform="uppercas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small-caps"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small-caps"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bitmap" draw:fill-image-name="a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0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2">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text-transform="uppercas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4">
      <style:drawing-page-properties draw:fill="bitmap" draw:fill-image-name="a3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5">
      <style:text-properties fo:text-transform="uppercas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text-transform="uppercas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0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45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5">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3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11">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7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5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5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5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9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7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9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0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0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esh" style:page-layout-name="pageLayout1" draw:style-name="a1">
      <draw:frame draw:id="id0" presentation:style-name="a5" draw:name="Title Placeholder 1" svg:x="1.24826in" svg:y="0.66667in" svg:width="10.83333in" svg:height="2.08333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1.24826in" svg:y="2.91667in" svg:width="10.83333in" svg:height="3.4166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6" draw:name="Date Placeholder 3" svg:x="9.66493in" svg:y="6.43403in" svg:width="1.75in" svg:height="0.39931in" presentation:class="date-time" presentation:placeholder="false">
        <draw:text-box>
          <text:p text:style-name="a25" text:class-names="" text:cond-style-name=""><text:span text:style-name="a23" text:class-names=""><text:date text:fixed="false" style:data-style-name="a24">5/23/2019</text:date></text:span></text:p>
        </draw:text-box>
        <svg:title/>
        <svg:desc/>
      </draw:frame>
      <draw:frame draw:id="id3" presentation:style-name="a29" draw:name="Footer Placeholder 4" svg:x="1.24826in" svg:y="6.43403in" svg:width="8.25in" svg:height="0.39931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11.49826in" svg:y="6.43403in" svg:width="0.60276in" svg:height="0.39931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34">
      <draw:frame draw:id="id5" presentation:style-name="a38" draw:name="Title 1" svg:x="1.91493in" svg:y="0.66667in" svg:width="9.48843in" svg:height="3.5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91493in" svg:y="4.25in" svg:width="9.48843in" svg:height="2.08333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6" draw:name="Date Placeholder 3" svg:x="9.66493in" svg:y="6.43403in" svg:width="1.75in" svg:height="0.39931in" presentation:class="date-time" presentation:placeholder="false">
        <draw:text-box>
          <text:p text:style-name="a45" text:class-names="" text:cond-style-name=""><text:span text:style-name="a43" text:class-names=""><text:date text:fixed="false" style:data-style-name="a44">5/23/2019</text:date></text:span></text:p>
        </draw:text-box>
        <svg:title/>
        <svg:desc/>
      </draw:frame>
      <draw:frame draw:id="id8" presentation:style-name="a49" draw:name="Footer Placeholder 4" svg:x="1.24826in" svg:y="6.43403in" svg:width="8.25in" svg:height="0.39931in" presentation:class="footer" presentation:placeholder="false">
        <draw:text-box>
          <text:p text:style-name="a48" text:class-names="" text:cond-style-name=""><text:span text:style-name="a47" text:class-names=""/></text:p>
        </draw:text-box>
        <svg:title/>
        <svg:desc/>
      </draw:frame>
      <draw:frame draw:id="id9" presentation:style-name="a52" draw:name="Slide Number Placeholder 5" svg:x="11.49826in" svg:y="6.43403in" svg:width="0.60276in" svg:height="0.39931in" presentation:class="page-number" presentation:placeholder="false">
        <draw:text-box>
          <text:p text:style-name="a51" text:class-names="" text:cond-style-name=""><text:span text:style-name="a50" text:class-names=""><text:page-number style:num-format="1" text:fixed="false">‹#›</text:page-number></text:span></text:p>
        </draw:text-box>
        <svg:title/>
        <svg:desc/>
      </draw:frame>
    </style:master-page>
    <style:master-page style:name="Master1-Layout2-obj-Title-and-Content" style:page-layout-name="pageLayout1" draw:style-name="a54">
      <draw:frame draw:id="id10" presentation:style-name="a58" draw:name="Title 1" svg:x="1.24826in" svg:y="0.66667in" svg:width="10.83333in" svg:height="2.08333in" presentation:class="title" presentation:placeholder="false">
        <draw:text-box>
          <text:p text:style-name="a57" text:class-names="" text:cond-style-name=""><text:span text:style-name="a55" text:class-names="">Click to edit Master title style</text:span><text:span text:style-name="a56" text:class-names=""/></text:p>
        </draw:text-box>
        <svg:title/>
        <svg:desc/>
      </draw:frame>
      <draw:frame draw:id="id11" presentation:style-name="a75" draw:name="Content Placeholder 2" svg:x="1.24826in" svg:y="2.91667in" svg:width="10.83333in" svg:height="3.41667in" presentation:class="object" presentation:placeholder="false">
        <draw:text-box>
          <text:list text:style-name="a61">
            <text:list-item>
              <text:p text:style-name="a60" text:class-names="" text:cond-style-name=""><text:span text:style-name="a59" text:class-names="">Click to edit Master text styles</text:span></text:p>
            </text:list-item>
          </text:list>
          <text:list text:style-name="a64">
            <text:list-item>
              <text:list text:style-name="a64">
                <text:list-item>
                  <text:p text:style-name="a63" text:class-names="" text:cond-style-name=""><text:span text:style-name="a62" text:class-names="">Second level</text:span></text:p>
                </text:list-item>
              </text:list>
            </text:list-item>
          </text:list>
          <text:list text:style-name="a67">
            <text:list-item>
              <text:list text:style-name="a67">
                <text:list-item>
                  <text:list text:style-name="a67">
                    <text:list-item>
                      <text:p text:style-name="a66" text:class-names="" text:cond-style-name=""><text:span text:style-name="a65" text:class-names="">Third level</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Fourth level</text:span></text:p>
                        </text:list-item>
                      </text:list>
                    </text:list-item>
                  </text:list>
                </text:list-item>
              </text:list>
            </text:list-item>
          </text:list>
          <text:list text:style-name="a74">
            <text:list-item>
              <text:list text:style-name="a74">
                <text:list-item>
                  <text:list text:style-name="a74">
                    <text:list-item>
                      <text:list text:style-name="a74">
                        <text:list-item>
                          <text:list text:style-name="a74">
                            <text:list-item>
                              <text:p text:style-name="a73" text:class-names="" text:cond-style-name=""><text:span text:style-name="a71" text:class-names="">Fifth level</text:span><text:span text:style-name="a72" text:class-names=""/></text:p>
                            </text:list-item>
                          </text:list>
                        </text:list-item>
                      </text:list>
                    </text:list-item>
                  </text:list>
                </text:list-item>
              </text:list>
            </text:list-item>
          </text:list>
        </draw:text-box>
        <svg:title/>
        <svg:desc/>
      </draw:frame>
      <draw:frame draw:id="id12" presentation:style-name="a79" draw:name="Date Placeholder 3" svg:x="9.66493in" svg:y="6.43403in" svg:width="1.75in" svg:height="0.39931in" presentation:class="date-time" presentation:placeholder="false">
        <draw:text-box>
          <text:p text:style-name="a78" text:class-names="" text:cond-style-name=""><text:span text:style-name="a76" text:class-names=""><text:date text:fixed="false" style:data-style-name="a77">5/23/2019</text:date></text:span></text:p>
        </draw:text-box>
        <svg:title/>
        <svg:desc/>
      </draw:frame>
      <draw:frame draw:id="id13" presentation:style-name="a82" draw:name="Footer Placeholder 4" svg:x="1.24826in" svg:y="6.43403in" svg:width="8.25in" svg:height="0.39931in" presentation:class="footer" presentation:placeholder="false">
        <draw:text-box>
          <text:p text:style-name="a81" text:class-names="" text:cond-style-name=""><text:span text:style-name="a80" text:class-names=""/></text:p>
        </draw:text-box>
        <svg:title/>
        <svg:desc/>
      </draw:frame>
      <draw:frame draw:id="id14" presentation:style-name="a85" draw:name="Slide Number Placeholder 5" svg:x="11.49826in" svg:y="6.43403in" svg:width="0.60276in" svg:height="0.39931in" presentation:class="page-number" presentation:placeholder="false">
        <draw:text-box>
          <text:p text:style-name="a84" text:class-names="" text:cond-style-name=""><text:span text:style-name="a83" text:class-names=""><text:page-number style:num-format="1" text:fixed="false">‹#›</text:page-number></text:span></text:p>
        </draw:text-box>
        <svg:title/>
        <svg:desc/>
      </draw:frame>
    </style:master-page>
    <style:master-page style:name="Master1-Layout3-secHead-Section-Header" style:page-layout-name="pageLayout1" draw:style-name="a87">
      <draw:frame draw:id="id15" presentation:style-name="a91" draw:name="Title 1" svg:x="1.91493in" svg:y="3.61831in" svg:width="9.5in" svg:height="1.6063in" presentation:class="title" presentation:placeholder="false">
        <draw:text-box>
          <text:p text:style-name="a90" text:class-names="" text:cond-style-name=""><text:span text:style-name="a88" text:class-names="">Click to edit Master title style</text:span><text:span text:style-name="a89" text:class-names=""/></text:p>
        </draw:text-box>
        <svg:title/>
        <svg:desc/>
      </draw:frame>
      <draw:frame draw:id="id16" presentation:style-name="a95" draw:name="Text Placeholder 2" svg:x="1.91493in" svg:y="5.22461in" svg:width="9.5in" svg:height="0.94094in" presentation:class="outline" presentation:placeholder="false">
        <draw:text-box>
          <text:list text:style-name="a94">
            <text:list-item>
              <text:p text:style-name="a93" text:class-names="" text:cond-style-name=""><text:span text:style-name="a92" text:class-names="">Click to edit Master text styles</text:span></text:p>
            </text:list-item>
          </text:list>
        </draw:text-box>
        <svg:title/>
        <svg:desc/>
      </draw:frame>
      <draw:frame draw:id="id17" presentation:style-name="a99" draw:name="Date Placeholder 3" svg:x="9.66493in" svg:y="6.43403in" svg:width="1.75in" svg:height="0.39931in" presentation:class="date-time" presentation:placeholder="false">
        <draw:text-box>
          <text:p text:style-name="a98" text:class-names="" text:cond-style-name=""><text:span text:style-name="a96" text:class-names=""><text:date text:fixed="false" style:data-style-name="a97">5/23/2019</text:date></text:span></text:p>
        </draw:text-box>
        <svg:title/>
        <svg:desc/>
      </draw:frame>
      <draw:frame draw:id="id18" presentation:style-name="a102" draw:name="Footer Placeholder 4" svg:x="1.24826in" svg:y="6.43403in" svg:width="8.25in" svg:height="0.39931in" presentation:class="footer" presentation:placeholder="false">
        <draw:text-box>
          <text:p text:style-name="a101" text:class-names="" text:cond-style-name=""><text:span text:style-name="a100" text:class-names=""/></text:p>
        </draw:text-box>
        <svg:title/>
        <svg:desc/>
      </draw:frame>
      <draw:frame draw:id="id19" presentation:style-name="a105" draw:name="Slide Number Placeholder 5" svg:x="11.49826in" svg:y="6.43403in" svg:width="0.60276in" svg:height="0.39931in" presentation:class="page-number" presentation:placeholder="false">
        <draw:text-box>
          <text:p text:style-name="a104" text:class-names="" text:cond-style-name=""><text:span text:style-name="a103" text:class-names=""><text:page-number style:num-format="1" text:fixed="false">‹#›</text:page-number></text:span></text:p>
        </draw:text-box>
        <svg:title/>
        <svg:desc/>
      </draw:frame>
    </style:master-page>
    <style:master-page style:name="Master1-Layout4-twoObj-Two-Content" style:page-layout-name="pageLayout1" draw:style-name="a107">
      <draw:frame draw:id="id20" presentation:style-name="a111" draw:name="Title 1" svg:x="1.24826in" svg:y="0.66667in" svg:width="10.83333in" svg:height="2.08333in" presentation:class="title" presentation:placeholder="false">
        <draw:text-box>
          <text:p text:style-name="a110" text:class-names="" text:cond-style-name=""><text:span text:style-name="a108" text:class-names="">Click to edit Master title style</text:span><text:span text:style-name="a109" text:class-names=""/></text:p>
        </draw:text-box>
        <svg:title/>
        <svg:desc/>
      </draw:frame>
      <draw:frame draw:id="id21" presentation:style-name="a128" draw:name="Content Placeholder 2" svg:x="1.24826in" svg:y="2.91667in" svg:width="5.33333in" svg:height="3.41667in" presentation:class="object" presentation:placeholder="false">
        <draw:text-box>
          <text:list text:style-name="a114">
            <text:list-item>
              <text:p text:style-name="a113" text:class-names="" text:cond-style-name=""><text:span text:style-name="a112" text:class-names="">Click to edit Master text styles</text:span></text:p>
            </text:list-item>
          </text:list>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Fifth level</text:span><text:span text:style-name="a125" text:class-names=""/></text:p>
                            </text:list-item>
                          </text:list>
                        </text:list-item>
                      </text:list>
                    </text:list-item>
                  </text:list>
                </text:list-item>
              </text:list>
            </text:list-item>
          </text:list>
        </draw:text-box>
        <svg:title/>
        <svg:desc/>
      </draw:frame>
      <draw:frame draw:id="id22" presentation:style-name="a145" draw:name="Content Placeholder 3" svg:x="6.74826in" svg:y="2.91667in" svg:width="5.33333in" svg:height="3.41667in" presentation:class="object" presentation:placeholder="false">
        <draw:text-box>
          <text:list text:style-name="a131">
            <text:list-item>
              <text:p text:style-name="a130" text:class-names="" text:cond-style-name=""><text:span text:style-name="a129" text:class-names="">Click to edit Master text styles</text:span></text:p>
            </text:list-item>
          </text:list>
          <text:list text:style-name="a134">
            <text:list-item>
              <text:list text:style-name="a134">
                <text:list-item>
                  <text:p text:style-name="a133" text:class-names="" text:cond-style-name=""><text:span text:style-name="a132" text:class-names="">Second level</text:span></text:p>
                </text:list-item>
              </text:list>
            </text:list-item>
          </text:list>
          <text:list text:style-name="a137">
            <text:list-item>
              <text:list text:style-name="a137">
                <text:list-item>
                  <text:list text:style-name="a137">
                    <text:list-item>
                      <text:p text:style-name="a136" text:class-names="" text:cond-style-name=""><text:span text:style-name="a135" text:class-names="">Third level</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Fourth le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Fifth level</text:span><text:span text:style-name="a142" text:class-names=""/></text:p>
                            </text:list-item>
                          </text:list>
                        </text:list-item>
                      </text:list>
                    </text:list-item>
                  </text:list>
                </text:list-item>
              </text:list>
            </text:list-item>
          </text:list>
        </draw:text-box>
        <svg:title/>
        <svg:desc/>
      </draw:frame>
      <draw:frame draw:id="id23" presentation:style-name="a149" draw:name="Date Placeholder 4" svg:x="9.66493in" svg:y="6.43403in" svg:width="1.75in" svg:height="0.39931in" presentation:class="date-time" presentation:placeholder="false">
        <draw:text-box>
          <text:p text:style-name="a148" text:class-names="" text:cond-style-name=""><text:span text:style-name="a146" text:class-names=""><text:date text:fixed="false" style:data-style-name="a147">5/23/2019</text:date></text:span></text:p>
        </draw:text-box>
        <svg:title/>
        <svg:desc/>
      </draw:frame>
      <draw:frame draw:id="id24" presentation:style-name="a152" draw:name="Footer Placeholder 5" svg:x="1.24826in" svg:y="6.43403in" svg:width="8.25in" svg:height="0.39931in" presentation:class="footer" presentation:placeholder="false">
        <draw:text-box>
          <text:p text:style-name="a151" text:class-names="" text:cond-style-name=""><text:span text:style-name="a150" text:class-names=""/></text:p>
        </draw:text-box>
        <svg:title/>
        <svg:desc/>
      </draw:frame>
      <draw:frame draw:id="id25" presentation:style-name="a155" draw:name="Slide Number Placeholder 6" svg:x="11.49826in" svg:y="6.43403in" svg:width="0.60276in" svg:height="0.39931in" presentation:class="page-number" presentation:placeholder="false">
        <draw:text-box>
          <text:p text:style-name="a154" text:class-names="" text:cond-style-name=""><text:span text:style-name="a153" text:class-names=""><text:page-number style:num-format="1" text:fixed="false">‹#›</text:page-number></text:span></text:p>
        </draw:text-box>
        <svg:title/>
        <svg:desc/>
      </draw:frame>
    </style:master-page>
    <style:master-page style:name="Master1-Layout5-twoTxTwoObj-Comparison" style:page-layout-name="pageLayout1" draw:style-name="a157">
      <draw:frame draw:id="id26" presentation:style-name="a161" draw:name="Title 1" svg:x="1.24826in" svg:y="0.66667in" svg:width="10.83333in" svg:height="2.08333in" presentation:class="title" presentation:placeholder="false">
        <draw:text-box>
          <text:p text:style-name="a160" text:class-names="" text:cond-style-name=""><text:span text:style-name="a158" text:class-names="">Click to edit Master title style</text:span><text:span text:style-name="a159" text:class-names=""/></text:p>
        </draw:text-box>
        <svg:title/>
        <svg:desc/>
      </draw:frame>
      <draw:frame draw:id="id27" presentation:style-name="a165" draw:name="Text Placeholder 2" svg:x="1.56308in" svg:y="2.90741in" svg:width="5.01852in" svg:height="0.63021in" presentation:class="outline" presentation:placeholder="false">
        <draw:text-box>
          <text:list text:style-name="a164">
            <text:list-item>
              <text:p text:style-name="a163" text:class-names="" text:cond-style-name=""><text:span text:style-name="a162" text:class-names="">Click to edit Master text styles</text:span></text:p>
            </text:list-item>
          </text:list>
        </draw:text-box>
        <svg:title/>
        <svg:desc/>
      </draw:frame>
      <draw:frame draw:id="id28" presentation:style-name="a182" draw:name="Content Placeholder 3" svg:x="1.24826in" svg:y="3.54687in" svg:width="5.33333in" svg:height="2.78646in" presentation:class="object" presentation:placeholder="false">
        <draw:text-box>
          <text:list text:style-name="a168">
            <text:list-item>
              <text:p text:style-name="a167" text:class-names="" text:cond-style-name=""><text:span text:style-name="a166" text:class-names="">Click to edit Master text styles</text:span></text:p>
            </text:list-item>
          </text:list>
          <text:list text:style-name="a171">
            <text:list-item>
              <text:list text:style-name="a171">
                <text:list-item>
                  <text:p text:style-name="a170" text:class-names="" text:cond-style-name=""><text:span text:style-name="a169" text:class-names="">Second level</text:span></text:p>
                </text:list-item>
              </text:list>
            </text:list-item>
          </text:list>
          <text:list text:style-name="a174">
            <text:list-item>
              <text:list text:style-name="a174">
                <text:list-item>
                  <text:list text:style-name="a174">
                    <text:list-item>
                      <text:p text:style-name="a173" text:class-names="" text:cond-style-name=""><text:span text:style-name="a172" text:class-names="">Third level</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Fourth level</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Fifth level</text:span><text:span text:style-name="a179" text:class-names=""/></text:p>
                            </text:list-item>
                          </text:list>
                        </text:list-item>
                      </text:list>
                    </text:list-item>
                  </text:list>
                </text:list-item>
              </text:list>
            </text:list-item>
          </text:list>
        </draw:text-box>
        <svg:title/>
        <svg:desc/>
      </draw:frame>
      <draw:frame draw:id="id29" presentation:style-name="a186" draw:name="Text Placeholder 4" svg:x="7.0463in" svg:y="2.91667in" svg:width="5.0353in" svg:height="0.63021in" presentation:class="outline" presentation:placeholder="false">
        <draw:text-box>
          <text:list text:style-name="a185">
            <text:list-item>
              <text:p text:style-name="a184" text:class-names="" text:cond-style-name=""><text:span text:style-name="a183" text:class-names="">Click to edit Master text styles</text:span></text:p>
            </text:list-item>
          </text:list>
        </draw:text-box>
        <svg:title/>
        <svg:desc/>
      </draw:frame>
      <draw:frame draw:id="id30" presentation:style-name="a203" draw:name="Content Placeholder 5" svg:x="6.74826in" svg:y="3.54687in" svg:width="5.33333in" svg:height="2.78646in" presentation:class="object" presentation:placeholder="false">
        <draw:text-box>
          <text:list text:style-name="a189">
            <text:list-item>
              <text:p text:style-name="a188" text:class-names="" text:cond-style-name=""><text:span text:style-name="a187" text:class-names="">Click to edit Master text styles</text:span></text:p>
            </text:list-item>
          </text:list>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31" presentation:style-name="a207" draw:name="Date Placeholder 6" svg:x="9.66493in" svg:y="6.43403in" svg:width="1.75in" svg:height="0.39931in" presentation:class="date-time" presentation:placeholder="false">
        <draw:text-box>
          <text:p text:style-name="a206" text:class-names="" text:cond-style-name=""><text:span text:style-name="a204" text:class-names=""><text:date text:fixed="false" style:data-style-name="a205">5/23/2019</text:date></text:span></text:p>
        </draw:text-box>
        <svg:title/>
        <svg:desc/>
      </draw:frame>
      <draw:frame draw:id="id32" presentation:style-name="a210" draw:name="Footer Placeholder 7" svg:x="1.24826in" svg:y="6.43403in" svg:width="8.25in" svg:height="0.39931in" presentation:class="footer" presentation:placeholder="false">
        <draw:text-box>
          <text:p text:style-name="a209" text:class-names="" text:cond-style-name=""><text:span text:style-name="a208" text:class-names=""/></text:p>
        </draw:text-box>
        <svg:title/>
        <svg:desc/>
      </draw:frame>
      <draw:frame draw:id="id33" presentation:style-name="a213" draw:name="Slide Number Placeholder 8" svg:x="11.49826in" svg:y="6.43403in" svg:width="0.60276in" svg:height="0.39931in" presentation:class="page-number" presentation:placeholder="false">
        <draw:text-box>
          <text:p text:style-name="a212" text:class-names="" text:cond-style-name=""><text:span text:style-name="a211" text:class-names=""><text:page-number style:num-format="1" text:fixed="false">‹#›</text:page-number></text:span></text:p>
        </draw:text-box>
        <svg:title/>
        <svg:desc/>
      </draw:frame>
    </style:master-page>
    <style:master-page style:name="Master1-Layout6-titleOnly-Title-Only" style:page-layout-name="pageLayout1" draw:style-name="a215">
      <draw:frame draw:id="id34" presentation:style-name="a219" draw:name="Title 1" svg:x="1.24826in" svg:y="0.66667in" svg:width="10.83333in" svg:height="2.08333in" presentation:class="title" presentation:placeholder="false">
        <draw:text-box>
          <text:p text:style-name="a218" text:class-names="" text:cond-style-name=""><text:span text:style-name="a216" text:class-names="">Click to edit Master title style</text:span><text:span text:style-name="a217" text:class-names=""/></text:p>
        </draw:text-box>
        <svg:title/>
        <svg:desc/>
      </draw:frame>
      <draw:frame draw:id="id35" presentation:style-name="a223" draw:name="Date Placeholder 2" svg:x="9.66493in" svg:y="6.43403in" svg:width="1.75in" svg:height="0.39931in" presentation:class="date-time" presentation:placeholder="false">
        <draw:text-box>
          <text:p text:style-name="a222" text:class-names="" text:cond-style-name=""><text:span text:style-name="a220" text:class-names=""><text:date text:fixed="false" style:data-style-name="a221">5/23/2019</text:date></text:span></text:p>
        </draw:text-box>
        <svg:title/>
        <svg:desc/>
      </draw:frame>
      <draw:frame draw:id="id36" presentation:style-name="a226" draw:name="Footer Placeholder 3" svg:x="1.24826in" svg:y="6.43403in" svg:width="8.25in" svg:height="0.39931in" presentation:class="footer" presentation:placeholder="false">
        <draw:text-box>
          <text:p text:style-name="a225" text:class-names="" text:cond-style-name=""><text:span text:style-name="a224" text:class-names=""/></text:p>
        </draw:text-box>
        <svg:title/>
        <svg:desc/>
      </draw:frame>
      <draw:frame draw:id="id37" presentation:style-name="a229" draw:name="Slide Number Placeholder 4" svg:x="11.49826in" svg:y="6.43403in" svg:width="0.60276in" svg:height="0.39931in" presentation:class="page-number" presentation:placeholder="false">
        <draw:text-box>
          <text:p text:style-name="a228" text:class-names="" text:cond-style-name=""><text:span text:style-name="a227" text:class-names=""><text:page-number style:num-format="1" text:fixed="false">‹#›</text:page-number></text:span></text:p>
        </draw:text-box>
        <svg:title/>
        <svg:desc/>
      </draw:frame>
    </style:master-page>
    <style:master-page style:name="Master1-Layout7-blank-Blank" style:page-layout-name="pageLayout1" draw:style-name="a231">
      <draw:frame draw:id="id38" presentation:style-name="a235" draw:name="Date Placeholder 1" svg:x="9.66493in" svg:y="6.43403in" svg:width="1.75in" svg:height="0.39931in" presentation:class="date-time" presentation:placeholder="false">
        <draw:text-box>
          <text:p text:style-name="a234" text:class-names="" text:cond-style-name=""><text:span text:style-name="a232" text:class-names=""><text:date text:fixed="false" style:data-style-name="a233">5/23/2019</text:date></text:span></text:p>
        </draw:text-box>
        <svg:title/>
        <svg:desc/>
      </draw:frame>
      <draw:frame draw:id="id39" presentation:style-name="a238" draw:name="Footer Placeholder 2" svg:x="1.24826in" svg:y="6.43403in" svg:width="8.25in" svg:height="0.39931in" presentation:class="footer" presentation:placeholder="false">
        <draw:text-box>
          <text:p text:style-name="a237" text:class-names="" text:cond-style-name=""><text:span text:style-name="a236" text:class-names=""/></text:p>
        </draw:text-box>
        <svg:title/>
        <svg:desc/>
      </draw:frame>
      <draw:frame draw:id="id40" presentation:style-name="a241" draw:name="Slide Number Placeholder 3" svg:x="11.49826in" svg:y="6.43403in" svg:width="0.60276in" svg:height="0.39931in" presentation:class="page-number" presentation:placeholder="false">
        <draw:text-box>
          <text:p text:style-name="a240" text:class-names="" text:cond-style-name=""><text:span text:style-name="a239" text:class-names=""><text:page-number style:num-format="1" text:fixed="false">‹#›</text:page-number></text:span></text:p>
        </draw:text-box>
        <svg:title/>
        <svg:desc/>
      </draw:frame>
    </style:master-page>
    <style:master-page style:name="Master1-Layout8-objTx-Content-with-Caption" style:page-layout-name="pageLayout1" draw:style-name="a243">
      <draw:frame draw:id="id41" presentation:style-name="a247" draw:name="Title 1" svg:x="1.24826in" svg:y="1.75in" svg:width="3.88137in" svg:height="1.5in" presentation:class="title" presentation:placeholder="false">
        <draw:text-box>
          <text:p text:style-name="a246" text:class-names="" text:cond-style-name=""><text:span text:style-name="a244" text:class-names="">Click to edit Master title style</text:span><text:span text:style-name="a245" text:class-names=""/></text:p>
        </draw:text-box>
        <svg:title/>
        <svg:desc/>
      </draw:frame>
      <draw:frame draw:id="id42" presentation:style-name="a264" draw:name="Content Placeholder 2" svg:x="5.5816in" svg:y="0.66667in" svg:width="6.5in" svg:height="5.66667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43" presentation:style-name="a268" draw:name="Text Placeholder 3" svg:x="1.24826in" svg:y="3.25in" svg:width="3.88137in" svg:height="2in" presentation:class="outline" presentation:placeholder="false">
        <draw:text-box>
          <text:list text:style-name="a267">
            <text:list-item>
              <text:p text:style-name="a266" text:class-names="" text:cond-style-name=""><text:span text:style-name="a265" text:class-names="">Click to edit Master text styles</text:span></text:p>
            </text:list-item>
          </text:list>
        </draw:text-box>
        <svg:title/>
        <svg:desc/>
      </draw:frame>
      <draw:frame draw:id="id44" presentation:style-name="a272" draw:name="Date Placeholder 4" svg:x="9.66493in" svg:y="6.43403in" svg:width="1.75in" svg:height="0.39931in" presentation:class="date-time" presentation:placeholder="false">
        <draw:text-box>
          <text:p text:style-name="a271" text:class-names="" text:cond-style-name=""><text:span text:style-name="a269" text:class-names=""><text:date text:fixed="false" style:data-style-name="a270">5/23/2019</text:date></text:span></text:p>
        </draw:text-box>
        <svg:title/>
        <svg:desc/>
      </draw:frame>
      <draw:frame draw:id="id45" presentation:style-name="a275" draw:name="Footer Placeholder 5" svg:x="1.24826in" svg:y="6.43403in" svg:width="8.25in" svg:height="0.39931in" presentation:class="footer" presentation:placeholder="false">
        <draw:text-box>
          <text:p text:style-name="a274" text:class-names="" text:cond-style-name=""><text:span text:style-name="a273" text:class-names=""/></text:p>
        </draw:text-box>
        <svg:title/>
        <svg:desc/>
      </draw:frame>
      <draw:frame draw:id="id46" presentation:style-name="a278" draw:name="Slide Number Placeholder 6" svg:x="11.49826in" svg:y="6.43403in" svg:width="0.60276in" svg:height="0.39931in" presentation:class="page-number" presentation:placeholder="false">
        <draw:text-box>
          <text:p text:style-name="a277" text:class-names="" text:cond-style-name=""><text:span text:style-name="a276" text:class-names=""><text:page-number style:num-format="1" text:fixed="false">‹#›</text:page-number></text:span></text:p>
        </draw:text-box>
        <svg:title/>
        <svg:desc/>
      </draw:frame>
    </style:master-page>
    <style:master-page style:name="Master1-Layout9-picTx-Picture-with-Caption" style:page-layout-name="pageLayout1" draw:style-name="a280">
      <draw:frame draw:id="id47" presentation:style-name="a284" draw:name="Title 1" svg:x="1.24826in" svg:y="1.75in" svg:width="5.83333in" svg:height="1.5in" presentation:class="title" presentation:placeholder="false">
        <draw:text-box>
          <text:p text:style-name="a283" text:class-names="" text:cond-style-name=""><text:span text:style-name="a281" text:class-names="">Click to edit Master title style</text:span><text:span text:style-name="a282" text:class-names=""/></text:p>
        </draw:text-box>
        <svg:title/>
        <svg:desc/>
      </draw:frame>
      <draw:frame draw:id="id48" presentation:style-name="a288" draw:name="Picture Placeholder 2" svg:x="8.12963in" svg:y="-0.02in" svg:width="3.58333in" svg:height="7.55in" presentation:class="graphic" presentation:placeholder="false">
        <draw:text-box>
          <text:p text:style-name="a287" text:class-names="" text:cond-style-name=""><text:span text:style-name="a285" text:class-names="">Click icon to add picture</text:span><text:span text:style-name="a286" text:class-names=""/></text:p>
        </draw:text-box>
        <svg:title/>
        <svg:desc/>
      </draw:frame>
      <draw:frame draw:id="id49" presentation:style-name="a292" draw:name="Text Placeholder 3" svg:x="1.24826in" svg:y="3.25in" svg:width="5.83333in" svg:height="2in" presentation:class="outline" presentation:placeholder="false">
        <draw:text-box>
          <text:list text:style-name="a291">
            <text:list-item>
              <text:p text:style-name="a290" text:class-names="" text:cond-style-name=""><text:span text:style-name="a289" text:class-names="">Click to edit Master text styles</text:span></text:p>
            </text:list-item>
          </text:list>
        </draw:text-box>
        <svg:title/>
        <svg:desc/>
      </draw:frame>
      <draw:frame draw:id="id50" presentation:style-name="a296" draw:name="Date Placeholder 4" svg:x="6.99826in" svg:y="6.43403in" svg:width="1in" svg:height="0.39931in" presentation:class="date-time" presentation:placeholder="false">
        <draw:text-box>
          <text:p text:style-name="a295" text:class-names="" text:cond-style-name=""><text:span text:style-name="a293" text:class-names=""><text:date text:fixed="false" style:data-style-name="a294">5/23/2019</text:date></text:span></text:p>
        </draw:text-box>
        <svg:title/>
        <svg:desc/>
      </draw:frame>
      <draw:frame draw:id="id51" presentation:style-name="a299" draw:name="Footer Placeholder 5" svg:x="1.24826in" svg:y="6.43403in" svg:width="5.58333in" svg:height="0.39931in" presentation:class="footer" presentation:placeholder="false">
        <draw:text-box>
          <text:p text:style-name="a298" text:class-names="" text:cond-style-name=""><text:span text:style-name="a297" text:class-names=""/></text:p>
        </draw:text-box>
        <svg:title/>
        <svg:desc/>
      </draw:frame>
      <draw:frame draw:id="id52" presentation:style-name="a302" draw:name="Slide Number Placeholder 6" svg:x="11.74826in" svg:y="6.43403in" svg:width="0.35276in" svg:height="0.39931in" presentation:class="page-number" presentation:placeholder="false">
        <draw:text-box>
          <text:p text:style-name="a301" text:class-names="" text:cond-style-name=""><text:span text:style-name="a300" text:class-names=""><text:page-number style:num-format="1" text:fixed="false">‹#›</text:page-number></text:span></text:p>
        </draw:text-box>
        <svg:title/>
        <svg:desc/>
      </draw:frame>
    </style:master-page>
    <style:master-page style:name="Master1-Layout10-cust-Panoramic-Picture-with-Caption" style:page-layout-name="pageLayout1" draw:style-name="a304">
      <draw:frame draw:id="id53" presentation:style-name="a308" draw:name="Title 1" svg:x="1.24826in" svg:y="5.17592in" svg:width="10.83333in" svg:height="0.61979in" presentation:class="title" presentation:placeholder="false">
        <draw:text-box>
          <text:p text:style-name="a307" text:class-names="" text:cond-style-name=""><text:span text:style-name="a305" text:class-names="">Click to edit Master title style</text:span><text:span text:style-name="a306" text:class-names=""/></text:p>
        </draw:text-box>
        <svg:title/>
        <svg:desc/>
      </draw:frame>
      <draw:frame draw:id="id54" presentation:style-name="a312" draw:name="Picture Placeholder 2" svg:x="2.16493in" svg:y="1.01937in" svg:width="8.996in" svg:height="3.46126in" presentation:class="graphic" presentation:placeholder="false">
        <draw:text-box>
          <text:p text:style-name="a311" text:class-names="" text:cond-style-name=""><text:span text:style-name="a309" text:class-names="">Click icon to add picture</text:span><text:span text:style-name="a310" text:class-names=""/></text:p>
        </draw:text-box>
        <svg:title/>
        <svg:desc/>
      </draw:frame>
      <draw:frame draw:id="id55" presentation:style-name="a316" draw:name="Text Placeholder 3" svg:x="1.24826in" svg:y="5.79572in" svg:width="10.83333in" svg:height="0.53993in" presentation:class="outline" presentation:placeholder="false">
        <draw:text-box>
          <text:list text:style-name="a315">
            <text:list-item>
              <text:p text:style-name="a314" text:class-names="" text:cond-style-name=""><text:span text:style-name="a313" text:class-names="">Click to edit Master text styles</text:span></text:p>
            </text:list-item>
          </text:list>
        </draw:text-box>
        <svg:title/>
        <svg:desc/>
      </draw:frame>
      <draw:frame draw:id="id56" presentation:style-name="a320" draw:name="Date Placeholder 4" svg:x="9.66493in" svg:y="6.43403in" svg:width="1.75in" svg:height="0.39931in" presentation:class="date-time" presentation:placeholder="false">
        <draw:text-box>
          <text:p text:style-name="a319" text:class-names="" text:cond-style-name=""><text:span text:style-name="a317" text:class-names=""><text:date text:fixed="false" style:data-style-name="a318">5/23/2019</text:date></text:span></text:p>
        </draw:text-box>
        <svg:title/>
        <svg:desc/>
      </draw:frame>
      <draw:frame draw:id="id57" presentation:style-name="a323" draw:name="Footer Placeholder 5" svg:x="1.24826in" svg:y="6.43403in" svg:width="8.25in" svg:height="0.39931in" presentation:class="footer" presentation:placeholder="false">
        <draw:text-box>
          <text:p text:style-name="a322" text:class-names="" text:cond-style-name=""><text:span text:style-name="a321" text:class-names=""/></text:p>
        </draw:text-box>
        <svg:title/>
        <svg:desc/>
      </draw:frame>
      <draw:frame draw:id="id58" presentation:style-name="a326" draw:name="Slide Number Placeholder 6" svg:x="11.49826in" svg:y="6.43403in" svg:width="0.60276in" svg:height="0.39931in" presentation:class="page-number" presentation:placeholder="false">
        <draw:text-box>
          <text:p text:style-name="a325" text:class-names="" text:cond-style-name=""><text:span text:style-name="a324" text:class-names=""><text:page-number style:num-format="1" text:fixed="false">‹#›</text:page-number></text:span></text:p>
        </draw:text-box>
        <svg:title/>
        <svg:desc/>
      </draw:frame>
    </style:master-page>
    <style:master-page style:name="Master1-Layout11-cust-Title-and-Caption" style:page-layout-name="pageLayout1" draw:style-name="a328">
      <draw:frame draw:id="id59" presentation:style-name="a332" draw:name="Title 1" svg:x="1.24826in" svg:y="0.66667in" svg:width="10.83333in" svg:height="3.41667in" presentation:class="title" presentation:placeholder="false">
        <draw:text-box>
          <text:p text:style-name="a331" text:class-names="" text:cond-style-name=""><text:span text:style-name="a329" text:class-names="">Click to edit Master title style</text:span><text:span text:style-name="a330" text:class-names=""/></text:p>
        </draw:text-box>
        <svg:title/>
        <svg:desc/>
      </draw:frame>
      <draw:frame draw:id="id60" presentation:style-name="a336" draw:name="Text Placeholder 2" svg:x="1.24826in" svg:y="4.75in" svg:width="10.83333in" svg:height="1.58333in" presentation:class="outline" presentation:placeholder="false">
        <draw:text-box>
          <text:list text:style-name="a335">
            <text:list-item>
              <text:p text:style-name="a334" text:class-names="" text:cond-style-name=""><text:span text:style-name="a333" text:class-names="">Click to edit Master text styles</text:span></text:p>
            </text:list-item>
          </text:list>
        </draw:text-box>
        <svg:title/>
        <svg:desc/>
      </draw:frame>
      <draw:frame draw:id="id61" presentation:style-name="a340" draw:name="Date Placeholder 3" svg:x="9.66493in" svg:y="6.43403in" svg:width="1.75in" svg:height="0.39931in" presentation:class="date-time" presentation:placeholder="false">
        <draw:text-box>
          <text:p text:style-name="a339" text:class-names="" text:cond-style-name=""><text:span text:style-name="a337" text:class-names=""><text:date text:fixed="false" style:data-style-name="a338">5/23/2019</text:date></text:span></text:p>
        </draw:text-box>
        <svg:title/>
        <svg:desc/>
      </draw:frame>
      <draw:frame draw:id="id62" presentation:style-name="a343" draw:name="Footer Placeholder 4" svg:x="1.24826in" svg:y="6.43403in" svg:width="8.25in" svg:height="0.39931in" presentation:class="footer" presentation:placeholder="false">
        <draw:text-box>
          <text:p text:style-name="a342" text:class-names="" text:cond-style-name=""><text:span text:style-name="a341" text:class-names=""/></text:p>
        </draw:text-box>
        <svg:title/>
        <svg:desc/>
      </draw:frame>
      <draw:frame draw:id="id63" presentation:style-name="a346" draw:name="Slide Number Placeholder 5" svg:x="11.49826in" svg:y="6.43403in" svg:width="0.60276in" svg:height="0.39931in" presentation:class="page-number" presentation:placeholder="false">
        <draw:text-box>
          <text:p text:style-name="a345" text:class-names="" text:cond-style-name=""><text:span text:style-name="a344" text:class-names=""><text:page-number style:num-format="1" text:fixed="false">‹#›</text:page-number></text:span></text:p>
        </draw:text-box>
        <svg:title/>
        <svg:desc/>
      </draw:frame>
    </style:master-page>
    <style:master-page style:name="Master1-Layout12-cust-Quote-with-Caption" style:page-layout-name="pageLayout1" draw:style-name="a348">
      <draw:frame draw:id="id64" draw:style-name="a351" draw:name="TextBox 13" svg:x="0.91493in" svg:y="0.86048in" svg:width="0.66667in" svg:height="0.63952in">
        <draw:text-box>
          <text:p text:style-name="a350" text:class-names="" text:cond-style-name=""><text:span text:style-name="a349" text:class-names="">“</text:span></text:p>
        </draw:text-box>
        <svg:title/>
        <svg:desc/>
      </draw:frame>
      <draw:frame draw:id="id65" draw:style-name="a354" draw:name="TextBox 14" svg:x="11.41493in" svg:y="3in" svg:width="0.66667in" svg:height="0.63952in">
        <draw:text-box>
          <text:p text:style-name="a353" text:class-names="" text:cond-style-name=""><text:span text:style-name="a352" text:class-names="">”</text:span></text:p>
        </draw:text-box>
        <svg:title/>
        <svg:desc/>
      </draw:frame>
      <draw:frame draw:id="id66" presentation:style-name="a358" draw:name="Title 1" svg:x="1.5816in" svg:y="0.66667in" svg:width="10.16666in" svg:height="3in" presentation:class="title" presentation:placeholder="false">
        <draw:text-box>
          <text:p text:style-name="a357" text:class-names="" text:cond-style-name=""><text:span text:style-name="a355" text:class-names="">Click to edit Master title style</text:span><text:span text:style-name="a356" text:class-names=""/></text:p>
        </draw:text-box>
        <svg:title/>
        <svg:desc/>
      </draw:frame>
      <draw:frame draw:id="id67" presentation:style-name="a362" draw:name="Text Placeholder 9" svg:x="1.8316in" svg:y="3.66667in" svg:width="9.66667in" svg:height="0.41667in" presentation:class="outline" presentation:placeholder="false">
        <draw:text-box>
          <text:list text:style-name="a361">
            <text:list-item>
              <text:p text:style-name="a360" text:class-names="" text:cond-style-name=""><text:span text:style-name="a359" text:class-names="">Click to edit Master text styles</text:span></text:p>
            </text:list-item>
          </text:list>
        </draw:text-box>
        <svg:title/>
        <svg:desc/>
      </draw:frame>
      <draw:frame draw:id="id68" presentation:style-name="a366" draw:name="Text Placeholder 2" svg:x="1.24826in" svg:y="4.75in" svg:width="10.83333in" svg:height="1.58333in" presentation:class="outline" presentation:placeholder="false">
        <draw:text-box>
          <text:list text:style-name="a365">
            <text:list-item>
              <text:p text:style-name="a364" text:class-names="" text:cond-style-name=""><text:span text:style-name="a363" text:class-names="">Click to edit Master text styles</text:span></text:p>
            </text:list-item>
          </text:list>
        </draw:text-box>
        <svg:title/>
        <svg:desc/>
      </draw:frame>
      <draw:frame draw:id="id69" presentation:style-name="a370" draw:name="Date Placeholder 3" svg:x="9.66493in" svg:y="6.43403in" svg:width="1.75in" svg:height="0.39931in" presentation:class="date-time" presentation:placeholder="false">
        <draw:text-box>
          <text:p text:style-name="a369" text:class-names="" text:cond-style-name=""><text:span text:style-name="a367" text:class-names=""><text:date text:fixed="false" style:data-style-name="a368">5/23/2019</text:date></text:span></text:p>
        </draw:text-box>
        <svg:title/>
        <svg:desc/>
      </draw:frame>
      <draw:frame draw:id="id70" presentation:style-name="a373" draw:name="Footer Placeholder 4" svg:x="1.24826in" svg:y="6.43403in" svg:width="8.25in" svg:height="0.39931in" presentation:class="footer" presentation:placeholder="false">
        <draw:text-box>
          <text:p text:style-name="a372" text:class-names="" text:cond-style-name=""><text:span text:style-name="a371" text:class-names=""/></text:p>
        </draw:text-box>
        <svg:title/>
        <svg:desc/>
      </draw:frame>
      <draw:frame draw:id="id71" presentation:style-name="a376" draw:name="Slide Number Placeholder 5" svg:x="11.49826in" svg:y="6.43403in" svg:width="0.60276in" svg:height="0.39931in" presentation:class="page-number" presentation:placeholder="false">
        <draw:text-box>
          <text:p text:style-name="a375" text:class-names="" text:cond-style-name=""><text:span text:style-name="a374" text:class-names=""><text:page-number style:num-format="1" text:fixed="false">‹#›</text:page-number></text:span></text:p>
        </draw:text-box>
        <svg:title/>
        <svg:desc/>
      </draw:frame>
    </style:master-page>
    <style:master-page style:name="Master1-Layout13-cust-Name-Card" style:page-layout-name="pageLayout1" draw:style-name="a378">
      <draw:frame draw:id="id72" presentation:style-name="a382" draw:name="Title 1" svg:x="1.24826in" svg:y="3.61831in" svg:width="10.83333in" svg:height="1.6063in" presentation:class="title" presentation:placeholder="false">
        <draw:text-box>
          <text:p text:style-name="a381" text:class-names="" text:cond-style-name=""><text:span text:style-name="a379" text:class-names="">Click to edit Master title style</text:span><text:span text:style-name="a380" text:class-names=""/></text:p>
        </draw:text-box>
        <svg:title/>
        <svg:desc/>
      </draw:frame>
      <draw:frame draw:id="id73" presentation:style-name="a386" draw:name="Text Placeholder 2" svg:x="1.24826in" svg:y="5.22461in" svg:width="10.83333in" svg:height="0.94094in" presentation:class="outline" presentation:placeholder="false">
        <draw:text-box>
          <text:list text:style-name="a385">
            <text:list-item>
              <text:p text:style-name="a384" text:class-names="" text:cond-style-name=""><text:span text:style-name="a383" text:class-names="">Click to edit Master text styles</text:span></text:p>
            </text:list-item>
          </text:list>
        </draw:text-box>
        <svg:title/>
        <svg:desc/>
      </draw:frame>
      <draw:frame draw:id="id74" presentation:style-name="a390" draw:name="Date Placeholder 3" svg:x="9.66493in" svg:y="6.43403in" svg:width="1.75in" svg:height="0.39931in" presentation:class="date-time" presentation:placeholder="false">
        <draw:text-box>
          <text:p text:style-name="a389" text:class-names="" text:cond-style-name=""><text:span text:style-name="a387" text:class-names=""><text:date text:fixed="false" style:data-style-name="a388">5/23/2019</text:date></text:span></text:p>
        </draw:text-box>
        <svg:title/>
        <svg:desc/>
      </draw:frame>
      <draw:frame draw:id="id75" presentation:style-name="a393" draw:name="Footer Placeholder 4" svg:x="1.24826in" svg:y="6.43403in" svg:width="8.25in" svg:height="0.39931in" presentation:class="footer" presentation:placeholder="false">
        <draw:text-box>
          <text:p text:style-name="a392" text:class-names="" text:cond-style-name=""><text:span text:style-name="a391" text:class-names=""/></text:p>
        </draw:text-box>
        <svg:title/>
        <svg:desc/>
      </draw:frame>
      <draw:frame draw:id="id76" presentation:style-name="a396" draw:name="Slide Number Placeholder 5" svg:x="11.49826in" svg:y="6.43403in" svg:width="0.60276in" svg:height="0.39931in" presentation:class="page-number" presentation:placeholder="false">
        <draw:text-box>
          <text:p text:style-name="a395" text:class-names="" text:cond-style-name=""><text:span text:style-name="a394" text:class-names=""><text:page-number style:num-format="1" text:fixed="false">‹#›</text:page-number></text:span></text:p>
        </draw:text-box>
        <svg:title/>
        <svg:desc/>
      </draw:frame>
    </style:master-page>
    <style:master-page style:name="Master1-Layout14-cust-Quote-Name-Card" style:page-layout-name="pageLayout1" draw:style-name="a398">
      <draw:frame draw:id="id77" draw:style-name="a401" draw:name="TextBox 13" svg:x="0.91493in" svg:y="0.86048in" svg:width="0.66667in" svg:height="0.63952in">
        <draw:text-box>
          <text:p text:style-name="a400" text:class-names="" text:cond-style-name=""><text:span text:style-name="a399" text:class-names="">“</text:span></text:p>
        </draw:text-box>
        <svg:title/>
        <svg:desc/>
      </draw:frame>
      <draw:frame draw:id="id78" draw:style-name="a404" draw:name="TextBox 14" svg:x="11.41493in" svg:y="3in" svg:width="0.66667in" svg:height="0.63952in">
        <draw:text-box>
          <text:p text:style-name="a403" text:class-names="" text:cond-style-name=""><text:span text:style-name="a402" text:class-names="">”</text:span></text:p>
        </draw:text-box>
        <svg:title/>
        <svg:desc/>
      </draw:frame>
      <draw:frame draw:id="id79" presentation:style-name="a408" draw:name="Title 1" svg:x="1.5816in" svg:y="0.66667in" svg:width="10.16666in" svg:height="3in" presentation:class="title" presentation:placeholder="false">
        <draw:text-box>
          <text:p text:style-name="a407" text:class-names="" text:cond-style-name=""><text:span text:style-name="a405" text:class-names="">Click to edit Master title style</text:span><text:span text:style-name="a406" text:class-names=""/></text:p>
        </draw:text-box>
        <svg:title/>
        <svg:desc/>
      </draw:frame>
      <draw:frame draw:id="id80" presentation:style-name="a412" draw:name="Text Placeholder 9" svg:x="1.24826in" svg:y="4.25in" svg:width="10.83333in" svg:height="0.97222in" presentation:class="outline" presentation:placeholder="false">
        <draw:text-box>
          <text:list text:style-name="a411">
            <text:list-item>
              <text:p text:style-name="a410" text:class-names="" text:cond-style-name=""><text:span text:style-name="a409" text:class-names="">Click to edit Master text styles</text:span></text:p>
            </text:list-item>
          </text:list>
        </draw:text-box>
        <svg:title/>
        <svg:desc/>
      </draw:frame>
      <draw:frame draw:id="id81" presentation:style-name="a416" draw:name="Text Placeholder 2" svg:x="1.24826in" svg:y="5.22222in" svg:width="10.83333in" svg:height="1.11111in" presentation:class="outline" presentation:placeholder="false">
        <draw:text-box>
          <text:list text:style-name="a415">
            <text:list-item>
              <text:p text:style-name="a414" text:class-names="" text:cond-style-name=""><text:span text:style-name="a413" text:class-names="">Click to edit Master text styles</text:span></text:p>
            </text:list-item>
          </text:list>
        </draw:text-box>
        <svg:title/>
        <svg:desc/>
      </draw:frame>
      <draw:frame draw:id="id82" presentation:style-name="a420" draw:name="Date Placeholder 3" svg:x="9.66493in" svg:y="6.43403in" svg:width="1.75in" svg:height="0.39931in" presentation:class="date-time" presentation:placeholder="false">
        <draw:text-box>
          <text:p text:style-name="a419" text:class-names="" text:cond-style-name=""><text:span text:style-name="a417" text:class-names=""><text:date text:fixed="false" style:data-style-name="a418">5/23/2019</text:date></text:span></text:p>
        </draw:text-box>
        <svg:title/>
        <svg:desc/>
      </draw:frame>
      <draw:frame draw:id="id83" presentation:style-name="a423" draw:name="Footer Placeholder 4" svg:x="1.24826in" svg:y="6.43403in" svg:width="8.25in" svg:height="0.39931in" presentation:class="footer" presentation:placeholder="false">
        <draw:text-box>
          <text:p text:style-name="a422" text:class-names="" text:cond-style-name=""><text:span text:style-name="a421" text:class-names=""/></text:p>
        </draw:text-box>
        <svg:title/>
        <svg:desc/>
      </draw:frame>
      <draw:frame draw:id="id84" presentation:style-name="a426" draw:name="Slide Number Placeholder 5" svg:x="11.49826in" svg:y="6.43403in" svg:width="0.60276in" svg:height="0.39931in" presentation:class="page-number" presentation:placeholder="false">
        <draw:text-box>
          <text:p text:style-name="a425" text:class-names="" text:cond-style-name=""><text:span text:style-name="a424" text:class-names=""><text:page-number style:num-format="1" text:fixed="false">‹#›</text:page-number></text:span></text:p>
        </draw:text-box>
        <svg:title/>
        <svg:desc/>
      </draw:frame>
    </style:master-page>
    <style:master-page style:name="Master1-Layout15-cust-True-or-False" style:page-layout-name="pageLayout1" draw:style-name="a428">
      <draw:frame draw:id="id85" presentation:style-name="a432" draw:name="Title 1" svg:x="1.24826in" svg:y="0.66667in" svg:width="10.83333in" svg:height="3in" presentation:class="title" presentation:placeholder="false">
        <draw:text-box>
          <text:p text:style-name="a431" text:class-names="" text:cond-style-name=""><text:span text:style-name="a429" text:class-names="">Click to edit Master title style</text:span><text:span text:style-name="a430" text:class-names=""/></text:p>
        </draw:text-box>
        <svg:title/>
        <svg:desc/>
      </draw:frame>
      <draw:frame draw:id="id86" presentation:style-name="a436" draw:name="Text Placeholder 9" svg:x="1.24826in" svg:y="3.83333in" svg:width="10.83333in" svg:height="0.91667in" presentation:class="outline" presentation:placeholder="false">
        <draw:text-box>
          <text:list text:style-name="a435">
            <text:list-item>
              <text:p text:style-name="a434" text:class-names="" text:cond-style-name=""><text:span text:style-name="a433" text:class-names="">Click to edit Master text styles</text:span></text:p>
            </text:list-item>
          </text:list>
        </draw:text-box>
        <svg:title/>
        <svg:desc/>
      </draw:frame>
      <draw:frame draw:id="id87" presentation:style-name="a440" draw:name="Text Placeholder 2" svg:x="1.24826in" svg:y="4.75in" svg:width="10.83333in" svg:height="1.58333in" presentation:class="outline" presentation:placeholder="false">
        <draw:text-box>
          <text:list text:style-name="a439">
            <text:list-item>
              <text:p text:style-name="a438" text:class-names="" text:cond-style-name=""><text:span text:style-name="a437" text:class-names="">Click to edit Master text styles</text:span></text:p>
            </text:list-item>
          </text:list>
        </draw:text-box>
        <svg:title/>
        <svg:desc/>
      </draw:frame>
      <draw:frame draw:id="id88" presentation:style-name="a444" draw:name="Date Placeholder 3" svg:x="9.66493in" svg:y="6.43403in" svg:width="1.75in" svg:height="0.39931in" presentation:class="date-time" presentation:placeholder="false">
        <draw:text-box>
          <text:p text:style-name="a443" text:class-names="" text:cond-style-name=""><text:span text:style-name="a441" text:class-names=""><text:date text:fixed="false" style:data-style-name="a442">5/23/2019</text:date></text:span></text:p>
        </draw:text-box>
        <svg:title/>
        <svg:desc/>
      </draw:frame>
      <draw:frame draw:id="id89" presentation:style-name="a447" draw:name="Footer Placeholder 4" svg:x="1.24826in" svg:y="6.43403in" svg:width="8.25in" svg:height="0.39931in" presentation:class="footer" presentation:placeholder="false">
        <draw:text-box>
          <text:p text:style-name="a446" text:class-names="" text:cond-style-name=""><text:span text:style-name="a445" text:class-names=""/></text:p>
        </draw:text-box>
        <svg:title/>
        <svg:desc/>
      </draw:frame>
      <draw:frame draw:id="id90" presentation:style-name="a450" draw:name="Slide Number Placeholder 5" svg:x="11.49826in" svg:y="6.43403in" svg:width="0.60276in" svg:height="0.39931in" presentation:class="page-number" presentation:placeholder="false">
        <draw:text-box>
          <text:p text:style-name="a449" text:class-names="" text:cond-style-name=""><text:span text:style-name="a448" text:class-names=""><text:page-number style:num-format="1" text:fixed="false">‹#›</text:page-number></text:span></text:p>
        </draw:text-box>
        <svg:title/>
        <svg:desc/>
      </draw:frame>
    </style:master-page>
    <style:master-page style:name="Master1-Layout16-vertTx-Title-and-Vertical-Text" style:page-layout-name="pageLayout1" draw:style-name="a452">
      <draw:frame draw:id="id91" presentation:style-name="a456" draw:name="Title 1" svg:x="1.24826in" svg:y="0.66667in" svg:width="10.83333in" svg:height="2.08333in" presentation:class="title" presentation:placeholder="false">
        <draw:text-box>
          <text:p text:style-name="a455" text:class-names="" text:cond-style-name=""><text:span text:style-name="a453" text:class-names="">Click to edit Master title style</text:span><text:span text:style-name="a454" text:class-names=""/></text:p>
        </draw:text-box>
        <svg:title/>
        <svg:desc/>
      </draw:frame>
      <draw:frame draw:id="id92" presentation:style-name="a473" draw:name="Vertical Text Placeholder 2" svg:x="1.24826in" svg:y="2.91667in" svg:width="10.83333in" svg:height="3.41667in" presentation:class="outline" presentation:placeholder="false">
        <draw:text-box>
          <text:list text:style-name="a459">
            <text:list-item>
              <text:p text:style-name="a458" text:class-names="" text:cond-style-name=""><text:span text:style-name="a457" text:class-names="">Click to edit Master text styles</text:span></text:p>
            </text:list-item>
          </text:list>
          <text:list text:style-name="a462">
            <text:list-item>
              <text:list text:style-name="a462">
                <text:list-item>
                  <text:p text:style-name="a461" text:class-names="" text:cond-style-name=""><text:span text:style-name="a460" text:class-names="">Second level</text:span></text:p>
                </text:list-item>
              </text:list>
            </text:list-item>
          </text:list>
          <text:list text:style-name="a465">
            <text:list-item>
              <text:list text:style-name="a465">
                <text:list-item>
                  <text:list text:style-name="a465">
                    <text:list-item>
                      <text:p text:style-name="a464" text:class-names="" text:cond-style-name=""><text:span text:style-name="a463" text:class-names="">Third level</text:span></text:p>
                    </text:list-item>
                  </text:list>
                </text:list-item>
              </text:list>
            </text:list-item>
          </text:list>
          <text:list text:style-name="a468">
            <text:list-item>
              <text:list text:style-name="a468">
                <text:list-item>
                  <text:list text:style-name="a468">
                    <text:list-item>
                      <text:list text:style-name="a468">
                        <text:list-item>
                          <text:p text:style-name="a467" text:class-names="" text:cond-style-name=""><text:span text:style-name="a466" text:class-names="">Fourth level</text:span></text:p>
                        </text:list-item>
                      </text:list>
                    </text:list-item>
                  </text:list>
                </text:list-item>
              </text:list>
            </text:list-item>
          </text:list>
          <text:list text:style-name="a472">
            <text:list-item>
              <text:list text:style-name="a472">
                <text:list-item>
                  <text:list text:style-name="a472">
                    <text:list-item>
                      <text:list text:style-name="a472">
                        <text:list-item>
                          <text:list text:style-name="a472">
                            <text:list-item>
                              <text:p text:style-name="a471" text:class-names="" text:cond-style-name=""><text:span text:style-name="a469" text:class-names="">Fifth level</text:span><text:span text:style-name="a470" text:class-names=""/></text:p>
                            </text:list-item>
                          </text:list>
                        </text:list-item>
                      </text:list>
                    </text:list-item>
                  </text:list>
                </text:list-item>
              </text:list>
            </text:list-item>
          </text:list>
        </draw:text-box>
        <svg:title/>
        <svg:desc/>
      </draw:frame>
      <draw:frame draw:id="id93" presentation:style-name="a477" draw:name="Date Placeholder 3" svg:x="9.66493in" svg:y="6.43403in" svg:width="1.75in" svg:height="0.39931in" presentation:class="date-time" presentation:placeholder="false">
        <draw:text-box>
          <text:p text:style-name="a476" text:class-names="" text:cond-style-name=""><text:span text:style-name="a474" text:class-names=""><text:date text:fixed="false" style:data-style-name="a475">5/23/2019</text:date></text:span></text:p>
        </draw:text-box>
        <svg:title/>
        <svg:desc/>
      </draw:frame>
      <draw:frame draw:id="id94" presentation:style-name="a480" draw:name="Footer Placeholder 4" svg:x="1.24826in" svg:y="6.43403in" svg:width="8.25in" svg:height="0.39931in" presentation:class="footer" presentation:placeholder="false">
        <draw:text-box>
          <text:p text:style-name="a479" text:class-names="" text:cond-style-name=""><text:span text:style-name="a478" text:class-names=""/></text:p>
        </draw:text-box>
        <svg:title/>
        <svg:desc/>
      </draw:frame>
      <draw:frame draw:id="id95" presentation:style-name="a483" draw:name="Slide Number Placeholder 5" svg:x="11.49826in" svg:y="6.43403in" svg:width="0.60276in" svg:height="0.39931in" presentation:class="page-number" presentation:placeholder="false">
        <draw:text-box>
          <text:p text:style-name="a482" text:class-names="" text:cond-style-name=""><text:span text:style-name="a481" text:class-names=""><text:page-number style:num-format="1" text:fixed="false">‹#›</text:page-number></text:span></text:p>
        </draw:text-box>
        <svg:title/>
        <svg:desc/>
      </draw:frame>
    </style:master-page>
    <style:master-page style:name="Master1-Layout17-vertTitleAndTx-Vertical-Title-and-Text" style:page-layout-name="pageLayout1" draw:style-name="a485">
      <draw:frame draw:id="id96" presentation:style-name="a489" draw:name="Vertical Title 1" svg:x="9.66415in" svg:y="0.66667in" svg:width="2.41745in" svg:height="5.66667in" presentation:class="title" presentation:placeholder="false">
        <draw:text-box>
          <text:p text:style-name="a488" text:class-names="" text:cond-style-name=""><text:span text:style-name="a486" text:class-names="">Click to edit Master title style</text:span><text:span text:style-name="a487" text:class-names=""/></text:p>
        </draw:text-box>
        <svg:title/>
        <svg:desc/>
      </draw:frame>
      <draw:frame draw:id="id97" presentation:style-name="a506" draw:name="Vertical Text Placeholder 2" svg:x="1.24826in" svg:y="0.66667in" svg:width="8.25in" svg:height="5.66667in" presentation:class="outline" presentation:placeholder="false">
        <draw:text-box>
          <text:list text:style-name="a492">
            <text:list-item>
              <text:p text:style-name="a491" text:class-names="" text:cond-style-name=""><text:span text:style-name="a490" text:class-names="">Click to edit Master text styles</text:span></text:p>
            </text:list-item>
          </text:list>
          <text:list text:style-name="a495">
            <text:list-item>
              <text:list text:style-name="a495">
                <text:list-item>
                  <text:p text:style-name="a494" text:class-names="" text:cond-style-name=""><text:span text:style-name="a493" text:class-names="">Second level</text:span></text:p>
                </text:list-item>
              </text:list>
            </text:list-item>
          </text:list>
          <text:list text:style-name="a498">
            <text:list-item>
              <text:list text:style-name="a498">
                <text:list-item>
                  <text:list text:style-name="a498">
                    <text:list-item>
                      <text:p text:style-name="a497" text:class-names="" text:cond-style-name=""><text:span text:style-name="a496" text:class-names="">Third level</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Fourth level</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2" text:class-names="">Fifth level</text:span><text:span text:style-name="a503" text:class-names=""/></text:p>
                            </text:list-item>
                          </text:list>
                        </text:list-item>
                      </text:list>
                    </text:list-item>
                  </text:list>
                </text:list-item>
              </text:list>
            </text:list-item>
          </text:list>
        </draw:text-box>
        <svg:title/>
        <svg:desc/>
      </draw:frame>
      <draw:frame draw:id="id98" presentation:style-name="a510" draw:name="Date Placeholder 3" svg:x="9.66493in" svg:y="6.43403in" svg:width="1.75in" svg:height="0.39931in" presentation:class="date-time" presentation:placeholder="false">
        <draw:text-box>
          <text:p text:style-name="a509" text:class-names="" text:cond-style-name=""><text:span text:style-name="a507" text:class-names=""><text:date text:fixed="false" style:data-style-name="a508">5/23/2019</text:date></text:span></text:p>
        </draw:text-box>
        <svg:title/>
        <svg:desc/>
      </draw:frame>
      <draw:frame draw:id="id99" presentation:style-name="a513" draw:name="Footer Placeholder 4" svg:x="1.24826in" svg:y="6.43403in" svg:width="8.25in" svg:height="0.39931in" presentation:class="footer" presentation:placeholder="false">
        <draw:text-box>
          <text:p text:style-name="a512" text:class-names="" text:cond-style-name=""><text:span text:style-name="a511" text:class-names=""/></text:p>
        </draw:text-box>
        <svg:title/>
        <svg:desc/>
      </draw:frame>
      <draw:frame draw:id="id100" presentation:style-name="a516" draw:name="Slide Number Placeholder 5" svg:x="11.49826in" svg:y="6.43403in" svg:width="0.60276in" svg:height="0.39931in" presentation:class="page-number" presentation:placeholder="false">
        <draw:text-box>
          <text:p text:style-name="a515" text:class-names="" text:cond-style-name=""><text:span text:style-name="a514"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3-07-15T20:24:02Z</meta:creation-date>
    <dc:date>2019-05-23T16:57:53Z</dc:date>
    <meta:template xlink:href="TC103457485%5b%5bfn=Mesh%5d%5d" xlink:type="simple"/>
    <meta:editing-cycles>507</meta:editing-cycles>
    <meta:editing-duration>PT0S</meta:editing-duration>
    <meta:document-statistic meta:paragraph-count="0" meta:word-count="0"/>
  </office:meta>
</office:document-meta>
</file>